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9.075cm" fo:margin-left="0cm" fo:margin-right="-0.025cm" table:align="margins"/>
    </style:style>
    <style:style style:name="Table1.A" style:family="table-column">
      <style:table-column-properties style:column-width="4.921cm" style:rel-column-width="35537*"/>
    </style:style>
    <style:style style:name="Table1.B" style:family="table-column">
      <style:table-column-properties style:column-width="4.154cm" style:rel-column-width="29998*"/>
    </style:style>
    <style:style style:name="Table1.A1" style:family="table-cell">
      <style:table-cell-properties fo:padding-left="0.102cm" fo:padding-right="0.102cm" fo:padding-top="0cm" fo:padding-bottom="0cm" fo:border="none"/>
    </style:style>
    <style:style style:name="Table12" style:family="table">
      <style:table-properties style:width="9.102cm" fo:margin-left="0cm" fo:margin-right="-0.051cm" table:align="margins"/>
    </style:style>
    <style:style style:name="Table12.A" style:family="table-column">
      <style:table-column-properties style:column-width="4.919cm" style:rel-column-width="35421*"/>
    </style:style>
    <style:style style:name="Table12.B" style:family="table-column">
      <style:table-column-properties style:column-width="4.182cm" style:rel-column-width="30114*"/>
    </style:style>
    <style:style style:name="Table12.A1" style:family="table-cell">
      <style:table-cell-properties fo:padding-left="0.102cm" fo:padding-right="0.102cm" fo:padding-top="0cm" fo:padding-bottom="0cm" fo:border="none"/>
    </style:style>
    <style:style style:name="Table2" style:family="table">
      <style:table-properties style:width="9.14cm" fo:margin-left="0cm" fo:margin-right="-0.09cm" table:align="margins"/>
    </style:style>
    <style:style style:name="Table2.A" style:family="table-column">
      <style:table-column-properties style:column-width="5.096cm" style:rel-column-width="36536*"/>
    </style:style>
    <style:style style:name="Table2.B" style:family="table-column">
      <style:table-column-properties style:column-width="4.045cm" style:rel-column-width="28999*"/>
    </style:style>
    <style:style style:name="Table2.A1" style:family="table-cell">
      <style:table-cell-properties fo:padding-left="0.102cm" fo:padding-right="0.102cm" fo:padding-top="0cm" fo:padding-bottom="0cm" fo:border="none"/>
    </style:style>
    <style:style style:name="Table2.A9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3" style:family="table">
      <style:table-properties style:width="9.065cm" fo:margin-left="0cm" fo:margin-right="-0.014cm" table:align="margins"/>
    </style:style>
    <style:style style:name="Table3.A" style:family="table-column">
      <style:table-column-properties style:column-width="5.098cm" style:rel-column-width="36854*"/>
    </style:style>
    <style:style style:name="Table3.B" style:family="table-column">
      <style:table-column-properties style:column-width="3.967cm" style:rel-column-width="28681*"/>
    </style:style>
    <style:style style:name="Table3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4" style:family="table">
      <style:table-properties style:width="9.049cm" fo:margin-left="0cm" fo:margin-right="0.004cm" table:align="margins"/>
    </style:style>
    <style:style style:name="Table4.A" style:family="table-column">
      <style:table-column-properties style:column-width="5.117cm" style:rel-column-width="37054*"/>
    </style:style>
    <style:style style:name="Table4.B" style:family="table-column">
      <style:table-column-properties style:column-width="3.932cm" style:rel-column-width="28481*"/>
    </style:style>
    <style:style style:name="Table4.A1" style:family="table-cell">
      <style:table-cell-properties fo:padding-left="0.102cm" fo:padding-right="0.102cm" fo:padding-top="0cm" fo:padding-bottom="0cm" fo:border="none"/>
    </style:style>
    <style:style style:name="Table4.A4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7" style:family="table">
      <style:table-properties style:width="9.086cm" fo:margin-left="0cm" fo:margin-right="-0.034cm" table:align="margins"/>
    </style:style>
    <style:style style:name="Table17.A" style:family="table-column">
      <style:table-column-properties style:column-width="5.135cm" style:rel-column-width="37030*"/>
    </style:style>
    <style:style style:name="Table17.B" style:family="table-column">
      <style:table-column-properties style:column-width="3.951cm" style:rel-column-width="28505*"/>
    </style:style>
    <style:style style:name="Table17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8" style:family="table">
      <style:table-properties style:width="9.086cm" fo:margin-left="0cm" fo:margin-right="-0.034cm" table:align="margins"/>
    </style:style>
    <style:style style:name="Table18.A" style:family="table-column">
      <style:table-column-properties style:column-width="5.232cm" style:rel-column-width="37735*"/>
    </style:style>
    <style:style style:name="Table18.B" style:family="table-column">
      <style:table-column-properties style:column-width="3.854cm" style:rel-column-width="27800*"/>
    </style:style>
    <style:style style:name="Table1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1" style:family="table">
      <style:table-properties style:width="9.084cm" fo:margin-left="0cm" fo:margin-right="-0.034cm" table:align="margins"/>
    </style:style>
    <style:style style:name="Table11.A" style:family="table-column">
      <style:table-column-properties style:column-width="5.165cm" style:rel-column-width="37265*"/>
    </style:style>
    <style:style style:name="Table11.B" style:family="table-column">
      <style:table-column-properties style:column-width="3.919cm" style:rel-column-width="28270*"/>
    </style:style>
    <style:style style:name="Table11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0" style:family="table">
      <style:table-properties style:width="9.084cm" fo:margin-left="0cm" fo:margin-right="-0.034cm" table:align="margins"/>
    </style:style>
    <style:style style:name="Table10.A" style:family="table-column">
      <style:table-column-properties style:column-width="5.165cm" style:rel-column-width="37265*"/>
    </style:style>
    <style:style style:name="Table10.B" style:family="table-column">
      <style:table-column-properties style:column-width="3.919cm" style:rel-column-width="28270*"/>
    </style:style>
    <style:style style:name="Table10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5" style:family="table">
      <style:table-properties style:width="9.049cm" fo:margin-left="0.018cm" fo:margin-right="-0.016cm" table:align="margins"/>
    </style:style>
    <style:style style:name="Table5.A" style:family="table-column">
      <style:table-column-properties style:column-width="4.849cm" style:rel-column-width="35118*"/>
    </style:style>
    <style:style style:name="Table5.B" style:family="table-column">
      <style:table-column-properties style:column-width="4.2cm" style:rel-column-width="30417*"/>
    </style:style>
    <style:style style:name="Table5.A1" style:family="table-cell">
      <style:table-cell-properties fo:padding-left="0.102cm" fo:padding-right="0.102cm" fo:padding-top="0cm" fo:padding-bottom="0cm" fo:border="none"/>
    </style:style>
    <style:style style:name="Table5.A15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9" style:family="table">
      <style:table-properties style:width="9.155cm" fo:margin-left="0cm" fo:margin-right="-0.104cm" table:align="margins"/>
    </style:style>
    <style:style style:name="Table9.A" style:family="table-column">
      <style:table-column-properties style:column-width="4.927cm" style:rel-column-width="35267*"/>
    </style:style>
    <style:style style:name="Table9.B" style:family="table-column">
      <style:table-column-properties style:column-width="4.228cm" style:rel-column-width="30268*"/>
    </style:style>
    <style:style style:name="Table9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" style:family="table">
      <style:table-properties style:width="9.066cm" fo:margin-left="0cm" fo:margin-right="-0.016cm" table:align="margins"/>
    </style:style>
    <style:style style:name="Table8.A" style:family="table-column">
      <style:table-column-properties style:column-width="4.93cm" style:rel-column-width="35636*"/>
    </style:style>
    <style:style style:name="Table8.B" style:family="table-column">
      <style:table-column-properties style:column-width="4.136cm" style:rel-column-width="29899*"/>
    </style:style>
    <style:style style:name="Table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.10" style:family="table-row">
      <style:table-row-properties style:min-row-height="0.279cm"/>
    </style:style>
    <style:style style:name="Table6" style:family="table">
      <style:table-properties style:width="9.068cm" fo:margin-left="0cm" fo:margin-right="-0.016cm" table:align="margins"/>
    </style:style>
    <style:style style:name="Table6.A" style:family="table-column">
      <style:table-column-properties style:column-width="4.523cm" style:rel-column-width="32691*"/>
    </style:style>
    <style:style style:name="Table6.B" style:family="table-column">
      <style:table-column-properties style:column-width="4.546cm" style:rel-column-width="32844*"/>
    </style:style>
    <style:style style:name="Table6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7" style:family="table">
      <style:table-properties style:width="9.068cm" fo:margin-left="0cm" fo:margin-right="-0.016cm" table:align="margins"/>
    </style:style>
    <style:style style:name="Table7.A" style:family="table-column">
      <style:table-column-properties style:column-width="5.366cm" style:rel-column-width="38772*"/>
    </style:style>
    <style:style style:name="Table7.B" style:family="table-column">
      <style:table-column-properties style:column-width="3.702cm" style:rel-column-width="26763*"/>
    </style:style>
    <style:style style:name="Table7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P1" style:family="paragraph" style:parent-style-name="Standard">
      <style:text-properties style:font-name="CMU Typewriter Text" fo:font-size="8pt" style:font-size-asian="8pt" style:font-size-complex="8pt"/>
    </style:style>
    <style:style style:name="P2" style:family="paragraph" style:parent-style-name="Standard">
      <style:text-properties style:font-name="CMU Typewriter Text" fo:font-size="8pt" officeooo:paragraph-rsid="000e38c1" style:font-size-asian="8pt" style:font-size-complex="8pt"/>
    </style:style>
    <style:style style:name="P3" style:family="paragraph" style:parent-style-name="Standard">
      <style:text-properties style:font-name="DejaVu Sans Mono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73351" officeooo:paragraph-rsid="0082e7b2" style:font-size-asian="8pt" style:font-size-complex="8pt"/>
    </style:style>
    <style:style style:name="P5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18814c" officeooo:paragraph-rsid="0040d484" style:font-size-asian="8pt" style:font-size-complex="8pt"/>
    </style:style>
    <style:style style:name="P6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18814c" officeooo:paragraph-rsid="0094aeb2" style:font-size-asian="8pt" style:font-size-complex="8pt"/>
    </style:style>
    <style:style style:name="P7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8814c" officeooo:paragraph-rsid="0082e7b2" style:font-size-asian="8pt" style:font-size-complex="8pt"/>
    </style:style>
    <style:style style:name="P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c4df0" style:font-size-asian="8pt" style:font-size-complex="8pt"/>
    </style:style>
    <style:style style:name="P9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e3325" style:font-size-asian="8pt" style:font-size-complex="8pt"/>
    </style:style>
    <style:style style:name="P10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44686" officeooo:paragraph-rsid="000eab2b" style:font-size-asian="8pt" style:font-size-complex="8pt"/>
    </style:style>
    <style:style style:name="P1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44686" officeooo:paragraph-rsid="0097f053" style:font-size-asian="8pt" style:font-size-complex="8pt"/>
    </style:style>
    <style:style style:name="P12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533a5" officeooo:paragraph-rsid="000e38c1" style:font-size-asian="8pt" style:font-size-complex="8pt"/>
    </style:style>
    <style:style style:name="P1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62ed8" officeooo:paragraph-rsid="000eab2b" style:font-size-asian="8pt" style:font-size-complex="8pt"/>
    </style:style>
    <style:style style:name="P14" style:family="paragraph" style:parent-style-name="Standard">
      <style:text-properties style:font-name="DejaVu Sans Mono" fo:font-size="8pt" officeooo:rsid="002d19b8" officeooo:paragraph-rsid="002d19b8" style:font-size-asian="8pt" style:font-size-complex="8pt"/>
    </style:style>
    <style:style style:name="P15" style:family="paragraph" style:parent-style-name="Standard">
      <style:text-properties style:font-name="DejaVu Sans Mono" fo:font-size="8pt" officeooo:paragraph-rsid="002d19b8" style:font-size-asian="8pt" style:font-size-complex="8pt"/>
    </style:style>
    <style:style style:name="P16" style:family="paragraph" style:parent-style-name="Standard">
      <style:text-properties style:font-name="DejaVu Sans Mono" fo:font-size="8pt" officeooo:rsid="0034dd30" officeooo:paragraph-rsid="0034dd30" style:font-size-asian="8pt" style:font-size-complex="8pt"/>
    </style:style>
    <style:style style:name="P17" style:family="paragraph" style:parent-style-name="Standard">
      <style:text-properties style:font-name="DejaVu Sans Mono" fo:font-size="8pt" officeooo:rsid="0034dd30" officeooo:paragraph-rsid="005a2ad2" style:font-size-asian="8pt" style:font-size-complex="8pt"/>
    </style:style>
    <style:style style:name="P18" style:family="paragraph" style:parent-style-name="Standard">
      <style:text-properties style:font-name="DejaVu Sans Mono" fo:font-size="8pt" officeooo:rsid="00355c00" officeooo:paragraph-rsid="00355c00" style:font-size-asian="8pt" style:font-size-complex="8pt"/>
    </style:style>
    <style:style style:name="P19" style:family="paragraph" style:parent-style-name="Standard">
      <style:text-properties style:font-name="DejaVu Sans Mono" fo:font-size="8pt" officeooo:rsid="002b1b4d" style:font-size-asian="8pt" style:font-size-complex="8pt"/>
    </style:style>
    <style:style style:name="P20" style:family="paragraph" style:parent-style-name="Standard">
      <style:text-properties style:font-name="DejaVu Sans Mono" fo:font-size="8pt" officeooo:rsid="002b1b4d" officeooo:paragraph-rsid="002d19b8" style:font-size-asian="8pt" style:font-size-complex="8pt"/>
    </style:style>
    <style:style style:name="P21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40d484" officeooo:paragraph-rsid="0052bf35" style:font-size-asian="8pt" style:font-size-complex="8pt"/>
    </style:style>
    <style:style style:name="P22" style:family="paragraph" style:parent-style-name="Standard">
      <style:text-properties style:font-name="DejaVu Sans Mono" fo:font-size="8pt" officeooo:rsid="005a2ad2" officeooo:paragraph-rsid="005a2ad2" style:font-size-asian="8pt" style:font-size-complex="8pt"/>
    </style:style>
    <style:style style:name="P2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5dd699" officeooo:paragraph-rsid="005dd699" style:font-size-asian="8pt" style:font-size-complex="8pt"/>
    </style:style>
    <style:style style:name="P24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5c19a6" officeooo:paragraph-rsid="006b84c7" style:font-size-asian="8pt" style:font-size-complex="8pt"/>
    </style:style>
    <style:style style:name="P25" style:family="paragraph" style:parent-style-name="Standard">
      <style:text-properties style:font-name="DejaVu Sans Mono" fo:font-size="8pt" officeooo:rsid="0072acae" officeooo:paragraph-rsid="0072acae" style:font-size-asian="8pt" style:font-size-complex="8pt"/>
    </style:style>
    <style:style style:name="P26" style:family="paragraph" style:parent-style-name="Standard">
      <style:text-properties style:font-name="DejaVu Sans Mono" fo:font-size="8pt" officeooo:paragraph-rsid="007786bd" style:font-size-asian="8pt" style:font-size-complex="8pt"/>
    </style:style>
    <style:style style:name="P27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1ceda" officeooo:paragraph-rsid="0082e7b2" style:font-size-asian="8pt" style:font-size-complex="8pt"/>
    </style:style>
    <style:style style:name="P2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b5b7f" officeooo:paragraph-rsid="000e3325" style:font-size-asian="8pt" style:font-size-complex="8pt"/>
    </style:style>
    <style:style style:name="P29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30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31" style:family="paragraph" style:parent-style-name="Standard">
      <style:text-properties style:font-name="DejaVu Sans Mono" fo:font-size="8pt" officeooo:rsid="0082e7b2" officeooo:paragraph-rsid="0082e7b2" style:font-size-asian="8pt" style:font-size-complex="8pt"/>
    </style:style>
    <style:style style:name="P32" style:family="paragraph" style:parent-style-name="Standard">
      <style:text-properties style:font-name="DejaVu Sans Mono" fo:font-size="8pt" officeooo:rsid="0082e7b2" officeooo:paragraph-rsid="000e38c1" style:font-size-asian="8pt" style:font-size-complex="8pt"/>
    </style:style>
    <style:style style:name="P3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4db88" officeooo:paragraph-rsid="0084db88" style:font-size-asian="8pt" style:font-size-complex="8pt"/>
    </style:style>
    <style:style style:name="P34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67fe8" officeooo:paragraph-rsid="00867fe8" style:font-size-asian="8pt" style:font-size-complex="8pt"/>
    </style:style>
    <style:style style:name="P35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a0a06" officeooo:paragraph-rsid="008a0a06" style:font-size-asian="8pt" style:font-size-complex="8pt"/>
    </style:style>
    <style:style style:name="P36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282eb" officeooo:paragraph-rsid="000c4df0" style:font-size-asian="8pt" style:font-size-complex="8pt"/>
    </style:style>
    <style:style style:name="P37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c08f9" officeooo:paragraph-rsid="008c08f9" style:font-size-asian="8pt" style:font-size-complex="8pt"/>
    </style:style>
    <style:style style:name="P38" style:family="paragraph" style:parent-style-name="Standard">
      <style:text-properties style:font-name="DejaVu Sans Mono" fo:font-size="8pt" officeooo:rsid="0097f053" officeooo:paragraph-rsid="0097f053" style:font-size-asian="8pt" style:font-size-complex="8pt"/>
    </style:style>
    <style:style style:name="P39" style:family="paragraph" style:parent-style-name="Standard">
      <style:text-properties style:font-name="DejaVu Sans Mono" fo:font-size="8pt" officeooo:rsid="00982728" officeooo:paragraph-rsid="00982728" style:font-size-asian="8pt" style:font-size-complex="8pt"/>
    </style:style>
    <style:style style:name="P40" style:family="paragraph" style:parent-style-name="Standard">
      <style:text-properties style:font-name="DejaVu Sans Mono" fo:font-size="8pt" officeooo:rsid="002efbc3" officeooo:paragraph-rsid="002efbc3" style:font-size-asian="8pt" style:font-size-complex="8pt"/>
    </style:style>
    <style:style style:name="P41" style:family="paragraph" style:parent-style-name="Standard">
      <style:text-properties style:font-name="DejaVu Sans Mono" fo:font-size="8pt" officeooo:rsid="00309d32" officeooo:paragraph-rsid="00309d32" style:font-size-asian="8pt" style:font-size-complex="8pt"/>
    </style:style>
    <style:style style:name="P42" style:family="paragraph" style:parent-style-name="Standard">
      <style:text-properties style:font-name="DejaVu Sans Mono" fo:font-size="8pt" officeooo:rsid="0031677f" officeooo:paragraph-rsid="0031677f" style:font-size-asian="8pt" style:font-size-complex="8pt"/>
    </style:style>
    <style:style style:name="P43" style:family="paragraph" style:parent-style-name="Standard">
      <style:text-properties style:font-name="DejaVu Sans Mono" fo:font-size="8pt" officeooo:rsid="00baf2ea" officeooo:paragraph-rsid="00baf2ea" style:font-size-asian="8pt" style:font-size-complex="8pt"/>
    </style:style>
    <style:style style:name="P44" style:family="paragraph" style:parent-style-name="Standard">
      <style:text-properties style:font-name="DejaVu Sans Mono" fo:font-size="8pt" officeooo:rsid="00bf7bf4" officeooo:paragraph-rsid="00bf7bf4" style:font-size-asian="8pt" style:font-size-complex="8pt"/>
    </style:style>
    <style:style style:name="P45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c4df0" fo:background-color="#ffff99" style:font-size-asian="8pt" style:font-size-complex="8pt"/>
    </style:style>
    <style:style style:name="P46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382499" officeooo:paragraph-rsid="0051188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c19a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DejaVu Sans Mono" fo:font-size="8pt" fo:font-weight="normal" officeooo:rsid="005450c9" officeooo:paragraph-rsid="00626c0c" style:font-size-asian="7pt" style:font-weight-asian="normal" style:font-size-complex="8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DejaVu Sans Mono" fo:font-size="8pt" fo:font-weight="normal" officeooo:rsid="00309d32" officeooo:paragraph-rsid="00309d32" style:font-size-asian="8pt" style:font-weight-asian="normal" style:font-size-complex="8pt" style:font-weight-complex="normal"/>
    </style:style>
    <style:style style:name="P50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560458" officeooo:paragraph-rsid="0082e7b2" fo:background-color="transparent" style:font-size-asian="8pt" style:font-size-complex="8pt"/>
    </style:style>
    <style:style style:name="P5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4db88" officeooo:paragraph-rsid="0084db88" fo:background-color="transparent" style:font-size-asian="8pt" style:font-size-complex="8pt"/>
    </style:style>
    <style:style style:name="P52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71d3e" officeooo:paragraph-rsid="00871d3e" fo:background-color="transparent" style:font-size-asian="8pt" style:font-size-complex="8pt"/>
    </style:style>
    <style:style style:name="P5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9951f" officeooo:paragraph-rsid="0089951f" fo:background-color="transparent" style:font-size-asian="8pt" style:font-size-complex="8pt"/>
    </style:style>
    <style:style style:name="P54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c08f9" officeooo:paragraph-rsid="008c08f9" fo:background-color="transparent" style:font-size-asian="8pt" style:font-size-complex="8pt"/>
    </style:style>
    <style:style style:name="P55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b77ee0" officeooo:paragraph-rsid="00b77ee0" fo:background-color="transparent" style:font-size-asian="8pt" style:font-size-complex="8pt"/>
    </style:style>
    <style:style style:name="P56" style:family="paragraph" style:parent-style-name="Standard">
      <loext:graphic-properties draw:fill="solid" draw:fill-color="#eeeeee" draw:opacity="100%"/>
      <style:paragraph-properties fo:background-color="#eeeeee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P58" style:family="paragraph" style:parent-style-name="Standard">
      <style:text-properties style:font-name="DejaVu Sans" fo:font-size="6pt" officeooo:rsid="00173351" officeooo:paragraph-rsid="000a9d0d" style:font-size-asian="6pt" style:font-size-complex="6pt"/>
    </style:style>
    <style:style style:name="P59" style:family="paragraph" style:parent-style-name="Standard">
      <style:paragraph-properties fo:text-align="start" style:justify-single-word="false">
        <style:tab-stops>
          <style:tab-stop style:position="8.749cm" style:type="right"/>
        </style:tab-stops>
      </style:paragraph-properties>
      <style:text-properties style:font-name="DejaVu Sans" fo:font-size="14pt" fo:font-weight="bold" style:font-size-asian="14pt" style:font-weight-asian="bold" style:font-size-complex="14pt" style:font-weight-complex="bold"/>
    </style:style>
    <style:style style:name="P60" style:family="paragraph" style:parent-style-name="Standard">
      <loext:graphic-properties draw:fill="solid" draw:fill-color="#eeeeee" draw:opacity="100%"/>
      <style:paragraph-properties fo:background-color="#eeeeee"/>
      <style:text-properties style:font-name="DejaVu Sans" fo:font-size="10pt" officeooo:paragraph-rsid="000c4df0" style:font-size-asian="10pt" style:font-size-complex="10pt"/>
    </style:style>
    <style:style style:name="P61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62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style:font-name="DejaVu Sans" fo:font-size="10pt" fo:font-weight="bold" officeooo:paragraph-rsid="0082e7b2" style:font-size-asian="10pt" style:font-weight-asian="bold" style:font-size-complex="10pt" style:font-weight-complex="bold"/>
    </style:style>
    <style:style style:name="P63" style:family="paragraph" style:parent-style-name="Standard">
      <loext:graphic-properties draw:fill="solid" draw:fill-color="#eeeeee" draw:opacity="100%"/>
      <style:paragraph-properties fo:background-color="#eeeeee"/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P64" style:family="paragraph" style:parent-style-name="Standard">
      <loext:graphic-properties draw:fill="solid" draw:fill-color="#eeeeee" draw:opacity="100%"/>
      <style:paragraph-properties fo:background-color="#eeeee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65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66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style:font-name="DejaVu Sans" fo:font-size="12pt" fo:font-weight="bold" officeooo:paragraph-rsid="006b84c7" style:font-size-asian="12pt" style:font-weight-asian="bold" style:font-size-complex="12pt" style:font-weight-complex="bold"/>
    </style:style>
    <style:style style:name="P67" style:family="paragraph" style:parent-style-name="Standard">
      <loext:graphic-properties draw:fill="solid" draw:fill-color="#eeeeee" draw:opacity="100%"/>
      <style:paragraph-properties fo:background-color="#eeeeee"/>
      <style:text-properties style:font-name="DejaVu Sans" fo:font-size="12pt" fo:font-weight="bold" fo:background-color="#eeeeee" style:font-size-asian="12pt" style:font-weight-asian="bold" style:font-size-complex="12pt" style:font-weight-complex="bold"/>
    </style:style>
    <style:style style:name="P68" style:family="paragraph" style:parent-style-name="Standard">
      <loext:graphic-properties draw:fill="solid" draw:fill-color="#eeeeee" draw:opacity="100%"/>
      <style:paragraph-properties fo:background-color="#eeeeee">
        <style:tab-stops>
          <style:tab-stop style:position="3.951cm"/>
        </style:tab-stops>
      </style:paragraph-properties>
      <style:text-properties style:font-name="DejaVu Sans" fo:font-size="12pt" fo:font-weight="bold" fo:background-color="#eeeeee" style:font-size-asian="12pt" style:font-weight-asian="bold" style:font-size-complex="12pt" style:font-weight-complex="bold"/>
    </style:style>
    <style:style style:name="P69" style:family="paragraph" style:parent-style-name="Standard">
      <style:text-properties officeooo:paragraph-rsid="0010207d"/>
    </style:style>
    <style:style style:name="P70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1b9f6f" officeooo:paragraph-rsid="000c4df0" style:font-size-asian="8pt" style:font-style-asian="normal" style:font-weight-asian="normal" style:font-size-complex="8pt" style:font-style-complex="normal" style:font-weight-complex="normal"/>
    </style:style>
    <style:style style:name="P71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7fa8d6" officeooo:paragraph-rsid="007fa8d6" style:font-size-asian="8pt" style:font-style-asian="normal" style:font-weight-asian="normal" style:font-size-complex="8pt" style:font-style-complex="normal" style:font-weight-complex="normal"/>
    </style:style>
    <style:style style:name="P72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89951f" officeooo:paragraph-rsid="000c4df0" style:font-size-asian="8pt" style:font-style-asian="normal" style:font-weight-asian="normal" style:font-size-complex="8pt" style:font-style-complex="normal" style:font-weight-complex="normal"/>
    </style:style>
    <style:style style:name="P73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c19a6" officeooo:paragraph-rsid="006b84c7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74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1b9f6f" officeooo:paragraph-rsid="000c4df0" style:font-size-asian="8pt" style:font-size-complex="8pt"/>
    </style:style>
    <style:style style:name="P75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ba380" officeooo:paragraph-rsid="000eab2b" style:font-size-asian="8pt" style:font-size-complex="8pt"/>
    </style:style>
    <style:style style:name="P76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533a5" officeooo:paragraph-rsid="000e38c1" style:font-size-asian="8pt" style:font-size-complex="8pt"/>
    </style:style>
    <style:style style:name="P7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7dcb7" officeooo:paragraph-rsid="000eab2b" style:font-size-asian="8pt" style:font-size-complex="8pt"/>
    </style:style>
    <style:style style:name="P78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377fcb" officeooo:paragraph-rsid="00377fcb" style:font-size-asian="8pt" style:font-size-complex="8pt"/>
    </style:style>
    <style:style style:name="P79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377fcb" officeooo:paragraph-rsid="0051188b" style:font-size-asian="8pt" style:font-size-complex="8pt"/>
    </style:style>
    <style:style style:name="P80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382499" officeooo:paragraph-rsid="0051188b" style:font-size-asian="8pt" style:font-size-complex="8pt"/>
    </style:style>
    <style:style style:name="P81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d484" officeooo:paragraph-rsid="0040d484" style:font-size-asian="8pt" style:font-size-complex="8pt"/>
    </style:style>
    <style:style style:name="P82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d484" officeooo:paragraph-rsid="0052bf35" style:font-size-asian="8pt" style:font-size-complex="8pt"/>
    </style:style>
    <style:style style:name="P83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e1a3" officeooo:paragraph-rsid="0051188b" style:font-size-asian="8pt" style:font-size-complex="8pt"/>
    </style:style>
    <style:style style:name="P84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b5b7f" officeooo:paragraph-rsid="000e3325" style:font-size-asian="8pt" style:font-size-complex="8pt"/>
    </style:style>
    <style:style style:name="P85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282eb" officeooo:paragraph-rsid="0018c52a" style:font-size-asian="8pt" style:font-size-complex="8pt"/>
    </style:style>
    <style:style style:name="P86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8a0a06" officeooo:paragraph-rsid="008a0a06" style:font-size-asian="8pt" style:font-size-complex="8pt"/>
    </style:style>
    <style:style style:name="P8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89951f" officeooo:paragraph-rsid="0018c52a" style:font-size-asian="8pt" style:font-size-complex="8pt"/>
    </style:style>
    <style:style style:name="P88" style:family="paragraph" style:parent-style-name="Standard">
      <style:text-properties style:font-name="DejaVu Serif" fo:font-size="8pt" officeooo:rsid="00a2132f" officeooo:paragraph-rsid="00a2132f" style:font-size-asian="8pt" style:font-size-complex="8pt"/>
    </style:style>
    <style:style style:name="P89" style:family="paragraph" style:parent-style-name="Standard">
      <style:text-properties style:font-name="DejaVu Serif" fo:font-size="8pt" officeooo:rsid="00a4a6dc" officeooo:paragraph-rsid="00a4a6dc" style:font-size-asian="8pt" style:font-size-complex="8pt"/>
    </style:style>
    <style:style style:name="P90" style:family="paragraph" style:parent-style-name="Standard">
      <style:text-properties style:font-name="DejaVu Serif" fo:font-size="8pt" style:font-size-asian="7pt" style:font-size-complex="8pt"/>
    </style:style>
    <style:style style:name="P91" style:family="paragraph" style:parent-style-name="Standard">
      <loext:graphic-properties draw:fill="solid" draw:fill-color="#eeeeee" draw:opacity="100%"/>
      <style:paragraph-properties fo:background-color="#eeeeee"/>
      <style:text-properties style:font-name="DejaVu Serif" fo:font-size="8pt" fo:font-weight="bold" style:font-size-asian="8pt" style:font-weight-asian="bold" style:font-size-complex="8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DejaVu Serif" fo:font-size="7.90000009536743pt" fo:font-weight="bold" style:font-size-asian="7.90000009536743pt" style:font-weight-asian="bold" style:font-size-complex="7.90000009536743pt" style:font-weight-complex="bold"/>
    </style:style>
    <style:style style:name="P93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173351" officeooo:paragraph-rsid="0082e7b2" fo:background-color="transparent" style:font-size-asian="8pt" style:font-size-complex="8pt"/>
    </style:style>
    <style:style style:name="P94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560458" officeooo:paragraph-rsid="0082e7b2" fo:background-color="transparent" style:font-size-asian="8pt" style:font-size-complex="8pt"/>
    </style:style>
    <style:style style:name="P95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18814c" officeooo:paragraph-rsid="0082e7b2" fo:background-color="transparent" style:font-size-asian="8pt" style:font-size-complex="8pt"/>
    </style:style>
    <style:style style:name="P96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4db88" officeooo:paragraph-rsid="0084db88" fo:background-color="transparent" style:font-size-asian="8pt" style:font-size-complex="8pt"/>
    </style:style>
    <style:style style:name="P9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71d3e" officeooo:paragraph-rsid="00871d3e" fo:background-color="transparent" style:font-size-asian="8pt" style:font-size-complex="8pt"/>
    </style:style>
    <style:style style:name="P98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9951f" officeooo:paragraph-rsid="0089951f" fo:background-color="transparent" style:font-size-asian="8pt" style:font-size-complex="8pt"/>
    </style:style>
    <style:style style:name="P99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c08f9" officeooo:paragraph-rsid="008c08f9" fo:background-color="transparent" style:font-size-asian="8pt" style:font-size-complex="8pt"/>
    </style:style>
    <style:style style:name="P100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b77ee0" officeooo:paragraph-rsid="00b77ee0" fo:background-color="transparent" style:font-size-asian="8pt" style:font-size-complex="8pt"/>
    </style:style>
    <style:style style:name="P101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fo:font-style="normal" fo:font-weight="normal" officeooo:rsid="00173351" officeooo:paragraph-rsid="0082e7b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2" style:family="paragraph" style:parent-style-name="Standard">
      <style:paragraph-properties>
        <style:tab-stops>
          <style:tab-stop style:position="8.493cm"/>
        </style:tab-stops>
      </style:paragraph-properties>
      <style:text-properties fo:color="#000000" style:font-name="DejaVu Sans Mono" fo:font-size="8pt" style:text-underline-style="none" officeooo:rsid="001b9f6f" officeooo:paragraph-rsid="000e3325" fo:background-color="transparent" style:font-size-asian="8pt" style:font-size-complex="8pt"/>
    </style:style>
    <style:style style:name="P103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style:font-name="CMU Serif" fo:font-size="10pt" fo:font-weight="bold" style:font-size-asian="10pt" style:font-weight-asian="bold" style:font-size-complex="10pt" style:font-weight-complex="bold"/>
    </style:style>
    <style:style style:name="P104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officeooo:paragraph-rsid="006b84c7"/>
    </style:style>
    <style:style style:name="P105" style:family="paragraph" style:parent-style-name="Standard">
      <style:paragraph-properties fo:text-align="start" style:justify-single-word="false"/>
      <style:text-properties officeooo:paragraph-rsid="002efbc3"/>
    </style:style>
    <style:style style:name="P106" style:family="paragraph" style:parent-style-name="Standard">
      <style:paragraph-properties fo:text-align="start" style:justify-single-word="false"/>
      <style:text-properties officeooo:rsid="00309d32" officeooo:paragraph-rsid="00309d32"/>
    </style:style>
    <style:style style:name="P107" style:family="paragraph" style:parent-style-name="Table_20_Contents">
      <style:text-properties style:font-name="DejaVu Sans Mono" fo:font-size="8pt" style:font-size-asian="8pt" style:font-size-complex="8pt"/>
    </style:style>
    <style:style style:name="P108" style:family="paragraph" style:parent-style-name="Table_20_Contents">
      <style:text-properties style:font-name="DejaVu Sans Mono" fo:font-size="8pt" officeooo:paragraph-rsid="000c4df0" style:font-size-asian="8pt" style:font-size-complex="8pt"/>
    </style:style>
    <style:style style:name="P109" style:family="paragraph" style:parent-style-name="Table_20_Contents">
      <style:text-properties style:font-name="DejaVu Sans Mono" fo:font-size="8pt" officeooo:paragraph-rsid="000e38c1" style:font-size-asian="8pt" style:font-size-complex="8pt"/>
    </style:style>
    <style:style style:name="P110" style:family="paragraph" style:parent-style-name="Table_20_Contents">
      <style:text-properties style:font-name="DejaVu Sans Mono" fo:font-size="8pt" officeooo:rsid="00355c00" officeooo:paragraph-rsid="00355c00" style:font-size-asian="8pt" style:font-size-complex="8pt"/>
    </style:style>
    <style:style style:name="P111" style:family="paragraph" style:parent-style-name="Table_20_Contents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377fcb" officeooo:paragraph-rsid="0051188b" style:font-size-asian="8pt" style:font-size-complex="8pt"/>
    </style:style>
    <style:style style:name="P112" style:family="paragraph" style:parent-style-name="Table_20_Contents">
      <style:text-properties style:font-name="DejaVu Sans Mono" fo:font-size="8pt" officeooo:rsid="00548132" officeooo:paragraph-rsid="00548132" style:font-size-asian="8pt" style:font-size-complex="8pt"/>
    </style:style>
    <style:style style:name="P113" style:family="paragraph" style:parent-style-name="Table_20_Contents">
      <style:text-properties style:font-name="DejaVu Sans Mono" fo:font-size="8pt" officeooo:paragraph-rsid="0082e7b2" style:font-size-asian="8pt" style:font-size-complex="8pt"/>
    </style:style>
    <style:style style:name="P114" style:family="paragraph" style:parent-style-name="Table_20_Contents">
      <style:text-properties style:font-name="DejaVu Sans Mono" fo:font-size="8pt" officeooo:rsid="00867fe8" officeooo:paragraph-rsid="00867fe8" style:font-size-asian="8pt" style:font-size-complex="8pt"/>
    </style:style>
    <style:style style:name="P115" style:family="paragraph" style:parent-style-name="Table_20_Contents">
      <style:text-properties style:font-name="DejaVu Sans Mono" fo:font-size="8pt" officeooo:rsid="0086f1b3" officeooo:paragraph-rsid="0086f1b3" style:font-size-asian="8pt" style:font-size-complex="8pt"/>
    </style:style>
    <style:style style:name="P116" style:family="paragraph" style:parent-style-name="Table_20_Contents">
      <style:text-properties style:font-name="DejaVu Sans Mono" fo:font-size="8pt" officeooo:rsid="00b08310" officeooo:paragraph-rsid="00b08310" style:font-size-asian="8pt" style:font-size-complex="8pt"/>
    </style:style>
    <style:style style:name="P117" style:family="paragraph" style:parent-style-name="Table_20_Contents">
      <style:text-properties style:font-name="DejaVu Sans Mono" fo:font-size="8pt" officeooo:paragraph-rsid="00b08310" style:font-size-asian="8pt" style:font-size-complex="8pt"/>
    </style:style>
    <style:style style:name="P118" style:family="paragraph" style:parent-style-name="Table_20_Contents">
      <style:paragraph-properties>
        <style:tab-stops>
          <style:tab-stop style:position="8.493cm"/>
        </style:tab-stops>
      </style:paragraph-properties>
      <style:text-properties style:font-name="DejaVu Sans Mono" fo:font-size="8pt" fo:font-style="normal" fo:font-weight="normal" officeooo:rsid="0035e954" officeooo:paragraph-rsid="0082e7b2" style:font-size-asian="8pt" style:font-style-asian="normal" style:font-weight-asian="normal" style:font-size-complex="8pt" style:font-style-complex="normal" style:font-weight-complex="normal"/>
    </style:style>
    <style:style style:name="P119" style:family="paragraph" style:parent-style-name="Table_20_Contents">
      <style:text-properties style:font-name="DejaVu Serif" fo:font-size="8pt" style:font-size-asian="8pt" style:font-size-complex="8pt"/>
    </style:style>
    <style:style style:name="P120" style:family="paragraph" style:parent-style-name="Table_20_Contents">
      <style:paragraph-properties fo:text-align="start" style:justify-single-word="false"/>
      <style:text-properties style:font-name="DejaVu Serif" fo:font-size="8pt" style:font-size-asian="8pt" style:font-size-complex="8pt"/>
    </style:style>
    <style:style style:name="P121" style:family="paragraph" style:parent-style-name="Table_20_Contents">
      <style:paragraph-properties fo:text-align="start" style:justify-single-word="false"/>
      <style:text-properties style:font-name="DejaVu Serif" fo:font-size="8pt" officeooo:paragraph-rsid="00b08310" style:font-size-asian="8pt" style:font-size-complex="8pt"/>
    </style:style>
    <style:style style:name="P122" style:family="paragraph" style:parent-style-name="Table_20_Contents">
      <style:text-properties style:font-name="DejaVu Serif" fo:font-size="8pt" officeooo:rsid="0014f78c" officeooo:paragraph-rsid="0014f78c" style:font-size-asian="8pt" style:font-size-complex="8pt"/>
    </style:style>
    <style:style style:name="P123" style:family="paragraph" style:parent-style-name="Table_20_Contents">
      <style:text-properties style:font-name="DejaVu Serif" fo:font-size="8pt" officeooo:rsid="001c38a8" officeooo:paragraph-rsid="001c38a8" style:font-size-asian="8pt" style:font-size-complex="8pt"/>
    </style:style>
    <style:style style:name="P124" style:family="paragraph" style:parent-style-name="Table_20_Contents">
      <style:text-properties style:font-name="DejaVu Serif" fo:font-size="8pt" officeooo:rsid="001bae6b" officeooo:paragraph-rsid="001bae6b" style:font-size-asian="8pt" style:font-size-complex="8pt"/>
    </style:style>
    <style:style style:name="P125" style:family="paragraph" style:parent-style-name="Table_20_Contents">
      <style:text-properties style:font-name="DejaVu Serif" fo:font-size="8pt" officeooo:rsid="00248884" officeooo:paragraph-rsid="00248884" style:font-size-asian="8pt" style:font-size-complex="8pt"/>
    </style:style>
    <style:style style:name="P126" style:family="paragraph" style:parent-style-name="Table_20_Contents">
      <style:text-properties style:font-name="DejaVu Serif" fo:font-size="8pt" officeooo:rsid="00216bfb" officeooo:paragraph-rsid="00216bfb" style:font-size-asian="8pt" style:font-size-complex="8pt"/>
    </style:style>
    <style:style style:name="P127" style:family="paragraph" style:parent-style-name="Table_20_Contents">
      <style:paragraph-properties fo:text-align="start" style:justify-single-word="false"/>
      <style:text-properties style:font-name="DejaVu Serif" fo:font-size="8pt" officeooo:rsid="000e38c1" officeooo:paragraph-rsid="000e38c1" style:font-size-asian="8pt" style:font-size-complex="8pt"/>
    </style:style>
    <style:style style:name="P128" style:family="paragraph" style:parent-style-name="Table_20_Contents">
      <style:paragraph-properties fo:text-align="start" style:justify-single-word="false"/>
      <style:text-properties style:font-name="DejaVu Serif" fo:font-size="8pt" officeooo:rsid="00244686" officeooo:paragraph-rsid="000eab2b" style:font-size-asian="8pt" style:font-size-complex="8pt"/>
    </style:style>
    <style:style style:name="P129" style:family="paragraph" style:parent-style-name="Table_20_Contents">
      <style:paragraph-properties fo:text-align="start" style:justify-single-word="false"/>
      <style:text-properties style:font-name="DejaVu Serif" fo:font-size="8pt" officeooo:rsid="001acb6e" officeooo:paragraph-rsid="001acb6e" style:font-size-asian="8pt" style:font-size-complex="8pt"/>
    </style:style>
    <style:style style:name="P130" style:family="paragraph" style:parent-style-name="Table_20_Contents">
      <style:text-properties style:font-name="DejaVu Serif" fo:font-size="8pt" officeooo:rsid="0028d260" officeooo:paragraph-rsid="0028d260" style:font-size-asian="8pt" style:font-size-complex="8pt"/>
    </style:style>
    <style:style style:name="P131" style:family="paragraph" style:parent-style-name="Table_20_Contents">
      <style:text-properties style:font-name="DejaVu Serif" fo:font-size="8pt" officeooo:rsid="002d19b8" officeooo:paragraph-rsid="002d19b8" style:font-size-asian="8pt" style:font-size-complex="8pt"/>
    </style:style>
    <style:style style:name="P132" style:family="paragraph" style:parent-style-name="Table_20_Contents">
      <style:paragraph-properties fo:text-align="start" style:justify-single-word="false"/>
      <style:text-properties style:font-name="DejaVu Serif" fo:font-size="8pt" officeooo:rsid="00355c00" officeooo:paragraph-rsid="00355c00" style:font-size-asian="8pt" style:font-size-complex="8pt"/>
    </style:style>
    <style:style style:name="P133" style:family="paragraph" style:parent-style-name="Table_20_Contents">
      <style:paragraph-properties fo:text-align="start" style:justify-single-word="false"/>
      <style:text-properties style:font-name="DejaVu Serif" fo:font-size="8pt" officeooo:rsid="003b7b11" officeooo:paragraph-rsid="003b7b11" style:font-size-asian="8pt" style:font-size-complex="8pt"/>
    </style:style>
    <style:style style:name="P134" style:family="paragraph" style:parent-style-name="Table_20_Contents">
      <style:paragraph-properties>
        <style:tab-stops>
          <style:tab-stop style:position="5.142cm"/>
        </style:tab-stops>
      </style:paragraph-properties>
      <style:text-properties style:font-name="DejaVu Serif" fo:font-size="8pt" officeooo:rsid="00377fcb" officeooo:paragraph-rsid="0051188b" style:font-size-asian="8pt" style:font-size-complex="8pt"/>
    </style:style>
    <style:style style:name="P135" style:family="paragraph" style:parent-style-name="Table_20_Contents">
      <style:text-properties style:font-name="DejaVu Serif" fo:font-size="8pt" officeooo:rsid="003d7476" officeooo:paragraph-rsid="003d7476" style:font-size-asian="8pt" style:font-size-complex="8pt"/>
    </style:style>
    <style:style style:name="P136" style:family="paragraph" style:parent-style-name="Table_20_Contents">
      <style:text-properties style:font-name="DejaVu Serif" fo:font-size="8pt" officeooo:rsid="0051188b" officeooo:paragraph-rsid="0051188b" style:font-size-asian="8pt" style:font-size-complex="8pt"/>
    </style:style>
    <style:style style:name="P137" style:family="paragraph" style:parent-style-name="Table_20_Contents">
      <style:paragraph-properties fo:text-align="start" style:justify-single-word="false"/>
      <style:text-properties style:font-name="DejaVu Serif" fo:font-size="8pt" officeooo:rsid="0053964e" officeooo:paragraph-rsid="0053964e" style:font-size-asian="8pt" style:font-size-complex="8pt"/>
    </style:style>
    <style:style style:name="P138" style:family="paragraph" style:parent-style-name="Table_20_Contents">
      <style:paragraph-properties fo:text-align="start" style:justify-single-word="false"/>
      <style:text-properties style:font-name="DejaVu Serif" fo:font-size="8pt" officeooo:rsid="00578f0a" officeooo:paragraph-rsid="00578f0a" style:font-size-asian="8pt" style:font-size-complex="8pt"/>
    </style:style>
    <style:style style:name="P139" style:family="paragraph" style:parent-style-name="Table_20_Contents">
      <style:paragraph-properties fo:text-align="start" style:justify-single-word="false"/>
      <style:text-properties style:font-name="DejaVu Serif" fo:font-size="8pt" officeooo:rsid="00626c0c" officeooo:paragraph-rsid="00626c0c" style:font-size-asian="8pt" style:font-size-complex="8pt"/>
    </style:style>
    <style:style style:name="P140" style:family="paragraph" style:parent-style-name="Table_20_Contents">
      <style:text-properties style:font-name="DejaVu Serif" fo:font-size="8pt" officeooo:rsid="006b0d7e" officeooo:paragraph-rsid="006b0d7e" style:font-size-asian="8pt" style:font-size-complex="8pt"/>
    </style:style>
    <style:style style:name="P141" style:family="paragraph" style:parent-style-name="Table_20_Contents">
      <style:paragraph-properties fo:text-align="start" style:justify-single-word="false"/>
      <style:text-properties style:font-name="DejaVu Serif" fo:font-size="8pt" officeooo:rsid="000e3325" officeooo:paragraph-rsid="000e3325" style:font-size-asian="8pt" style:font-size-complex="8pt"/>
    </style:style>
    <style:style style:name="P142" style:family="paragraph" style:parent-style-name="Table_20_Contents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b5b7f" officeooo:paragraph-rsid="000e3325" style:font-size-asian="8pt" style:font-size-complex="8pt"/>
    </style:style>
    <style:style style:name="P143" style:family="paragraph" style:parent-style-name="Table_20_Contents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189615" officeooo:paragraph-rsid="0018c52a" style:font-size-asian="8pt" style:font-size-complex="8pt"/>
    </style:style>
    <style:style style:name="P144" style:family="paragraph" style:parent-style-name="Table_20_Contents">
      <style:paragraph-properties fo:text-align="start" style:justify-single-word="false"/>
      <style:text-properties style:font-name="DejaVu Serif" fo:font-size="8pt" officeooo:rsid="008cb6ed" officeooo:paragraph-rsid="008cb6ed" style:font-size-asian="8pt" style:font-size-complex="8pt"/>
    </style:style>
    <style:style style:name="P145" style:family="paragraph" style:parent-style-name="Table_20_Contents">
      <style:paragraph-properties fo:text-align="start" style:justify-single-word="false"/>
      <style:text-properties style:font-name="DejaVu Serif" fo:font-size="8pt" officeooo:rsid="0016d6b2" officeooo:paragraph-rsid="0016d6b2" style:font-size-asian="8pt" style:font-size-complex="8pt"/>
    </style:style>
    <style:style style:name="P146" style:family="paragraph" style:parent-style-name="Table_20_Contents">
      <style:paragraph-properties fo:text-align="start" style:justify-single-word="false"/>
      <style:text-properties style:font-name="DejaVu Serif" fo:font-size="8pt" officeooo:rsid="008e2e4d" officeooo:paragraph-rsid="008e2e4d" style:font-size-asian="8pt" style:font-size-complex="8pt"/>
    </style:style>
    <style:style style:name="P147" style:family="paragraph" style:parent-style-name="Table_20_Contents">
      <style:paragraph-properties fo:text-align="start" style:justify-single-word="false"/>
      <style:text-properties style:font-name="DejaVu Serif" fo:font-size="8pt" officeooo:rsid="0092249d" officeooo:paragraph-rsid="0092249d" style:font-size-asian="8pt" style:font-size-complex="8pt"/>
    </style:style>
    <style:style style:name="P148" style:family="paragraph" style:parent-style-name="Table_20_Contents">
      <style:text-properties style:font-name="DejaVu Serif" fo:font-size="8pt" officeooo:rsid="0092249d" officeooo:paragraph-rsid="0092249d" style:font-size-asian="8pt" style:font-size-complex="8pt"/>
    </style:style>
    <style:style style:name="P149" style:family="paragraph" style:parent-style-name="Table_20_Contents">
      <style:text-properties style:font-name="DejaVu Serif" fo:font-size="8pt" officeooo:rsid="00982728" officeooo:paragraph-rsid="00982728" style:font-size-asian="8pt" style:font-size-complex="8pt"/>
    </style:style>
    <style:style style:name="P150" style:family="paragraph" style:parent-style-name="Table_20_Contents">
      <style:text-properties style:font-name="DejaVu Serif" fo:font-size="8pt" officeooo:rsid="009dbe2d" officeooo:paragraph-rsid="00a040bd" style:font-size-asian="8pt" style:font-size-complex="8pt"/>
    </style:style>
    <style:style style:name="P151" style:family="paragraph" style:parent-style-name="Table_20_Contents">
      <style:paragraph-properties fo:text-align="start" style:justify-single-word="false"/>
      <style:text-properties style:font-name="DejaVu Serif" fo:font-size="8pt" officeooo:rsid="00a2132f" officeooo:paragraph-rsid="00a2132f" style:font-size-asian="8pt" style:font-size-complex="8pt"/>
    </style:style>
    <style:style style:name="P152" style:family="paragraph" style:parent-style-name="Table_20_Contents">
      <style:paragraph-properties fo:text-align="start" style:justify-single-word="false"/>
      <style:text-properties style:font-name="DejaVu Serif" fo:font-size="8pt" officeooo:rsid="00b08310" officeooo:paragraph-rsid="00b08310" style:font-size-asian="8pt" style:font-size-complex="8pt"/>
    </style:style>
    <style:style style:name="P153" style:family="paragraph" style:parent-style-name="Table_20_Contents">
      <style:paragraph-properties fo:text-align="start" style:justify-single-word="false"/>
      <style:text-properties style:font-name="DejaVu Serif" fo:font-size="8pt" officeooo:rsid="00309d32" officeooo:paragraph-rsid="00309d32" style:font-size-asian="8pt" style:font-size-complex="8pt"/>
    </style:style>
    <style:style style:name="P154" style:family="paragraph" style:parent-style-name="Table_20_Contents">
      <style:paragraph-properties fo:text-align="start" style:justify-single-word="false"/>
      <style:text-properties style:font-name="DejaVu Serif" fo:font-size="8pt" officeooo:rsid="00533c68" officeooo:paragraph-rsid="00533c68" fo:background-color="transparent" style:font-size-asian="8pt" style:font-size-complex="8pt"/>
    </style:style>
    <style:style style:name="P155" style:family="paragraph" style:parent-style-name="Table_20_Contents">
      <style:paragraph-properties fo:text-align="start" style:justify-single-word="false"/>
      <style:text-properties style:font-name="DejaVu Serif" fo:font-size="8pt" fo:font-style="normal" fo:font-weight="normal" officeooo:rsid="002efbc3" officeooo:paragraph-rsid="002efbc3" style:font-size-asian="8pt" style:font-style-asian="normal" style:font-weight-asian="normal" style:font-size-complex="8pt" style:font-style-complex="normal" style:font-weight-complex="normal"/>
    </style:style>
    <style:style style:name="P156" style:family="paragraph" style:parent-style-name="Table_20_Contents">
      <style:paragraph-properties fo:text-align="start" style:justify-single-word="false"/>
      <style:text-properties style:font-name="DejaVu Serif1" fo:font-size="8pt" officeooo:rsid="000c4df0" officeooo:paragraph-rsid="0082e7b2" fo:background-color="transparent" style:font-size-asian="8pt" style:font-size-complex="8pt"/>
    </style:style>
    <style:style style:name="P157" style:family="paragraph" style:parent-style-name="Table_20_Contents">
      <style:paragraph-properties fo:text-align="start" style:justify-single-word="false"/>
      <style:text-properties style:font-name="DejaVu Serif1" fo:font-size="8pt" officeooo:paragraph-rsid="0082e7b2" fo:background-color="transparent" style:font-size-asian="8pt" style:font-size-complex="8pt"/>
    </style:style>
    <style:style style:name="P158" style:family="paragraph" style:parent-style-name="Table_20_Contents">
      <style:text-properties style:font-name="DejaVu Serif1" fo:font-size="8pt" officeooo:rsid="00560458" fo:background-color="transparent" style:font-size-asian="8pt" style:font-size-complex="8pt"/>
    </style:style>
    <style:style style:name="P159" style:family="paragraph" style:parent-style-name="Table_20_Contents">
      <style:text-properties style:font-name="DejaVu Serif1" fo:font-size="8pt" officeooo:rsid="0082e7b2" officeooo:paragraph-rsid="0082e7b2" fo:background-color="transparent" style:font-size-asian="8pt" style:font-size-complex="8pt"/>
    </style:style>
    <style:style style:name="P160" style:family="paragraph" style:parent-style-name="Table_20_Contents">
      <style:paragraph-properties fo:text-align="start" style:justify-single-word="false"/>
      <style:text-properties style:font-name="DejaVu Serif1" fo:font-size="8pt" officeooo:rsid="00867fe8" officeooo:paragraph-rsid="00867fe8" fo:background-color="transparent" style:font-size-asian="8pt" style:font-size-complex="8pt"/>
    </style:style>
    <style:style style:name="P161" style:family="paragraph" style:parent-style-name="Table_20_Contents">
      <style:paragraph-properties fo:text-align="start" style:justify-single-word="false"/>
      <style:text-properties style:font-name="DejaVu Serif1" fo:font-size="8pt" officeooo:rsid="0086f1b3" officeooo:paragraph-rsid="0086f1b3" fo:background-color="transparent" style:font-size-asian="8pt" style:font-size-complex="8pt"/>
    </style:style>
    <style:style style:name="P162" style:family="paragraph" style:parent-style-name="Table_20_Contents">
      <style:paragraph-properties fo:text-align="start" style:justify-single-word="false"/>
      <style:text-properties style:font-name="DejaVu Serif1" fo:font-size="8pt" officeooo:rsid="00871d3e" officeooo:paragraph-rsid="00871d3e" fo:background-color="transparent" style:font-size-asian="8pt" style:font-size-complex="8pt"/>
    </style:style>
    <style:style style:name="P163" style:family="paragraph" style:parent-style-name="Table_20_Contents">
      <style:paragraph-properties fo:text-align="start" style:justify-single-word="false"/>
      <style:text-properties style:font-name="DejaVu Serif1" fo:font-size="8pt" officeooo:rsid="0089951f" officeooo:paragraph-rsid="0089951f" fo:background-color="transparent" style:font-size-asian="8pt" style:font-size-complex="8pt"/>
    </style:style>
    <style:style style:name="P164" style:family="paragraph" style:parent-style-name="Table_20_Contents">
      <style:paragraph-properties fo:text-align="start" style:justify-single-word="false"/>
      <style:text-properties style:font-name="DejaVu Serif1" fo:font-size="8pt" officeooo:rsid="008aa5f7" officeooo:paragraph-rsid="008aa5f7" fo:background-color="transparent" style:font-size-asian="8pt" style:font-size-complex="8pt"/>
    </style:style>
    <style:style style:name="P165" style:family="paragraph" style:parent-style-name="Table_20_Contents">
      <style:paragraph-properties fo:text-align="start" style:justify-single-word="false"/>
      <style:text-properties style:font-name="DejaVu Serif1" fo:font-size="8pt" officeooo:rsid="008c08f9" officeooo:paragraph-rsid="008c08f9" fo:background-color="transparent" style:font-size-asian="8pt" style:font-size-complex="8pt"/>
    </style:style>
    <style:style style:name="P166" style:family="paragraph" style:parent-style-name="Table_20_Contents">
      <style:text-properties style:font-name="CMU Typewriter Text" fo:font-size="8pt" style:font-size-asian="8pt" style:font-size-complex="8pt"/>
    </style:style>
    <style:style style:name="P167" style:family="paragraph" style:parent-style-name="Preformatted_20_Text">
      <style:text-properties style:font-name="DejaVu Sans Mono" fo:font-size="8pt" style:font-size-asian="8pt" style:font-size-complex="8pt"/>
    </style:style>
    <style:style style:name="P168" style:family="paragraph" style:parent-style-name="Preformatted_20_Text">
      <style:text-properties style:font-name="DejaVu Sans Mono" fo:font-size="8pt" officeooo:rsid="0014f78c" officeooo:paragraph-rsid="0014f78c" style:font-size-asian="8pt" style:font-size-complex="8pt"/>
    </style:style>
    <style:style style:name="P169" style:family="paragraph" style:parent-style-name="Preformatted_20_Text">
      <style:text-properties style:font-name="DejaVu Sans Mono" fo:font-size="8pt" officeooo:rsid="001acb6e" officeooo:paragraph-rsid="001acb6e" style:font-size-asian="8pt" style:font-size-complex="8pt"/>
    </style:style>
    <style:style style:name="P170" style:family="paragraph" style:parent-style-name="Preformatted_20_Text">
      <style:text-properties style:font-name="DejaVu Sans Mono" fo:font-size="8pt" officeooo:rsid="001c38a8" officeooo:paragraph-rsid="001c38a8" style:font-size-asian="8pt" style:font-size-complex="8pt"/>
    </style:style>
    <style:style style:name="P171" style:family="paragraph" style:parent-style-name="Preformatted_20_Text">
      <style:text-properties style:font-name="DejaVu Sans Mono" fo:font-size="8pt" officeooo:rsid="00216bfb" officeooo:paragraph-rsid="00216bfb" style:font-size-asian="8pt" style:font-size-complex="8pt"/>
    </style:style>
    <style:style style:name="P172" style:family="paragraph" style:parent-style-name="Preformatted_20_Text">
      <style:text-properties style:font-name="DejaVu Sans Mono" fo:font-size="8pt" officeooo:rsid="00232387" officeooo:paragraph-rsid="00232387" style:font-size-asian="8pt" style:font-size-complex="8pt"/>
    </style:style>
    <style:style style:name="P173" style:family="paragraph" style:parent-style-name="Preformatted_20_Text">
      <style:text-properties style:font-name="DejaVu Sans Mono" fo:font-size="8pt" officeooo:rsid="00248884" officeooo:paragraph-rsid="00248884" style:font-size-asian="8pt" style:font-size-complex="8pt"/>
    </style:style>
    <style:style style:name="P174" style:family="paragraph" style:parent-style-name="Preformatted_20_Text">
      <style:text-properties style:font-name="DejaVu Sans Mono" fo:font-size="8pt" officeooo:paragraph-rsid="0028d260" style:font-size-asian="8pt" style:font-size-complex="8pt"/>
    </style:style>
    <style:style style:name="P175" style:family="paragraph" style:parent-style-name="Preformatted_20_Text">
      <style:text-properties style:font-name="DejaVu Sans Mono" fo:font-size="8pt" officeooo:rsid="0028d260" officeooo:paragraph-rsid="0028d260" style:font-size-asian="8pt" style:font-size-complex="8pt"/>
    </style:style>
    <style:style style:name="P176" style:family="paragraph" style:parent-style-name="Preformatted_20_Text">
      <style:text-properties style:font-name="DejaVu Sans Mono" fo:font-size="8pt" officeooo:rsid="00355c00" officeooo:paragraph-rsid="00355c00" style:font-size-asian="8pt" style:font-size-complex="8pt"/>
    </style:style>
    <style:style style:name="P177" style:family="paragraph" style:parent-style-name="Preformatted_20_Text">
      <style:text-properties style:font-name="DejaVu Sans Mono" fo:font-size="8pt" officeooo:rsid="003b7b11" officeooo:paragraph-rsid="003b7b11" style:font-size-asian="8pt" style:font-size-complex="8pt"/>
    </style:style>
    <style:style style:name="P178" style:family="paragraph" style:parent-style-name="Preformatted_20_Text">
      <style:text-properties style:font-name="DejaVu Sans Mono" fo:font-size="8pt" officeooo:rsid="0053964e" officeooo:paragraph-rsid="0053964e" style:font-size-asian="8pt" style:font-size-complex="8pt"/>
    </style:style>
    <style:style style:name="P179" style:family="paragraph" style:parent-style-name="Preformatted_20_Text">
      <style:text-properties style:font-name="DejaVu Sans Mono" fo:font-size="8pt" officeooo:rsid="00626c0c" officeooo:paragraph-rsid="00626c0c" style:font-size-asian="8pt" style:font-size-complex="8pt"/>
    </style:style>
    <style:style style:name="P180" style:family="paragraph" style:parent-style-name="Preformatted_20_Text">
      <style:text-properties style:font-name="DejaVu Sans Mono" fo:font-size="8pt" officeooo:rsid="006b0d7e" officeooo:paragraph-rsid="006b0d7e" style:font-size-asian="8pt" style:font-size-complex="8pt"/>
    </style:style>
    <style:style style:name="P181" style:family="paragraph" style:parent-style-name="Preformatted_20_Text">
      <style:text-properties style:font-name="DejaVu Sans Mono" fo:font-size="8pt" officeooo:paragraph-rsid="000e3325" style:font-size-asian="8pt" style:font-size-complex="8pt"/>
    </style:style>
    <style:style style:name="P182" style:family="paragraph" style:parent-style-name="Preformatted_20_Text">
      <style:text-properties style:font-name="DejaVu Sans Mono" fo:font-size="8pt" officeooo:paragraph-rsid="0082e7b2" style:font-size-asian="8pt" style:font-size-complex="8pt"/>
    </style:style>
    <style:style style:name="P183" style:family="paragraph" style:parent-style-name="Preformatted_20_Text">
      <style:text-properties style:font-name="DejaVu Sans Mono" fo:font-size="8pt" officeooo:rsid="0016d6b2" officeooo:paragraph-rsid="008e2e4d" style:font-size-asian="8pt" style:font-size-complex="8pt"/>
    </style:style>
    <style:style style:name="P184" style:family="paragraph" style:parent-style-name="Preformatted_20_Text">
      <style:text-properties style:font-name="DejaVu Sans Mono" fo:font-size="8pt" officeooo:rsid="0092249d" officeooo:paragraph-rsid="0092249d" style:font-size-asian="8pt" style:font-size-complex="8pt"/>
    </style:style>
    <style:style style:name="P185" style:family="paragraph" style:parent-style-name="Preformatted_20_Text">
      <style:text-properties style:font-name="DejaVu Sans Mono" fo:font-size="8pt" officeooo:rsid="00a2132f" officeooo:paragraph-rsid="00a2132f" style:font-size-asian="8pt" style:font-size-complex="8pt"/>
    </style:style>
    <style:style style:name="P186" style:family="paragraph" style:parent-style-name="Preformatted_20_Text">
      <style:text-properties style:font-name="DejaVu Sans Mono" fo:font-size="8pt" officeooo:rsid="002efbc3" officeooo:paragraph-rsid="002efbc3" style:font-size-asian="8pt" style:font-size-complex="8pt"/>
    </style:style>
    <style:style style:name="P187" style:family="paragraph" style:parent-style-name="Preformatted_20_Text">
      <style:text-properties style:font-name="DejaVu Sans Mono" fo:font-size="8pt" officeooo:rsid="00309d32" officeooo:paragraph-rsid="00309d32" style:font-size-asian="8pt" style:font-size-complex="8pt"/>
    </style:style>
    <style:style style:name="P188" style:family="paragraph" style:parent-style-name="Preformatted_20_Text">
      <style:text-properties style:font-name="DejaVu Sans Mono" fo:font-size="8pt" officeooo:rsid="002ec6ff" officeooo:paragraph-rsid="00a040bd" style:font-size-asian="8pt" style:font-size-complex="8pt"/>
    </style:style>
    <style:style style:name="P189" style:family="paragraph" style:parent-style-name="Preformatted_20_Text">
      <style:text-properties style:font-name="DejaVu Sans Mono" fo:font-size="8pt" officeooo:rsid="00a040bd" officeooo:paragraph-rsid="00a040bd" style:font-size-asian="8pt" style:font-size-complex="8pt"/>
    </style:style>
    <style:style style:name="P190" style:family="paragraph" style:parent-style-name="Preformatted_20_Text">
      <style:text-properties style:font-name="DejaVu Sans Mono" fo:font-size="8pt" fo:background-color="transparent" style:font-size-asian="8pt" style:font-size-complex="8pt"/>
    </style:style>
    <style:style style:name="P191" style:family="paragraph" style:parent-style-name="Preformatted_20_Text">
      <style:text-properties style:font-name="DejaVu Sans Mono" fo:font-size="8pt" officeooo:paragraph-rsid="0039bf99" fo:background-color="transparent" style:font-size-asian="8pt" style:font-size-complex="8pt"/>
    </style:style>
    <style:style style:name="P192" style:family="paragraph" style:parent-style-name="Preformatted_20_Text">
      <style:text-properties style:font-name="DejaVu Sans Mono" fo:font-size="8pt" officeooo:rsid="00533c68" officeooo:paragraph-rsid="00533c68" fo:background-color="transparent" style:font-size-asian="8pt" style:font-size-complex="8pt"/>
    </style:style>
    <style:style style:name="P193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97f053" fo:background-color="transparent" style:font-size-asian="8pt" style:font-size-complex="8pt"/>
    </style:style>
    <style:style style:name="P194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93b75" officeooo:paragraph-rsid="0097f053" fo:background-color="transparent" style:font-size-asian="8pt" style:font-size-complex="8pt"/>
    </style:style>
    <style:style style:name="P195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4a8050" officeooo:paragraph-rsid="008e2e4d" style:font-size-asian="8pt" style:font-style-asian="normal" style:font-weight-asian="normal" style:font-size-complex="8pt" style:font-style-complex="normal" style:font-weight-complex="normal"/>
    </style:style>
    <style:style style:name="P196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c19a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97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dd699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98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eab5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99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eab56" officeooo:paragraph-rsid="0097f053" style:font-size-asian="8pt" style:font-style-asian="normal" style:font-weight-asian="normal" style:font-size-complex="8pt" style:font-style-complex="normal" style:font-weight-complex="normal"/>
    </style:style>
    <style:style style:name="P200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6cec99" officeooo:paragraph-rsid="006cec99" style:font-size-asian="8pt" style:font-style-asian="normal" style:font-weight-asian="normal" style:font-size-complex="8pt" style:font-style-complex="normal" style:font-weight-complex="normal"/>
    </style:style>
    <style:style style:name="P201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6e7748" officeooo:paragraph-rsid="006e7748" style:font-size-asian="8pt" style:font-style-asian="normal" style:font-weight-asian="normal" style:font-size-complex="8pt" style:font-style-complex="normal" style:font-weight-complex="normal"/>
    </style:style>
    <style:style style:name="P202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7062d6" officeooo:paragraph-rsid="007062d6" style:font-size-asian="8pt" style:font-style-asian="normal" style:font-weight-asian="normal" style:font-size-complex="8pt" style:font-style-complex="normal" style:font-weight-complex="normal"/>
    </style:style>
    <style:style style:name="P203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7102ec" officeooo:paragraph-rsid="007102ec" style:font-size-asian="8pt" style:font-style-asian="normal" style:font-weight-asian="normal" style:font-size-complex="8pt" style:font-style-complex="normal" style:font-weight-complex="normal"/>
    </style:style>
    <style:style style:name="P204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7102ec" officeooo:paragraph-rsid="007227a6" style:font-size-asian="8pt" style:font-style-asian="normal" style:font-weight-asian="normal" style:font-size-complex="8pt" style:font-style-complex="normal" style:font-weight-complex="normal"/>
    </style:style>
    <style:style style:name="P205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64d4c6" officeooo:paragraph-rsid="0097f053" style:font-size-asian="8pt" style:font-style-asian="normal" style:font-weight-asian="normal" style:font-size-complex="8pt" style:font-style-complex="normal" style:font-weight-complex="normal"/>
    </style:style>
    <style:style style:name="P206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28d260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207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28d260" officeooo:paragraph-rsid="00bf7bf4" style:font-size-asian="8pt" style:font-style-asian="normal" style:font-weight-asian="normal" style:font-size-complex="8pt" style:font-style-complex="normal" style:font-weight-complex="normal"/>
    </style:style>
    <style:style style:name="P208" style:family="paragraph" style:parent-style-name="Preformatted_20_Text">
      <style:text-properties officeooo:paragraph-rsid="001c38a8"/>
    </style:style>
    <style:style style:name="P209" style:family="paragraph" style:parent-style-name="Preformatted_20_Text">
      <style:text-properties style:font-name="DejaVu Serif" fo:font-size="8pt" style:font-size-asian="8pt" style:font-size-complex="8pt"/>
    </style:style>
    <style:style style:name="P210" style:family="paragraph" style:parent-style-name="Preformatted_20_Text">
      <style:paragraph-properties fo:text-align="start" style:justify-single-word="false"/>
      <style:text-properties style:font-name="DejaVu Serif" fo:font-size="8pt" style:font-size-asian="8pt" style:font-size-complex="8pt"/>
    </style:style>
    <style:style style:name="P211" style:family="paragraph" style:parent-style-name="Preformatted_20_Text">
      <style:text-properties style:font-name="DejaVu Serif" fo:font-size="8pt" officeooo:paragraph-rsid="0014f78c" style:font-size-asian="8pt" style:font-size-complex="8pt"/>
    </style:style>
    <style:style style:name="P212" style:family="paragraph" style:parent-style-name="Preformatted_20_Text">
      <style:text-properties style:font-name="DejaVu Serif" fo:font-size="8pt" officeooo:paragraph-rsid="0082e7b2" style:font-size-asian="8pt" style:font-size-complex="8pt"/>
    </style:style>
    <style:style style:name="P213" style:family="paragraph" style:parent-style-name="Preformatted_20_Text">
      <style:paragraph-properties fo:text-align="start" style:justify-single-word="false"/>
      <style:text-properties style:font-name="DejaVu Serif" fo:font-size="8pt" officeooo:rsid="0086f0c4" officeooo:paragraph-rsid="0086f0c4" style:font-size-asian="8pt" style:font-size-complex="8pt"/>
    </style:style>
    <style:style style:name="P214" style:family="paragraph" style:parent-style-name="Preformatted_20_Text">
      <style:text-properties style:font-name="DejaVu Serif" fo:font-size="8pt" officeooo:rsid="00a2132f" officeooo:paragraph-rsid="00a2132f" style:font-size-asian="8pt" style:font-size-complex="8pt"/>
    </style:style>
    <style:style style:name="P215" style:family="paragraph" style:parent-style-name="Preformatted_20_Text">
      <style:paragraph-properties fo:text-align="start" style:justify-single-word="false"/>
      <style:text-properties style:font-name="DejaVu Serif" fo:font-size="8pt" officeooo:rsid="002ec6ff" officeooo:paragraph-rsid="002ec6ff" style:font-size-asian="8pt" style:font-size-complex="8pt"/>
    </style:style>
    <style:style style:name="P216" style:family="paragraph" style:parent-style-name="Preformatted_20_Text">
      <style:paragraph-properties fo:text-align="start" style:justify-single-word="false"/>
      <style:text-properties style:font-name="DejaVu Serif" fo:font-size="8pt" officeooo:rsid="002efbc3" officeooo:paragraph-rsid="002efbc3" style:font-size-asian="8pt" style:font-size-complex="8pt"/>
    </style:style>
    <style:style style:name="P217" style:family="paragraph" style:parent-style-name="Preformatted_20_Text">
      <style:paragraph-properties fo:text-align="start" style:justify-single-word="false"/>
      <style:text-properties style:font-name="DejaVu Serif" fo:font-size="8pt" officeooo:rsid="00309d32" officeooo:paragraph-rsid="00309d32" style:font-size-asian="8pt" style:font-size-complex="8pt"/>
    </style:style>
    <style:style style:name="P218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47acdc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219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28d260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220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4a8050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221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c19a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222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dd699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223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f1a80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224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64d4c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225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6cec99" officeooo:paragraph-rsid="006cec99" style:font-size-asian="8pt" style:font-style-asian="normal" style:font-weight-asian="normal" style:font-size-complex="8pt" style:font-style-complex="normal" style:font-weight-complex="normal"/>
    </style:style>
    <style:style style:name="P226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7062d6" officeooo:paragraph-rsid="007062d6" style:font-size-asian="8pt" style:font-style-asian="normal" style:font-weight-asian="normal" style:font-size-complex="8pt" style:font-style-complex="normal" style:font-weight-complex="normal"/>
    </style:style>
    <style:style style:name="P227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7102ec" officeooo:paragraph-rsid="007102ec" style:font-size-asian="8pt" style:font-style-asian="normal" style:font-weight-asian="normal" style:font-size-complex="8pt" style:font-style-complex="normal" style:font-weight-complex="normal"/>
    </style:style>
    <style:style style:name="P228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1188b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229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bf7bf4" officeooo:paragraph-rsid="00bf7bf4" style:font-size-asian="8pt" style:font-style-asian="normal" style:font-weight-asian="normal" style:font-size-complex="8pt" style:font-style-complex="normal" style:font-weight-complex="normal"/>
    </style:style>
    <style:style style:name="P230" style:family="paragraph" style:parent-style-name="Preformatted_20_Text">
      <style:paragraph-properties fo:text-align="start" style:justify-single-word="false"/>
      <style:text-properties style:font-name="DejaVu Serif" fo:font-size="8pt" officeooo:rsid="00533c68" officeooo:paragraph-rsid="00533c68" fo:background-color="transparent" style:font-size-asian="8pt" style:font-size-complex="8pt"/>
    </style:style>
    <style:style style:name="P231" style:family="paragraph" style:parent-style-name="Preformatted_20_Text">
      <style:paragraph-properties fo:text-align="start" style:justify-single-word="false"/>
      <style:text-properties style:font-name="DejaVu Serif" fo:font-size="8pt" officeooo:rsid="0053964e" officeooo:paragraph-rsid="0053964e" fo:background-color="transparent" style:font-size-asian="8pt" style:font-size-complex="8pt"/>
    </style:style>
    <style:style style:name="P232" style:family="paragraph" style:parent-style-name="Preformatted_20_Text">
      <loext:graphic-properties draw:fill="solid" draw:fill-color="#eeeeee" draw:opacity="100%"/>
      <style:paragraph-properties fo:text-align="start" style:justify-single-word="false" fo:background-color="#eeeee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233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34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paragraph-rsid="002d19b8" style:font-size-asian="8pt" style:font-style-asian="normal" style:font-weight-asian="normal" style:font-size-complex="8pt" style:font-style-complex="normal" style:font-weight-complex="normal"/>
    </style:style>
    <style:style style:name="P235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0e38c1" officeooo:paragraph-rsid="000e38c1" style:font-size-asian="8pt" style:font-style-asian="normal" style:font-weight-asian="normal" style:font-size-complex="8pt" style:font-style-complex="normal" style:font-weight-complex="normal"/>
    </style:style>
    <style:style style:name="P236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34dd30" officeooo:paragraph-rsid="0034dd30" style:font-size-asian="8pt" style:font-style-asian="normal" style:font-weight-asian="normal" style:font-size-complex="8pt" style:font-style-complex="normal" style:font-weight-complex="normal"/>
    </style:style>
    <style:style style:name="P237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34dd30" officeooo:paragraph-rsid="005a2ad2" style:font-size-asian="8pt" style:font-style-asian="normal" style:font-weight-asian="normal" style:font-size-complex="8pt" style:font-style-complex="normal" style:font-weight-complex="normal"/>
    </style:style>
    <style:style style:name="P238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508234" officeooo:paragraph-rsid="00508234" style:font-size-asian="8pt" style:font-style-asian="normal" style:font-weight-asian="normal" style:font-size-complex="8pt" style:font-style-complex="normal" style:font-weight-complex="normal"/>
    </style:style>
    <style:style style:name="P239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5a2ad2" officeooo:paragraph-rsid="005a2ad2" style:font-size-asian="8pt" style:font-style-asian="normal" style:font-weight-asian="normal" style:font-size-complex="8pt" style:font-style-complex="normal" style:font-weight-complex="normal"/>
    </style:style>
    <style:style style:name="P240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72acae" officeooo:paragraph-rsid="0072acae" style:font-size-asian="8pt" style:font-style-asian="normal" style:font-weight-asian="normal" style:font-size-complex="8pt" style:font-style-complex="normal" style:font-weight-complex="normal"/>
    </style:style>
    <style:style style:name="P241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82e7b2" officeooo:paragraph-rsid="0082e7b2" style:font-size-asian="8pt" style:font-style-asian="normal" style:font-weight-asian="normal" style:font-size-complex="8pt" style:font-style-complex="normal" style:font-weight-complex="normal"/>
    </style:style>
    <style:style style:name="P242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9d3044" officeooo:paragraph-rsid="009d3044" style:font-size-asian="8pt" style:font-style-asian="normal" style:font-weight-asian="normal" style:font-size-complex="8pt" style:font-style-complex="normal" style:font-weight-complex="normal"/>
    </style:style>
    <style:style style:name="P243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2efbc3" officeooo:paragraph-rsid="002efbc3" style:font-size-asian="8pt" style:font-style-asian="normal" style:font-weight-asian="normal" style:font-size-complex="8pt" style:font-style-complex="normal" style:font-weight-complex="normal"/>
    </style:style>
    <style:style style:name="P244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309d32" officeooo:paragraph-rsid="00309d32" style:font-size-asian="8pt" style:font-style-asian="normal" style:font-weight-asian="normal" style:font-size-complex="8pt" style:font-style-complex="normal" style:font-weight-complex="normal"/>
    </style:style>
    <style:style style:name="P245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31677f" officeooo:paragraph-rsid="0031677f" style:font-size-asian="8pt" style:font-style-asian="normal" style:font-weight-asian="normal" style:font-size-complex="8pt" style:font-style-complex="normal" style:font-weight-complex="normal"/>
    </style:style>
    <style:style style:name="P246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bf7bf4" officeooo:paragraph-rsid="00bf7bf4" style:font-size-asian="8pt" style:font-style-asian="normal" style:font-weight-asian="normal" style:font-size-complex="8pt" style:font-style-complex="normal" style:font-weight-complex="normal"/>
    </style:style>
    <style:style style:name="P247" style:family="paragraph" style:parent-style-name="Standard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paragraph-rsid="0028d260" style:font-size-asian="8pt" style:font-size-complex="8pt"/>
    </style:style>
    <style:style style:name="P248" style:family="paragraph" style:parent-style-name="Standard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rsid="00239e6b" officeooo:paragraph-rsid="0028d260" style:font-size-asian="8pt" style:font-size-complex="8pt"/>
    </style:style>
    <style:style style:name="P249" style:family="paragraph" style:parent-style-name="Standard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paragraph-rsid="00771b05" style:font-size-asian="8pt" style:font-size-complex="8pt"/>
    </style:style>
    <style:style style:name="P250" style:family="paragraph" style:parent-style-name="Standard">
      <style:paragraph-properties fo:margin-left="0.385cm" fo:margin-right="0cm" fo:text-indent="-0.362cm" style:auto-text-indent="false"/>
      <style:text-properties style:font-name="DejaVu Sans Mono" fo:font-size="8pt" style:font-size-asian="8pt" style:font-size-complex="8pt"/>
    </style:style>
    <style:style style:name="P251" style:family="paragraph" style:parent-style-name="Standard">
      <style:paragraph-properties fo:margin-left="0.385cm" fo:margin-right="0cm" fo:text-indent="-0.362cm" style:auto-text-indent="false"/>
      <style:text-properties style:font-name="DejaVu Sans Mono" fo:font-size="8pt" officeooo:paragraph-rsid="0026b83c" style:font-size-asian="8pt" style:font-size-complex="8pt"/>
    </style:style>
    <style:style style:name="P252" style:family="paragraph" style:parent-style-name="Standard">
      <loext:graphic-properties draw:fill="solid" draw:fill-color="#eeeeee" draw:opacity="100%"/>
      <style:paragraph-properties fo:text-align="start" style:justify-single-word="false" fo:break-before="column" fo:background-color="#eeeeee"/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P253" style:family="paragraph" style:parent-style-name="Standard">
      <loext:graphic-properties draw:fill="solid" draw:fill-color="#eeeeee" draw:opacity="100%"/>
      <style:paragraph-properties fo:text-align="start" style:justify-single-word="false" fo:break-before="column" fo:background-color="#eeeeee"/>
      <style:text-properties style:font-name="DejaVu Sans" fo:font-size="10pt" fo:font-weight="bold" officeooo:paragraph-rsid="00377fcb" fo:background-color="#eeeeee" style:font-size-asian="10pt" style:font-weight-asian="bold" style:font-size-complex="10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b08310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39e6b" style:font-style-asian="normal" style:font-style-complex="normal"/>
    </style:style>
    <style:style style:name="T5" style:family="text">
      <style:text-properties fo:font-style="normal" officeooo:rsid="00238a6f" style:font-style-asian="normal" style:font-style-complex="normal"/>
    </style:style>
    <style:style style:name="T6" style:family="text">
      <style:text-properties fo:font-style="normal" officeooo:rsid="00bdeae6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b9f6f"/>
    </style:style>
    <style:style style:name="T9" style:family="text">
      <style:text-properties officeooo:rsid="000a9d0d"/>
    </style:style>
    <style:style style:name="T10" style:family="text">
      <style:text-properties officeooo:rsid="0018814c"/>
    </style:style>
    <style:style style:name="T11" style:family="text">
      <style:text-properties style:font-name="DejaVu Sans Mono"/>
    </style:style>
    <style:style style:name="T12" style:family="text">
      <style:text-properties style:font-name="DejaVu Sans Mono" fo:font-size="8pt" style:font-size-asian="8pt" style:font-size-complex="8pt"/>
    </style:style>
    <style:style style:name="T13" style:family="text">
      <style:text-properties style:font-name="DejaVu Sans Mono" fo:font-size="8pt" officeooo:rsid="00309d32" style:font-size-asian="8pt" style:font-size-complex="8pt"/>
    </style:style>
    <style:style style:name="T14" style:family="text">
      <style:text-properties style:font-name="DejaVu Sans Mono" fo:font-size="8pt" officeooo:rsid="00baf2ea" style:font-size-asian="8pt" style:font-size-complex="8pt"/>
    </style:style>
    <style:style style:name="T15" style:family="text"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T16" style:family="text">
      <style:text-properties style:font-name="DejaVu Sans Mono" fo:font-size="8pt" fo:font-weight="normal" officeooo:rsid="002efbc3" style:font-size-asian="8pt" style:font-weight-asian="normal" style:font-size-complex="8pt" style:font-weight-complex="normal"/>
    </style:style>
    <style:style style:name="T17" style:family="text">
      <style:text-properties style:font-name="DejaVu Sans Mono" fo:font-size="8pt" fo:font-weight="normal" officeooo:rsid="00309d32" style:font-size-asian="8pt" style:font-weight-asian="normal" style:font-size-complex="8pt" style:font-weight-complex="normal"/>
    </style:style>
    <style:style style:name="T18" style:family="text">
      <style:text-properties style:font-name="DejaVu Sans Mono" fo:font-size="8pt" fo:font-weight="normal" officeooo:rsid="003354fb" style:font-size-asian="8pt" style:font-weight-asian="normal" style:font-size-complex="8pt" style:font-weight-complex="normal"/>
    </style:style>
    <style:style style:name="T19" style:family="text">
      <style:text-properties style:font-name="DejaVu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0" style:family="tex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T21" style:family="text">
      <style:text-properties style:font-name="DejaVu Sans Mono" officeooo:rsid="000e38c1"/>
    </style:style>
    <style:style style:name="T22" style:family="text">
      <style:text-properties style:font-name="DejaVu Sans Mono" officeooo:rsid="000e3325"/>
    </style:style>
    <style:style style:name="T23" style:family="text">
      <style:text-properties style:font-name="DejaVu Sans Mono" officeooo:rsid="0040d484"/>
    </style:style>
    <style:style style:name="T24" style:family="text">
      <style:text-properties style:font-name="DejaVu Sans Mono" officeooo:rsid="0040e1a3"/>
    </style:style>
    <style:style style:name="T25" style:family="text">
      <style:text-properties style:font-name="DejaVu Sans Mono" officeooo:rsid="00490599"/>
    </style:style>
    <style:style style:name="T26" style:family="text">
      <style:text-properties style:font-name="DejaVu Sans Mono" officeooo:rsid="008e2e4d"/>
    </style:style>
    <style:style style:name="T27" style:family="text">
      <style:text-properties style:font-name="DejaVu Sans Mono" officeooo:rsid="0094aeb2"/>
    </style:style>
    <style:style style:name="T28" style:family="text">
      <style:text-properties officeooo:rsid="000c4df0"/>
    </style:style>
    <style:style style:name="T29" style:family="text">
      <style:text-properties fo:font-size="8pt"/>
    </style:style>
    <style:style style:name="T30" style:family="text">
      <style:text-properties fo:font-size="8pt" fo:font-weight="normal" officeooo:rsid="00309d32" style:font-size-asian="8pt" style:font-weight-asian="normal" style:font-size-complex="8pt" style:font-weight-complex="normal"/>
    </style:style>
    <style:style style:name="T31" style:family="text">
      <style:text-properties fo:font-size="8pt" fo:font-weight="normal" officeooo:rsid="00377fcb" style:font-size-asian="8pt" style:font-weight-asian="normal" style:font-size-complex="8pt" style:font-weight-complex="normal"/>
    </style:style>
    <style:style style:name="T32" style:family="text">
      <style:text-properties fo:font-size="8pt" fo:font-weight="normal" officeooo:rsid="00609cb6" style:font-size-asian="10pt" style:font-weight-asian="normal" style:font-size-complex="10pt" style:font-weight-complex="normal"/>
    </style:style>
    <style:style style:name="T33" style:family="text">
      <style:text-properties fo:font-size="8pt" fo:font-weight="normal" officeooo:rsid="00c850b5" style:font-size-asian="10pt" style:font-weight-asian="normal" style:font-size-complex="10pt" style:font-weight-complex="normal"/>
    </style:style>
    <style:style style:name="T34" style:family="text">
      <style:text-properties officeooo:rsid="0021ceda"/>
    </style:style>
    <style:style style:name="T35" style:family="text">
      <style:text-properties officeooo:rsid="001bbf26"/>
    </style:style>
    <style:style style:name="T36" style:family="text">
      <style:text-properties fo:background-color="transparent" loext:char-shading-value="0"/>
    </style:style>
    <style:style style:name="T37" style:family="text">
      <style:text-properties officeooo:rsid="002282eb" fo:background-color="transparent" loext:char-shading-value="0"/>
    </style:style>
    <style:style style:name="T38" style:family="text">
      <style:text-properties officeooo:rsid="00244686" fo:background-color="transparent" loext:char-shading-value="0"/>
    </style:style>
    <style:style style:name="T39" style:family="text">
      <style:text-properties officeooo:rsid="002533a5" fo:background-color="transparent" loext:char-shading-value="0"/>
    </style:style>
    <style:style style:name="T40" style:family="text">
      <style:text-properties officeooo:rsid="00211621"/>
    </style:style>
    <style:style style:name="T41" style:family="text">
      <style:text-properties officeooo:rsid="00293b75"/>
    </style:style>
    <style:style style:name="T42" style:family="text">
      <style:text-properties officeooo:rsid="002282eb"/>
    </style:style>
    <style:style style:name="T43" style:family="text">
      <style:text-properties officeooo:rsid="000e3325"/>
    </style:style>
    <style:style style:name="T44" style:family="text">
      <style:text-properties officeooo:rsid="0029be1b"/>
    </style:style>
    <style:style style:name="T45" style:family="text">
      <style:text-properties officeooo:rsid="002b5b7f"/>
    </style:style>
    <style:style style:name="T46" style:family="text">
      <style:text-properties officeooo:rsid="002cb3bc"/>
    </style:style>
    <style:style style:name="T47" style:family="text">
      <style:text-properties officeooo:rsid="000e38c1"/>
    </style:style>
    <style:style style:name="T48" style:family="text">
      <style:text-properties officeooo:rsid="002533a5"/>
    </style:style>
    <style:style style:name="T49" style:family="text">
      <style:text-properties officeooo:rsid="0025a0c0"/>
    </style:style>
    <style:style style:name="T50" style:family="text">
      <style:text-properties officeooo:rsid="00262ed8"/>
    </style:style>
    <style:style style:name="T51" style:family="text">
      <style:text-properties officeooo:rsid="001209e8"/>
    </style:style>
    <style:style style:name="T52" style:family="text">
      <style:text-properties officeooo:rsid="0013d7f3"/>
    </style:style>
    <style:style style:name="T53" style:family="text">
      <style:text-properties officeooo:rsid="0014f78c"/>
    </style:style>
    <style:style style:name="T54" style:family="text">
      <style:text-properties officeooo:rsid="0018c52a"/>
    </style:style>
    <style:style style:name="T55" style:family="text">
      <style:text-properties officeooo:rsid="001a0ed8"/>
    </style:style>
    <style:style style:name="T56" style:family="text">
      <style:text-properties officeooo:rsid="001acb6e"/>
    </style:style>
    <style:style style:name="T57" style:family="text">
      <style:text-properties officeooo:rsid="001bae6b"/>
    </style:style>
    <style:style style:name="T58" style:family="text">
      <style:text-properties officeooo:rsid="001c2c56"/>
    </style:style>
    <style:style style:name="T59" style:family="text">
      <style:text-properties officeooo:rsid="00208e2a"/>
    </style:style>
    <style:style style:name="T60" style:family="text">
      <style:text-properties officeooo:rsid="00232387"/>
    </style:style>
    <style:style style:name="T61" style:family="text">
      <style:text-properties officeooo:rsid="00238a6f"/>
    </style:style>
    <style:style style:name="T62" style:family="text">
      <style:text-properties officeooo:rsid="00239e6b"/>
    </style:style>
    <style:style style:name="T63" style:family="text">
      <style:text-properties officeooo:rsid="0026512c"/>
    </style:style>
    <style:style style:name="T64" style:family="text">
      <style:text-properties officeooo:rsid="0026aecb"/>
    </style:style>
    <style:style style:name="T65" style:family="text">
      <style:text-properties style:font-name="DejaVu Serif" fo:font-size="8pt" style:font-size-asian="8pt" style:font-size-complex="8pt"/>
    </style:style>
    <style:style style:name="T66" style:family="text">
      <style:text-properties style:font-name="DejaVu Serif" fo:font-size="8pt" officeooo:rsid="001b9f6f" style:font-size-asian="8pt" style:font-size-complex="8pt"/>
    </style:style>
    <style:style style:name="T67" style:family="text">
      <style:text-properties style:font-name="DejaVu Serif" fo:font-size="8pt" officeooo:rsid="001a02b3" style:font-size-asian="8pt" style:font-size-complex="8pt"/>
    </style:style>
    <style:style style:name="T68" style:family="text">
      <style:text-properties style:font-name="DejaVu Serif" fo:font-size="8pt" officeooo:rsid="000c4df0" style:font-size-asian="8pt" style:font-size-complex="8pt"/>
    </style:style>
    <style:style style:name="T69" style:family="text">
      <style:text-properties style:font-name="DejaVu Serif" fo:font-size="8pt" officeooo:rsid="001d6918" style:font-size-asian="8pt" style:font-size-complex="8pt"/>
    </style:style>
    <style:style style:name="T70" style:family="text">
      <style:text-properties style:font-name="DejaVu Serif" fo:font-size="8pt" officeooo:rsid="00b4fa80" style:font-size-asian="8pt" style:font-size-complex="8pt"/>
    </style:style>
    <style:style style:name="T71" style:family="text">
      <style:text-properties style:font-name="DejaVu Serif" fo:font-size="8pt" fo:font-weight="normal" officeooo:rsid="001d6918" style:font-size-asian="8pt" style:font-weight-asian="normal" style:font-size-complex="8pt" style:font-weight-complex="normal"/>
    </style:style>
    <style:style style:name="T72" style:family="text">
      <style:text-properties style:font-name="DejaVu Serif" fo:font-style="italic" style:font-style-asian="italic" style:font-style-complex="italic"/>
    </style:style>
    <style:style style:name="T73" style:family="text">
      <style:text-properties style:font-name="DejaVu Serif" fo:font-style="italic" officeooo:rsid="00239e6b" style:font-style-asian="italic" style:font-style-complex="italic"/>
    </style:style>
    <style:style style:name="T74" style:family="text">
      <style:text-properties style:font-name="DejaVu Serif" officeooo:rsid="0039bf99"/>
    </style:style>
    <style:style style:name="T75" style:family="text">
      <style:text-properties style:font-name="DejaVu Serif" officeooo:rsid="0040d484"/>
    </style:style>
    <style:style style:name="T76" style:family="text">
      <style:text-properties style:font-name="DejaVu Serif" officeooo:rsid="00377fcb"/>
    </style:style>
    <style:style style:name="T77" style:family="text">
      <style:text-properties officeooo:rsid="0026b83c"/>
    </style:style>
    <style:style style:name="T78" style:family="text">
      <style:text-properties officeooo:rsid="002898e8"/>
    </style:style>
    <style:style style:name="T79" style:family="text">
      <style:text-properties officeooo:rsid="0028d260"/>
    </style:style>
    <style:style style:name="T80" style:family="text">
      <style:text-properties officeooo:rsid="002d19b8"/>
    </style:style>
    <style:style style:name="T81" style:family="text">
      <style:text-properties officeooo:rsid="002efbc3"/>
    </style:style>
    <style:style style:name="T82" style:family="text">
      <style:text-properties officeooo:rsid="0031677f"/>
    </style:style>
    <style:style style:name="T83" style:family="text">
      <style:text-properties officeooo:rsid="0034dd30"/>
    </style:style>
    <style:style style:name="T84" style:family="text">
      <style:text-properties officeooo:rsid="00355c00"/>
    </style:style>
    <style:style style:name="T85" style:family="text">
      <style:text-properties officeooo:rsid="00382499"/>
    </style:style>
    <style:style style:name="T86" style:family="text">
      <style:text-properties officeooo:rsid="0039bf99"/>
    </style:style>
    <style:style style:name="T87" style:family="text">
      <style:text-properties officeooo:rsid="00377fcb"/>
    </style:style>
    <style:style style:name="T88" style:family="text">
      <style:text-properties officeooo:rsid="003d7476"/>
    </style:style>
    <style:style style:name="T89" style:family="text">
      <style:text-properties officeooo:rsid="003f0ba5"/>
    </style:style>
    <style:style style:name="T90" style:family="text">
      <style:text-properties officeooo:rsid="0040e1a3"/>
    </style:style>
    <style:style style:name="T91" style:family="text">
      <style:text-properties officeooo:rsid="00490599"/>
    </style:style>
    <style:style style:name="T92" style:family="text">
      <style:text-properties officeooo:rsid="004a8bb3"/>
    </style:style>
    <style:style style:name="T93" style:family="text">
      <style:text-properties officeooo:rsid="004e3e34"/>
    </style:style>
    <style:style style:name="T94" style:family="text">
      <style:text-properties officeooo:rsid="004f4d8b"/>
    </style:style>
    <style:style style:name="T95" style:family="text">
      <style:text-properties officeooo:rsid="0051188b"/>
    </style:style>
    <style:style style:name="T96" style:family="text">
      <style:text-properties officeooo:rsid="00533c68"/>
    </style:style>
    <style:style style:name="T97" style:family="text">
      <style:text-properties officeooo:rsid="0053964e"/>
    </style:style>
    <style:style style:name="T98" style:family="text">
      <style:text-properties officeooo:rsid="005450c9"/>
    </style:style>
    <style:style style:name="T99" style:family="text">
      <style:text-properties officeooo:rsid="0056a7f6"/>
    </style:style>
    <style:style style:name="T100" style:family="text">
      <style:text-properties officeooo:rsid="005a2ad2"/>
    </style:style>
    <style:style style:name="T101" style:family="text">
      <style:text-properties officeooo:rsid="005c19a6"/>
    </style:style>
    <style:style style:name="T102" style:family="text">
      <style:text-properties officeooo:rsid="005dd699"/>
    </style:style>
    <style:style style:name="T103" style:family="text">
      <style:text-properties fo:font-variant="normal" fo:text-transform="none" fo:color="#000000" style:font-name="DejaVu Sans Mono" fo:letter-spacing="normal" style:font-name-asian="Courier New" style:font-name-complex="Courier New"/>
    </style:style>
    <style:style style:name="T104" style:family="text">
      <style:text-properties fo:font-size="10pt" fo:font-weight="normal" officeooo:rsid="00609cb6" style:font-size-asian="10pt" style:font-weight-asian="normal" style:font-size-complex="10pt" style:font-weight-complex="normal"/>
    </style:style>
    <style:style style:name="T105" style:family="text">
      <style:text-properties fo:font-size="10pt" fo:font-weight="normal" officeooo:rsid="00a96af4" style:font-size-asian="10pt" style:font-weight-asian="normal" style:font-size-complex="10pt" style:font-weight-complex="normal"/>
    </style:style>
    <style:style style:name="T106" style:family="text">
      <style:text-properties fo:font-size="10pt" fo:font-weight="normal" officeooo:rsid="00b1f7bd" style:font-size-asian="10pt" style:font-weight-asian="normal" style:font-size-complex="10pt" style:font-weight-complex="normal"/>
    </style:style>
    <style:style style:name="T107" style:family="text">
      <style:text-properties fo:font-size="10pt" fo:font-weight="normal" officeooo:rsid="00c850b5" style:font-size-asian="10pt" style:font-weight-asian="normal" style:font-size-complex="10pt" style:font-weight-complex="normal"/>
    </style:style>
    <style:style style:name="T108" style:family="text">
      <style:text-properties officeooo:rsid="00626c0c"/>
    </style:style>
    <style:style style:name="T109" style:family="text">
      <style:text-properties officeooo:rsid="0064d4c6"/>
    </style:style>
    <style:style style:name="T110" style:family="text">
      <style:text-properties officeooo:rsid="0066840c"/>
    </style:style>
    <style:style style:name="T111" style:family="text">
      <style:text-properties officeooo:rsid="006a47c1"/>
    </style:style>
    <style:style style:name="T112" style:family="text">
      <style:text-properties officeooo:rsid="006e7748"/>
    </style:style>
    <style:style style:name="T113" style:family="text">
      <style:text-properties officeooo:rsid="007062d6"/>
    </style:style>
    <style:style style:name="T114" style:family="text">
      <style:text-properties officeooo:rsid="0077471d"/>
    </style:style>
    <style:style style:name="T115" style:family="text">
      <style:text-properties officeooo:rsid="007786bd"/>
    </style:style>
    <style:style style:name="T116" style:family="text">
      <style:text-properties officeooo:rsid="007a7730"/>
    </style:style>
    <style:style style:name="T117" style:family="text">
      <style:text-properties officeooo:rsid="007da512"/>
    </style:style>
    <style:style style:name="T118" style:family="text">
      <style:text-properties officeooo:rsid="00813793"/>
    </style:style>
    <style:style style:name="T119" style:family="text">
      <style:text-properties officeooo:rsid="0082e7b2"/>
    </style:style>
    <style:style style:name="T120" style:family="text">
      <style:text-properties officeooo:rsid="0086f0c4"/>
    </style:style>
    <style:style style:name="T121" style:family="text">
      <style:text-properties officeooo:rsid="0089951f"/>
    </style:style>
    <style:style style:name="T122" style:family="text">
      <style:text-properties officeooo:rsid="008aa5f7"/>
    </style:style>
    <style:style style:name="T123" style:family="text">
      <style:text-properties officeooo:rsid="008c08f9"/>
    </style:style>
    <style:style style:name="T124" style:family="text">
      <style:text-properties officeooo:rsid="008cb6ed"/>
    </style:style>
    <style:style style:name="T125" style:family="text">
      <style:text-properties officeooo:rsid="008cdfcd"/>
    </style:style>
    <style:style style:name="T126" style:family="text">
      <style:text-properties officeooo:rsid="008e2e4d"/>
    </style:style>
    <style:style style:name="T127" style:family="text">
      <style:text-properties officeooo:rsid="008ffcec"/>
    </style:style>
    <style:style style:name="T128" style:family="text">
      <style:text-properties officeooo:rsid="009199bc"/>
    </style:style>
    <style:style style:name="T129" style:family="text">
      <style:text-properties style:font-name="DejaVu Sans" fo:font-size="10pt" fo:font-weight="bold" officeooo:rsid="00377fcb" style:font-size-asian="10pt" style:font-weight-asian="bold" style:font-size-complex="10pt" style:font-weight-complex="bold"/>
    </style:style>
    <style:style style:name="T130" style:family="text">
      <style:text-properties style:font-name="DejaVu Sans" fo:font-size="10pt" fo:font-weight="bold" officeooo:rsid="00377fcb" fo:background-color="#eeeeee" loext:char-shading-value="0" style:font-size-asian="10pt" style:font-weight-asian="bold" style:font-size-complex="10pt" style:font-weight-complex="bold"/>
    </style:style>
    <style:style style:name="T131" style:family="text">
      <style:text-properties style:font-name="DejaVu Sans" fo:font-size="8pt" fo:font-weight="normal" officeooo:rsid="00377fcb" fo:background-color="#eeeeee" loext:char-shading-value="0" style:font-size-asian="8pt" style:font-weight-asian="normal" style:font-size-complex="8pt" style:font-weight-complex="normal"/>
    </style:style>
    <style:style style:name="T132" style:family="text">
      <style:text-properties style:font-name="DejaVu Sans" fo:font-size="8pt" fo:font-weight="normal" officeooo:rsid="005c19a6" fo:background-color="#eeeeee" loext:char-shading-value="0" style:font-size-asian="8pt" style:font-weight-asian="normal" style:font-size-complex="8pt" style:font-weight-complex="normal"/>
    </style:style>
    <style:style style:name="T133" style:family="text">
      <style:text-properties officeooo:rsid="00941a71"/>
    </style:style>
    <style:style style:name="T134" style:family="text">
      <style:text-properties officeooo:rsid="00967c1d"/>
    </style:style>
    <style:style style:name="T135" style:family="text">
      <style:text-properties officeooo:rsid="0097f053"/>
    </style:style>
    <style:style style:name="T136" style:family="text">
      <style:text-properties officeooo:rsid="00982728"/>
    </style:style>
    <style:style style:name="T137" style:family="text">
      <style:text-properties officeooo:rsid="00999e80"/>
    </style:style>
    <style:style style:name="T138" style:family="text">
      <style:text-properties officeooo:rsid="009d3044"/>
    </style:style>
    <style:style style:name="T139" style:family="text">
      <style:text-properties officeooo:rsid="00a040bd"/>
    </style:style>
    <style:style style:name="T140" style:family="text">
      <style:text-properties officeooo:rsid="00a04cd9"/>
    </style:style>
    <style:style style:name="T141" style:family="text">
      <style:text-properties officeooo:rsid="00a3066d"/>
    </style:style>
    <style:style style:name="T142" style:family="text">
      <style:text-properties officeooo:rsid="00a4a6dc"/>
    </style:style>
    <style:style style:name="T143" style:family="text">
      <style:text-properties officeooo:rsid="00a68985"/>
    </style:style>
    <style:style style:name="T144" style:family="text">
      <style:text-properties style:use-window-font-color="true" fo:font-size="8pt" fo:font-weight="normal" officeooo:rsid="00377fcb" style:font-size-asian="8pt" style:font-weight-asian="normal" style:font-size-complex="8pt" style:font-weight-complex="normal"/>
    </style:style>
    <style:style style:name="T145" style:family="text">
      <style:text-properties officeooo:rsid="00ad2834"/>
    </style:style>
    <style:style style:name="T146" style:family="text">
      <style:text-properties officeooo:rsid="00b08310"/>
    </style:style>
    <style:style style:name="T147" style:family="text">
      <style:text-properties officeooo:rsid="00b4ebcd"/>
    </style:style>
    <style:style style:name="T148" style:family="text">
      <style:text-properties officeooo:rsid="00b6b05a"/>
    </style:style>
    <style:style style:name="T149" style:family="text">
      <style:text-properties officeooo:rsid="00b9352f"/>
    </style:style>
    <style:style style:name="T150" style:family="text">
      <style:text-properties officeooo:rsid="00b9b887"/>
    </style:style>
    <style:style style:name="T151" style:family="text">
      <style:text-properties officeooo:rsid="00bad506"/>
    </style:style>
    <style:style style:name="T152" style:family="text">
      <style:text-properties officeooo:rsid="00baf2ea"/>
    </style:style>
    <style:style style:name="T153" style:family="text">
      <style:text-properties officeooo:rsid="00bc66ae"/>
    </style:style>
    <style:style style:name="T154" style:family="text">
      <style:text-properties officeooo:rsid="00be68bc"/>
    </style:style>
    <style:style style:name="T155" style:family="text">
      <style:text-properties officeooo:rsid="00bf7bf4"/>
    </style:style>
    <style:style style:name="T156" style:family="text">
      <style:text-properties officeooo:rsid="00c09e8f"/>
    </style:style>
    <style:style style:name="T157" style:family="text">
      <style:text-properties officeooo:rsid="00c202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text:span text:style-name="T9">Julia</text:span> Reference Card <text:span text:style-name="T29"><text:tab/></text:span><text:span text:style-name="T32">v</text:span><text:span text:style-name="T33">1.0 for Julia 0.5</text:span></text:p>
      <text:p text:style-name="P58">(c) 2013 John Lynch modeled on M Goerz's Python card <text:span text:style-name="T8">to help map Python to Julia</text:span></text:p>
      <text:p text:style-name="P58">Information taken liberally from the Julia documentation and various other sources.</text:p>
      <text:p text:style-name="P58">You may freely modify and distribute this document. <text:s/></text:p>
      <text:p text:style-name="P65"><text:bookmark-start text:name="__DdeLink__1915_1042150616"/>1 Variable Types</text:p>
      <text:p text:style-name="P61">1.<text:span text:style-name="T119">0</text:span> <text:span text:style-name="T119">On All Objects or Collections (c)</text:span><text:span text:style-name="T71"> 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2">is(a, b) or ===</text:p>
            </table:table-cell>
            <table:table-cell table:style-name="Table1.A1" office:value-type="string">
              <text:p text:style-name="P158">object identity</text:p>
            </table:table-cell>
          </table:table-row>
        </table:table-header-rows>
        <table:table-row>
          <table:table-cell table:style-name="Table1.A1" office:value-type="string">
            <text:p text:style-name="P26"><text:span text:style-name="T115">isequal(x,y) or </text:span>==</text:p>
          </table:table-cell>
          <table:table-cell table:style-name="Table1.A1" office:value-type="string">
            <text:p text:style-name="P158">value identity</text:p>
          </table:table-cell>
        </table:table-row>
        <table:table-row>
          <table:table-cell table:style-name="Table1.A1" office:value-type="string">
            <text:p text:style-name="P50">isa(x, type)</text:p>
          </table:table-cell>
          <table:table-cell table:style-name="Table1.A1" office:value-type="string">
            <text:p text:style-name="P94">test if x is a type</text:p>
          </table:table-cell>
        </table:table-row>
        <table:table-row>
          <table:table-cell table:style-name="Table1.A1" office:value-type="string">
            <text:p text:style-name="P31">isless(x,y)</text:p>
          </table:table-cell>
          <table:table-cell table:style-name="Table1.A1" office:value-type="string">
            <text:p text:style-name="P159">consistent x&lt;y test</text:p>
          </table:table-cell>
        </table:table-row>
        <table:table-row>
          <table:table-cell table:style-name="Table1.A1" office:value-type="string">
            <text:p text:style-name="P51">typeof(x)</text:p>
          </table:table-cell>
          <table:table-cell table:style-name="Table1.A1" office:value-type="string">
            <text:p text:style-name="P96">get x's concrete type</text:p>
          </table:table-cell>
        </table:table-row>
        <table:table-row>
          <table:table-cell table:style-name="Table1.A1" office:value-type="string">
            <text:p text:style-name="P33">tuple(x's) <text:s/>tuple([]...)</text:p>
          </table:table-cell>
          <table:table-cell table:style-name="Table1.A1" office:value-type="string">
            <text:p text:style-name="P96"><text:span text:style-name="T9">c</text:span>reate tuple</text:p>
          </table:table-cell>
        </table:table-row>
        <table:table-row>
          <table:table-cell table:style-name="Table1.A1" office:value-type="string">
            <text:p text:style-name="P114">ntuple(f::Function, <text:span text:style-name="T147">n</text:span>) </text:p>
          </table:table-cell>
          <table:table-cell table:style-name="Table1.A1" office:value-type="string">
            <text:p text:style-name="P160">tuple f(i) for i:n</text:p>
          </table:table-cell>
        </table:table-row>
        <table:table-row>
          <table:table-cell table:style-name="Table1.A1" office:value-type="string">
            <text:p text:style-name="P114">object_id(x) ; hash(x) </text:p>
          </table:table-cell>
          <table:table-cell table:style-name="Table1.A1" office:value-type="string">
            <text:p text:style-name="P160">id equiv to === &amp; ==</text:p>
          </table:table-cell>
        </table:table-row>
        <table:table-row>
          <table:table-cell table:style-name="Table1.A1" office:value-type="string">
            <text:p text:style-name="P34">copy(x) ; deepcopy(x)</text:p>
          </table:table-cell>
          <table:table-cell table:style-name="Table1.A1" office:value-type="string">
            <text:p text:style-name="P160">shallow or recursive copies</text:p>
          </table:table-cell>
        </table:table-row>
        <table:table-row>
          <table:table-cell table:style-name="Table1.A1" office:value-type="string">
            <text:p text:style-name="P184">eltype(d)</text:p>
          </table:table-cell>
          <table:table-cell table:style-name="Table1.A1" office:value-type="string">
            <text:p text:style-name="P148">type <text:span text:style-name="T133">of elements</text:span></text:p>
          </table:table-cell>
        </table:table-row>
        <table:table-row>
          <table:table-cell table:style-name="Table1.A1" office:value-type="string">
            <text:p text:style-name="P115">eval ; evalfile</text:p>
          </table:table-cell>
          <table:table-cell table:style-name="Table1.A1" office:value-type="string">
            <text:p text:style-name="P161">evaluate expression</text:p>
          </table:table-cell>
        </table:table-row>
        <table:table-row>
          <table:table-cell table:style-name="Table1.A1" office:value-type="string">
            <text:p text:style-name="P54">collect(c) ;</text:p>
          </table:table-cell>
          <table:table-cell table:style-name="Table1.A1" office:value-type="string">
            <text:p text:style-name="P99">array of all items with </text:p>
          </table:table-cell>
        </table:table-row>
        <table:table-row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97"><text:s text:c="2"/><text:span text:style-name="T123">k,v tuples for dicts</text:span></text:p>
          </table:table-cell>
        </table:table-row>
        <table:table-row>
          <table:table-cell table:style-name="Table1.A1" office:value-type="string">
            <text:p text:style-name="P55">(c...)</text:p>
          </table:table-cell>
          <table:table-cell table:style-name="Table1.A1" office:value-type="string">
            <text:p text:style-name="P100">Splat c, giving a tuple</text:p>
          </table:table-cell>
        </table:table-row>
        <table:table-row>
          <table:table-cell table:style-name="Table1.A1" office:value-type="string">
            <text:p text:style-name="P30">s=[<text:span text:style-name="T123">c...</text:span>,x...] ; s=vcat(<text:span text:style-name="T123">c</text:span>,x)</text:p>
          </table:table-cell>
          <table:table-cell table:style-name="Table1.A1" office:value-type="string">
            <text:p text:style-name="P85">Add to s <text:span text:style-name="T121">vertically</text:span></text:p>
          </table:table-cell>
        </table:table-row>
        <table:table-row>
          <table:table-cell table:style-name="Table1.A1" office:value-type="string">
            <text:p text:style-name="P30">s=[<text:span text:style-name="T123">c</text:span> x] ; s=<text:span text:style-name="T121">h</text:span>cat(<text:span text:style-name="T123">c</text:span>,x)</text:p>
          </table:table-cell>
          <table:table-cell table:style-name="Table1.A1" office:value-type="string">
            <text:p text:style-name="P85">Add <text:span text:style-name="T121">horizontally</text:span></text:p>
          </table:table-cell>
        </table:table-row>
        <table:table-row>
          <table:table-cell table:style-name="Table1.A1" office:value-type="string">
            <text:p text:style-name="P80"><text:span text:style-name="T11">hvcat</text:span><text:span text:style-name="T24">(a,r,c)</text:span><text:span text:style-name="T11"> ; [a b;c d;..]</text:span></text:p>
          </table:table-cell>
          <table:table-cell table:style-name="Table1.A1" office:value-type="string">
            <text:p text:style-name="P83">Concatenate r+c </text:p>
          </table:table-cell>
        </table:table-row>
        <table:table-row>
          <table:table-cell table:style-name="Table1.A1" office:value-type="string">
            <text:p text:style-name="P53">empty!(c) ; isempty(c)</text:p>
          </table:table-cell>
          <table:table-cell table:style-name="Table1.A1" office:value-type="string">
            <text:p text:style-name="P98">empty or test c</text:p>
          </table:table-cell>
        </table:table-row>
        <table:table-row>
          <table:table-cell table:style-name="Table1.A1" office:value-type="string">
            <text:p text:style-name="P181">x in s; <text:span text:style-name="T44">in(s,x); <text:s/>!in(s,x)</text:span></text:p>
          </table:table-cell>
          <table:table-cell table:style-name="Table1.A1" office:value-type="string">
            <text:p text:style-name="P210">is x a member of s</text:p>
          </table:table-cell>
        </table:table-row>
        <table:table-row>
          <table:table-cell table:style-name="Table1.A1" office:value-type="string">
            <text:p text:style-name="P52">length(c) <text:s/>; endof(c)</text:p>
          </table:table-cell>
          <table:table-cell table:style-name="Table1.A1" office:value-type="string">
            <text:p text:style-name="P97">length and last index of c</text:p>
          </table:table-cell>
        </table:table-row>
        <table:table-row>
          <table:table-cell table:style-name="Table1.A1" office:value-type="string">
            <text:p text:style-name="P52">size(c[,d])</text:p>
          </table:table-cell>
          <table:table-cell table:style-name="Table1.A1" office:value-type="string">
            <text:p text:style-name="P162">size of c in dimension d</text:p>
          </table:table-cell>
        </table:table-row>
        <table:table-row>
          <table:table-cell table:style-name="Table1.A1" office:value-type="string">
            <text:p text:style-name="P35">sum(c[,d]) ; prod(c[,d])</text:p>
          </table:table-cell>
          <table:table-cell table:style-name="Table1.A1" office:value-type="string">
            <text:p text:style-name="P86">fn over dimensions</text:p>
          </table:table-cell>
        </table:table-row>
        <table:table-row>
          <table:table-cell table:style-name="Table1.A1" office:value-type="string">
            <text:p text:style-name="P36">fill!(<text:span text:style-name="T123">c</text:span>,x)</text:p>
          </table:table-cell>
          <table:table-cell table:style-name="Table1.A1" office:value-type="string">
            <text:p text:style-name="P72">fill A with value x</text:p>
          </table:table-cell>
        </table:table-row>
        <table:table-row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87"/>
          </table:table-cell>
        </table:table-row>
        <table:table-row>
          <table:table-cell table:style-name="Table1.A1" office:value-type="string">
            <text:p text:style-name="P9">min<text:span text:style-name="T45">imum</text:span>(<text:span text:style-name="T123">c[,d]</text:span>); max<text:span text:style-name="T45">imum</text:span></text:p>
          </table:table-cell>
          <table:table-cell table:style-name="Table1.A1" office:value-type="string">
            <text:p text:style-name="P163">of seq or array (with dims)</text:p>
          </table:table-cell>
        </table:table-row>
        <table:table-row>
          <table:table-cell table:style-name="Table1.A1" office:value-type="string">
            <text:p text:style-name="P35">findm<text:span text:style-name="T122">in</text:span>(<text:span text:style-name="T123">c</text:span>) ; findm<text:span text:style-name="T122">ax</text:span></text:p>
          </table:table-cell>
          <table:table-cell table:style-name="Table1.A1" office:value-type="string">
            <text:p text:style-name="P164">returns max and index</text:p>
          </table:table-cell>
        </table:table-row>
        <table:table-row>
          <table:table-cell table:style-name="Table1.A1" office:value-type="string">
            <text:p text:style-name="P37">any(c[,dims]) ; all</text:p>
          </table:table-cell>
          <table:table-cell table:style-name="Table1.A1" office:value-type="string">
            <text:p text:style-name="P165">boolean tests<text:span text:style-name="T147">kkkkk</text:span></text:p>
          </table:table-cell>
        </table:table-row>
        <table:table-row>
          <table:table-cell table:style-name="Table1.A1" office:value-type="string">
            <text:p text:style-name="P107">count(<text:span text:style-name="T43">f(x),</text:span>x)</text:p>
          </table:table-cell>
          <table:table-cell table:style-name="Table1.A1" office:value-type="string">
            <text:p text:style-name="P141"><text:span text:style-name="T123">num</text:span> where f(x) is true</text:p>
          </table:table-cell>
        </table:table-row>
        <table:table-row>
          <table:table-cell table:style-name="Table1.A1" office:value-type="string">
            <text:p text:style-name="P37">first(c) ; last(c)</text:p>
          </table:table-cell>
          <table:table-cell table:style-name="Table1.A1" office:value-type="string">
            <text:p text:style-name="P165">O(1) first or last element</text:p>
          </table:table-cell>
        </table:table-row>
        <table:table-row>
          <table:table-cell table:style-name="Table1.A1" office:value-type="string">
            <text:p text:style-name="P166"><text:span text:style-name="T124">get</text:span>index(<text:span text:style-name="T124">c,i</text:span>)</text:p>
          </table:table-cell>
          <table:table-cell table:style-name="Table1.A1" office:value-type="string">
            <text:p text:style-name="P144"><text:span text:style-name="T43">g</text:span>et value at index i</text:p>
          </table:table-cell>
        </table:table-row>
        <table:table-row>
          <table:table-cell table:style-name="Table1.A1" office:value-type="string">
            <text:p text:style-name="P184">unique(c)</text:p>
          </table:table-cell>
          <table:table-cell table:style-name="Table1.A1" office:value-type="string">
            <text:p text:style-name="P147">ordered array of uniques</text:p>
          </table:table-cell>
        </table:table-row>
        <table:table-row>
          <table:table-cell table:style-name="Table1.A1" office:value-type="string">
            <text:p text:style-name="P183"/>
          </table:table-cell>
          <table:table-cell table:style-name="Table1.A1" office:value-type="string">
            <text:p text:style-name="P146"/>
          </table:table-cell>
        </table:table-row>
        <table:table-row>
          <table:table-cell table:style-name="Table1.A1" office:value-type="string">
            <text:p text:style-name="P183"><text:span text:style-name="T126">filter(f(x),c) or </text:span>f<text:span text:style-name="T55">(k,v)</text:span></text:p>
          </table:table-cell>
          <table:table-cell table:style-name="Table1.A1" office:value-type="string">
            <text:p text:style-name="P146">return items where true</text:p>
          </table:table-cell>
        </table:table-row>
        <table:table-row>
          <table:table-cell table:style-name="Table1.A1" office:value-type="string">
            <text:p text:style-name="P183"><text:span text:style-name="T126"><text:s/></text:span>filter!(<text:span text:style-name="T126">f(x)</text:span>,<text:span text:style-name="T126">c</text:span>) </text:p>
          </table:table-cell>
          <table:table-cell table:style-name="Table1.A1" office:value-type="string">
            <text:p text:style-name="P145"><text:s text:c="2"/><text:span text:style-name="T126">or update collection</text:span></text:p>
          </table:table-cell>
        </table:table-row>
        <table:table-row>
          <table:table-cell table:style-name="Table1.A1" office:value-type="string">
            <text:p text:style-name="P218"><text:span text:style-name="T25">map(f,</text:span><text:span text:style-name="T26">c</text:span><text:span text:style-name="T25">) map!(</text:span><text:span text:style-name="T26">f</text:span><text:span text:style-name="T25">,</text:span><text:span text:style-name="T26">c</text:span><text:span text:style-name="T25">)</text:span></text:p>
          </table:table-cell>
          <table:table-cell table:style-name="Table1.A1" office:value-type="string">
            <text:p text:style-name="P218"><text:span text:style-name="T95">t</text:span>ransformation<text:span text:style-name="T91">s</text:span></text:p>
          </table:table-cell>
        </table:table-row>
        <table:table-row>
          <table:table-cell table:style-name="Table1.A1" office:value-type="string">
            <text:p text:style-name="P195">reduce(op,v0,<text:span text:style-name="T126">c</text:span>) ; <text:s/></text:p>
            <text:p text:style-name="P195"><text:s text:c="2"/>mapreduce(<text:span text:style-name="T126">f,op,c</text:span>)</text:p>
          </table:table-cell>
          <table:table-cell table:style-name="Table1.A1" office:value-type="string">
            <text:p text:style-name="P220"><text:span text:style-name="T95">r</text:span>educe with operato<text:span text:style-name="T101">r<text:line-break/> <text:s/>from init value v0</text:span></text:p>
          </table:table-cell>
        </table:table-row>
      </table:table>
      <text:p text:style-name="P62">1.1 Numbers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4">42 0x2A 0o52 0b101010</text:p>
            </table:table-cell>
            <table:table-cell table:style-name="Table12.A1" office:value-type="string">
              <text:p text:style-name="P101">42 (dec,hex,oct,bin,) </text:p>
            </table:table-cell>
          </table:table-row>
        </table:table-header-rows>
        <table:table-row>
          <table:table-cell table:style-name="Table12.A1" office:value-type="string">
            <text:p text:style-name="P4">0.2 .8 4. 1e10 1e-7 3.2f0<text:line-break/>Inf NaN</text:p>
          </table:table-cell>
          <table:table-cell table:style-name="Table12.A1" office:value-type="string">
            <text:p text:style-name="P157">floating point value</text:p>
          </table:table-cell>
        </table:table-row>
        <table:table-row>
          <table:table-cell table:style-name="Table12.A1" office:value-type="string">
            <text:p text:style-name="P4">z = 5 – 2<text:span text:style-name="T10">im </text:span></text:p>
          </table:table-cell>
          <table:table-cell table:style-name="Table12.A1" office:value-type="string">
            <text:p text:style-name="P157">complex number</text:p>
          </table:table-cell>
        </table:table-row>
        <table:table-row>
          <table:table-cell table:style-name="Table12.A1" office:value-type="string">
            <text:p text:style-name="P113">z = complex(real, imag)</text:p>
          </table:table-cell>
          <table:table-cell table:style-name="Table12.A1" office:value-type="string">
            <text:p text:style-name="P157">complex number</text:p>
          </table:table-cell>
        </table:table-row>
        <table:table-row>
          <table:table-cell table:style-name="Table12.A1" office:value-type="string">
            <text:p text:style-name="P4">real<text:span text:style-name="T10">(z)</text:span>; imag<text:span text:style-name="T10">(z)</text:span></text:p>
          </table:table-cell>
          <table:table-cell table:style-name="Table12.A1" office:value-type="string">
            <text:p text:style-name="P157">real and imag part of z</text:p>
          </table:table-cell>
        </table:table-row>
        <table:table-row>
          <table:table-cell table:style-name="Table12.A1" office:value-type="string">
            <text:p text:style-name="P7">2//3 - 1//2</text:p>
          </table:table-cell>
          <table:table-cell table:style-name="Table12.A1" office:value-type="string">
            <text:p text:style-name="P95">rational numbers <text:span text:style-name="T9">(</text:span>gcd<text:span text:style-name="T9">)</text:span></text:p>
          </table:table-cell>
        </table:table-row>
        <table:table-row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95"/>
          </table:table-cell>
        </table:table-row>
        <table:table-row>
          <table:table-cell table:style-name="Table12.A1" office:value-type="string">
            <text:p text:style-name="P113"><text:span text:style-name="T9">t</text:span>rue; <text:span text:style-name="T9">f</text:span>alse</text:p>
          </table:table-cell>
          <table:table-cell table:style-name="Table12.A1" office:value-type="string">
            <text:p text:style-name="P157">boolean constants</text:p>
          </table:table-cell>
        </table:table-row>
        <table:table-row>
          <table:table-cell table:style-name="Table12.A1" office:value-type="string">
            <text:p text:style-name="P113">abs(n)</text:p>
          </table:table-cell>
          <table:table-cell table:style-name="Table12.A1" office:value-type="string">
            <text:p text:style-name="P157">absolute value of n</text:p>
          </table:table-cell>
        </table:table-row>
        <table:table-row>
          <table:table-cell table:style-name="Table12.A1" office:value-type="string">
            <text:p text:style-name="P4">div<text:span text:style-name="T10">rem</text:span>(x, y)</text:p>
          </table:table-cell>
          <table:table-cell table:style-name="Table12.A1" office:value-type="string">
            <text:p text:style-name="P157">(x/y, x%y)</text:p>
          </table:table-cell>
        </table:table-row>
        <table:table-row>
          <table:table-cell table:style-name="Table12.A1" office:value-type="string">
            <text:p text:style-name="P113">cmp(x,y)</text:p>
          </table:table-cell>
          <table:table-cell table:style-name="Table12.A1" office:value-type="string">
            <text:p text:style-name="P157">x&lt;y: -1, <text:s/>x==y: 0, <text:s/>x&gt;y: 1</text:p>
          </table:table-cell>
        </table:table-row>
        <table:table-row>
          <table:table-cell table:style-name="Table12.A1" office:value-type="string">
            <text:p text:style-name="P113">round(x,n)</text:p>
          </table:table-cell>
          <table:table-cell table:style-name="Table12.A1" office:value-type="string">
            <text:p text:style-name="P157">round x to n dec places</text:p>
          </table:table-cell>
        </table:table-row>
        <table:table-row>
          <table:table-cell table:style-name="Table12.A1" office:value-type="string">
            <text:p text:style-name="P4"><text:span text:style-name="T149">I</text:span>nt() <text:span text:style-name="T149">Int8() to Int128()</text:span></text:p>
          </table:table-cell>
          <table:table-cell table:style-name="Table12.A1" office:value-type="string">
            <text:p text:style-name="P157">int from string <text:span text:style-name="T28">or num</text:span></text:p>
          </table:table-cell>
        </table:table-row>
        <table:table-row>
          <table:table-cell table:style-name="Table12.A1" office:value-type="string">
            <text:p text:style-name="P118">float("3.14") <text:s/><text:span text:style-name="T149">F</text:span>loat16() <text:span text:style-name="T149">F</text:span>loat32() <text:span text:style-name="T149">F</text:span>loat64()</text:p>
          </table:table-cell>
          <table:table-cell table:style-name="Table12.A1" office:value-type="string">
            <text:p text:style-name="P156">float from string or num</text:p>
          </table:table-cell>
        </table:table-row>
        <table:table-row>
          <table:table-cell table:style-name="Table12.A1" office:value-type="string">
            <text:p text:style-name="P182">str<text:span text:style-name="T59">ing</text:span>(3.14)</text:p>
          </table:table-cell>
          <table:table-cell table:style-name="Table12.A1" office:value-type="string">
            <text:p text:style-name="P212">conversion</text:p>
          </table:table-cell>
        </table:table-row>
        <table:table-row>
          <table:table-cell table:style-name="Table12.A1" office:value-type="string">
            <text:p text:style-name="P4">hex(n) <text:span text:style-name="T10">dec(n) </text:span>oct(n) <text:span text:style-name="T149">bin(n)</text:span> <text:span text:style-name="T10">base(b,n)</text:span></text:p>
          </table:table-cell>
          <table:table-cell table:style-name="Table12.A1" office:value-type="string">
            <text:p text:style-name="P93">create hex, <text:span text:style-name="T10">dec, oct, <text:line-break/>base b </text:span>string</text:p>
          </table:table-cell>
        </table:table-row>
        <table:table-row>
          <table:table-cell table:style-name="Table12.A1" office:value-type="string">
            <text:p text:style-name="P27">int('x')</text:p>
          </table:table-cell>
          <table:table-cell table:style-name="Table12.A1" office:value-type="string">
            <text:p text:style-name="P157">code point of char</text:p>
          </table:table-cell>
        </table:table-row>
      </table:table>
      <text:p text:style-name="P60"><text:bookmark-end text:name="__DdeLink__1915_1042150616"/><text:span text:style-name="T7">1.2 Sequences</text:span> <text:span text:style-name="T65">(</text:span><text:span text:style-name="T66">arrays</text:span><text:span text:style-name="T67"> are mutable, tuples and strings are immutabl</text:span><text:span text:style-name="T68">e</text:span><text:span text:style-name="T65">). <text:s/></text:span><text:span text:style-name="T67">1 dimensional</text:span><text:span text:style-name="T66"> arrays </text:span><text:span text:style-name="T69">(column) replace vectors and arrays are indexed from 1 to end. <text:s/>Arrays use [] </text:span><text:span text:style-name="T70">and can be heterogeneous if defined with type Any.</text:span><text:span text:style-name="T66"> 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text:span text:style-name="T34">a</text:span><text:bookmark-start text:name="__DdeLink__84_2677176761"/>=l=[1, 2, 3, 4]<text:bookmark-end text:name="__DdeLink__84_2677176761"/> <text:span text:style-name="T54">or []</text:span></text:p>
          </table:table-cell>
          <table:table-cell table:style-name="Table2.A1" office:value-type="string">
            <text:p text:style-name="P70">create 1 <text:span text:style-name="T35">dim A</text:span>rray</text:p>
          </table:table-cell>
        </table:table-row>
        <table:table-row>
          <table:table-cell table:style-name="Table2.A1" office:value-type="string">
            <text:p text:style-name="P3"><text:bookmark-start text:name="__DdeLink__2209_1126981604"/>s=t=(1,"ba",[1+2J,1.4], 4)<text:bookmark-end text:name="__DdeLink__2209_1126981604"/></text:p>
          </table:table-cell>
          <table:table-cell table:style-name="Table2.A1" office:value-type="string">
            <text:p text:style-name="P233">tuple creation</text:p>
          </table:table-cell>
        </table:table-row>
        <table:table-row>
          <table:table-cell table:style-name="Table2.A1" office:value-type="string">
            <text:p text:style-name="P23">s=l=linspace(start, stop, n)</text:p>
          </table:table-cell>
          <table:table-cell table:style-name="Table2.A1" office:value-type="string">
            <text:p text:style-name="P71">n items <text:span text:style-name="T150">for iteration</text:span></text:p>
          </table:table-cell>
        </table:table-row>
        <table:table-row>
          <table:table-cell table:style-name="Table2.A1" office:value-type="string">
            <text:p text:style-name="P45"><text:span text:style-name="T36">l=</text:span><text:span text:style-name="T37">[t...] </text:span><text:span text:style-name="T36">; t=tuple(l...)</text:span></text:p>
          </table:table-cell>
          <table:table-cell table:style-name="Table2.A1" office:value-type="string">
            <text:p text:style-name="P233">list / tuple conversion</text:p>
          </table:table-cell>
        </table:table-row>
        <table:table-row>
          <table:table-cell table:style-name="Table2.A1" office:value-type="string">
            <text:p text:style-name="P8"><text:span text:style-name="T40">s</text:span>=<text:span text:style-name="T40">1:1000</text:span></text:p>
          </table:table-cell>
          <table:table-cell table:style-name="Table2.A1" office:value-type="string">
            <text:p text:style-name="P233"><text:span text:style-name="T28">range</text:span> of integers</text:p>
          </table:table-cell>
        </table:table-row>
        <table:table-row>
          <table:table-cell table:style-name="Table2.A1" office:value-type="string">
            <text:p text:style-name="P8"><text:span text:style-name="T34">a</text:span>=<text:span text:style-name="T40">[1:1000]</text:span></text:p>
          </table:table-cell>
          <table:table-cell table:style-name="Table2.A1" office:value-type="string">
            <text:p text:style-name="P70"><text:span text:style-name="T40">1d array of ints</text:span> </text:p>
          </table:table-cell>
        </table:table-row>
        <table:table-row>
          <table:table-cell table:style-name="Table2.A1" office:value-type="string">
            <text:p text:style-name="P8"><text:bookmark-start text:name="__DdeLink__100_267717676"/><text:span text:style-name="T34">s</text:span><text:bookmark-start text:name="__DdeLink__97_267717676"/>[<text:span text:style-name="T34">3</text:span>][<text:span text:style-name="T34">1</text:span>]<text:bookmark-end text:name="__DdeLink__100_267717676"/><text:bookmark-end text:name="__DdeLink__97_267717676"/><text:tab/></text:p>
          </table:table-cell>
          <table:table-cell table:style-name="Table2.A1" office:value-type="string">
            <text:p text:style-name="P70"><text:bookmark text:name="__DdeLink__97_2677176761"/><text:bookmark text:name="__DdeLink__100_2677176761"/>get element (1+2<text:span text:style-name="T34">im</text:span>)</text:p>
          </table:table-cell>
        </table:table-row>
        <table:table-row>
          <table:table-cell table:style-name="Table2.A1" office:value-type="string">
            <text:p text:style-name="P8"><text:span text:style-name="T42">l[end-1][end]</text:span><text:bookmark-start text:name="__DdeLink__102_267717676"/> <text:bookmark-end text:name="__DdeLink__102_267717676"/></text:p>
          </table:table-cell>
          <table:table-cell table:style-name="Table2.A1" office:value-type="string">
            <text:p text:style-name="P119">get element (1.4)</text:p>
          </table:table-cell>
        </table:table-row>
        <table:table-row>
          <table:table-cell table:style-name="Table2.A9" office:value-type="string">
            <text:p text:style-name="P8">s[i:j]</text:p>
          </table:table-cell>
          <table:table-cell table:style-name="Table2.A1" office:value-type="string">
            <text:p text:style-name="P74">slicing (<text:span text:style-name="T42">i</text:span> <text:span text:style-name="T28">&amp; j</text:span> incl<text:span text:style-name="T117">usive</text:span>) </text:p>
          </table:table-cell>
        </table:table-row>
        <table:table-row>
          <table:table-cell table:style-name="Table2.A1" office:value-type="string">
            <text:p text:style-name="P108">s[i:k:j] <text:s/>; <text:span text:style-name="T146">eg s[0:2:10]</text:span></text:p>
          </table:table-cell>
          <table:table-cell table:style-name="Table2.A1" office:value-type="string">
            <text:p text:style-name="P120">slice with stride k</text:p>
          </table:table-cell>
        </table:table-row>
        <table:table-row>
          <table:table-cell table:style-name="Table2.A1" office:value-type="string">
            <text:p text:style-name="P116">s[j:-k:i] ; eg <text:bookmark-start text:name="__DdeLink__2390_1046759643"/>s[9:-1:1]<text:bookmark-end text:name="__DdeLink__2390_1046759643"/></text:p>
          </table:table-cell>
          <table:table-cell table:style-name="Table2.A1" office:value-type="string">
            <text:p text:style-name="P152">reverse slice eg 9 to 1</text:p>
          </table:table-cell>
        </table:table-row>
        <table:table-row>
          <table:table-cell table:style-name="Table2.A1" office:value-type="string">
            <text:p text:style-name="P117"><text:bookmark-start text:name="__DdeLink__2396_1046759643"/><text:span text:style-name="T116">s</text:span>[<text:span text:style-name="T43">2</text:span>:2:<text:span text:style-name="T151">end</text:span>]<text:bookmark-end text:name="__DdeLink__2396_1046759643"/> <text:s text:c="2"/>; <text:bookmark-start text:name="__DdeLink__2398_1046759643"/><text:span text:style-name="T116">s[1:3:end]</text:span><text:bookmark-end text:name="__DdeLink__2398_1046759643"/></text:p>
          </table:table-cell>
          <table:table-cell table:style-name="Table2.A1" office:value-type="string">
            <text:p text:style-name="P121">every 2<text:span text:style-name="T1">nd</text:span><text:bookmark-start text:name="__DdeLink__2392_1046759643"/><text:bookmark-start text:name="__DdeLink__2394_1046759643"/> ; <text:span text:style-name="T146">e</text:span>very <text:span text:style-name="T146">3</text:span><text:bookmark-end text:name="__DdeLink__2392_1046759643"/><text:bookmark-end text:name="__DdeLink__2394_1046759643"/><text:span text:style-name="T2">rd</text:span></text:p>
          </table:table-cell>
        </table:table-row>
        <table:table-row>
          <table:table-cell table:style-name="Table2.A1" office:value-type="string">
            <text:p text:style-name="P9">l[i:j]=['a','b','c','d'] </text:p>
          </table:table-cell>
          <table:table-cell table:style-name="Table2.A1" office:value-type="string">
            <text:p text:style-name="P120">replace <text:span text:style-name="T43">equal </text:span>slice</text:p>
          </table:table-cell>
        </table:table-row>
        <table:table-row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143"/>
          </table:table-cell>
        </table:table-row>
        <table:table-row>
          <table:table-cell table:style-name="Table2.A1" office:value-type="string">
            <text:p text:style-name="P28">push!(a,x) <text:s/><text:span text:style-name="T8">x = pop!(</text:span>a<text:span text:style-name="T8">)</text:span></text:p>
          </table:table-cell>
          <table:table-cell table:style-name="Table2.A1" office:value-type="string">
            <text:p text:style-name="P84">Add/<text:span text:style-name="T46">remove</text:span> end of a</text:p>
          </table:table-cell>
        </table:table-row>
        <table:table-row>
          <table:table-cell table:style-name="Table2.A1" office:value-type="string">
            <text:p text:style-name="P28"><text:span text:style-name="T46">unshift</text:span>!(a,x) <text:s/><text:span text:style-name="T8">x = shift!(</text:span>a<text:span text:style-name="T8">) </text:span></text:p>
          </table:table-cell>
          <table:table-cell table:style-name="Table2.A1" office:value-type="string">
            <text:p text:style-name="P84">Add/<text:span text:style-name="T46">remove</text:span> <text:span text:style-name="T46">start</text:span> of a</text:p>
          </table:table-cell>
        </table:table-row>
        <table:table-row>
          <table:table-cell table:style-name="Table2.A1" office:value-type="string">
            <text:p text:style-name="P9">append!(<text:span text:style-name="T45">l,l2</text:span>) ; <text:span text:style-name="T118">prepend</text:span></text:p>
          </table:table-cell>
          <table:table-cell table:style-name="Table2.A1" office:value-type="string">
            <text:p text:style-name="P142"><text:span text:style-name="T145">add</text:span> <text:span text:style-name="T145">items in l2</text:span> at end of l</text:p>
          </table:table-cell>
        </table:table-row>
        <table:table-row>
          <table:table-cell table:style-name="Table2.A1" office:value-type="string">
            <text:p text:style-name="P102"><text:span text:style-name="T43">i</text:span>nsert!(<text:span text:style-name="T46">l,</text:span>i,x)</text:p>
          </table:table-cell>
          <table:table-cell table:style-name="Table2.A1" office:value-type="string">
            <text:p text:style-name="P120">insert x at pos. i</text:p>
          </table:table-cell>
        </table:table-row>
        <table:table-row>
          <table:table-cell table:style-name="Table2.A1" office:value-type="string">
            <text:p text:style-name="P9"><text:span text:style-name="T45">splice!</text:span>(<text:span text:style-name="T45">a,i:j[,newarray]</text:span>)</text:p>
          </table:table-cell>
          <table:table-cell table:style-name="Table2.A1" office:value-type="string">
            <text:p text:style-name="P84">remove i to j</text:p>
          </table:table-cell>
        </table:table-row>
        <table:table-row>
          <table:table-cell table:style-name="Table2.A1" office:value-type="string">
            <text:p text:style-name="P9">reverse!(<text:span text:style-name="T46">1,i,j</text:span>) </text:p>
          </table:table-cell>
          <table:table-cell table:style-name="Table2.A1" office:value-type="string">
            <text:p text:style-name="P120">reverse l <text:span text:style-name="T43">from i to j</text:span></text:p>
          </table:table-cell>
        </table:table-row>
        <table:table-row>
          <table:table-cell table:style-name="Table2.A1" office:value-type="string">
            <text:p text:style-name="P167">sort!(<text:span text:style-name="T43">l</text:span>)</text:p>
          </table:table-cell>
          <table:table-cell table:style-name="Table2.A1" office:value-type="string">
            <text:p text:style-name="P120">sort <text:span text:style-name="T43">(many options)</text:span></text:p>
          </table:table-cell>
        </table:table-row>
        <table:table-row>
          <table:table-cell table:style-name="Table2.A1" office:value-type="string">
            <text:p text:style-name="P167">zip(s,t,...)</text:p>
          </table:table-cell>
          <table:table-cell table:style-name="Table2.A1" office:value-type="string">
            <text:p text:style-name="P120">[(s[0],t[0],...),..]</text:p>
          </table:table-cell>
        </table:table-row>
      </table:table>
      <text:p text:style-name="P63">1.3 Dictionari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9"><text:bookmark-start text:name="__DdeLink__2420_2118376447"/><text:span text:style-name="T12">d=</text:span><text:span text:style-name="T14">Dict(</text:span><text:span text:style-name="T12">'x'</text:span><text:span text:style-name="Teletype"><text:span text:style-name="T12">=&gt;</text:span></text:span><text:span text:style-name="T12">42,'y'</text:span><text:span text:style-name="Teletype"><text:span text:style-name="T12">=&gt;</text:span></text:span><text:span text:style-name="T12">3.14</text:span><text:bookmark-end text:name="__DdeLink__2420_2118376447"/><text:span text:style-name="T14">)</text:span></text:p>
          </table:table-cell>
          <table:table-cell table:style-name="Table3.A1" office:value-type="string">
            <text:p text:style-name="P233">dict creation</text:p>
          </table:table-cell>
        </table:table-row>
        <table:table-row>
          <table:table-cell table:style-name="Table3.A1" office:value-type="string">
            <text:p text:style-name="P43">d = Dict([(i, f(i)) for i=1:n])</text:p>
          </table:table-cell>
          <table:table-cell table:style-name="Table3.A1" office:value-type="string">
            <text:p text:style-name="P238"><text:span text:style-name="T119">using</text:span> comprehension</text:p>
          </table:table-cell>
        </table:table-row>
        <table:table-row>
          <table:table-cell table:style-name="Table3.A1" office:value-type="string">
            <text:p text:style-name="P31">[]</text:p>
          </table:table-cell>
          <table:table-cell table:style-name="Table3.A1" office:value-type="string">
            <text:p text:style-name="P241">for <text:span text:style-name="T152">inferred</text:span> type<text:span text:style-name="T152">s</text:span></text:p>
          </table:table-cell>
        </table:table-row>
        <table:table-row>
          <table:table-cell table:style-name="Table3.A1" office:value-type="string">
            <text:p text:style-name="P3">d['x']</text:p>
          </table:table-cell>
          <table:table-cell table:style-name="Table3.A1" office:value-type="string">
            <text:p text:style-name="P233">get entry for <text:span text:style-name="T125">key </text:span>'x'</text:p>
          </table:table-cell>
        </table:table-row>
        <table:table-row>
          <table:table-cell table:style-name="Table3.A1" office:value-type="string">
            <text:p text:style-name="P107">len<text:span text:style-name="T51">gth</text:span>(d)</text:p>
          </table:table-cell>
          <table:table-cell table:style-name="Table3.A1" office:value-type="string">
            <text:p text:style-name="P119">number of keys</text:p>
          </table:table-cell>
        </table:table-row>
        <table:table-row>
          <table:table-cell table:style-name="Table3.A1" office:value-type="string">
            <text:p text:style-name="P107">del<text:span text:style-name="T52">ete!</text:span>(d,'x')</text:p>
          </table:table-cell>
          <table:table-cell table:style-name="Table3.A1" office:value-type="string">
            <text:p text:style-name="P119">delete entry from d<text:span text:style-name="T52">ict</text:span></text:p>
          </table:table-cell>
        </table:table-row>
        <table:table-row>
          <table:table-cell table:style-name="Table3.A1" office:value-type="string">
            <text:p text:style-name="P107">has_key(<text:span text:style-name="T52">d, </text:span>k)</text:p>
          </table:table-cell>
          <table:table-cell table:style-name="Table3.A1" office:value-type="string">
            <text:p text:style-name="P119">does key exist?</text:p>
          </table:table-cell>
        </table:table-row>
        <table:table-row>
          <table:table-cell table:style-name="Table3.A1" office:value-type="string">
            <text:p text:style-name="P167">keys(<text:span text:style-name="T52">d</text:span>)</text:p>
          </table:table-cell>
          <table:table-cell table:style-name="Table3.A1" office:value-type="string">
            <text:p text:style-name="P119"><text:span text:style-name="T53">iter</text:span> of all keys</text:p>
          </table:table-cell>
        </table:table-row>
        <table:table-row>
          <table:table-cell table:style-name="Table3.A1" office:value-type="string">
            <text:p text:style-name="P167">values(<text:span text:style-name="T52">d</text:span>)</text:p>
          </table:table-cell>
          <table:table-cell table:style-name="Table3.A1" office:value-type="string">
            <text:p text:style-name="P211"><text:span text:style-name="T53">iter</text:span> of all values</text:p>
          </table:table-cell>
        </table:table-row>
        <table:table-row>
          <table:table-cell table:style-name="Table3.A1" office:value-type="string">
            <text:p text:style-name="P168"><text:span text:style-name="T93">c</text:span>ollect(<text:span text:style-name="T94">d</text:span>)</text:p>
          </table:table-cell>
          <table:table-cell table:style-name="Table3.A1" office:value-type="string">
            <text:p text:style-name="P122">array of keys / values</text:p>
          </table:table-cell>
        </table:table-row>
        <table:table-row>
          <table:table-cell table:style-name="Table3.A1" office:value-type="string">
            <text:p text:style-name="P167">get(<text:span text:style-name="T52">d,</text:span>k,x)</text:p>
          </table:table-cell>
          <table:table-cell table:style-name="Table3.A1" office:value-type="string">
            <text:p text:style-name="P119">get <text:span text:style-name="T125">value</text:span>, <text:span text:style-name="T52">default </text:span>x</text:p>
          </table:table-cell>
        </table:table-row>
        <table:table-row>
          <table:table-cell table:style-name="Table3.A1" office:value-type="string">
            <text:p text:style-name="P168">getkey(d,k,x)</text:p>
          </table:table-cell>
          <table:table-cell table:style-name="Table3.A1" office:value-type="string">
            <text:p text:style-name="P122">get key, <text:span text:style-name="T125">default to x</text:span></text:p>
          </table:table-cell>
        </table:table-row>
        <table:table-row>
          <table:table-cell table:style-name="Table3.A1" office:value-type="string">
            <text:p text:style-name="P168">merge(<text:span text:style-name="T127">dict</text:span>, ...)</text:p>
          </table:table-cell>
          <table:table-cell table:style-name="Table3.A1" office:value-type="string">
            <text:p text:style-name="P122">merge dicts</text:p>
          </table:table-cell>
        </table:table-row>
        <table:table-row>
          <table:table-cell table:style-name="Table3.A1" office:value-type="string">
            <text:p text:style-name="P167"><text:span text:style-name="T53">p</text:span>op!(<text:span text:style-name="T53">d,k,x</text:span>)</text:p>
          </table:table-cell>
          <table:table-cell table:style-name="Table3.A1" office:value-type="string">
            <text:p text:style-name="P119">return <text:span text:style-name="T53">&amp;</text:span> delete item</text:p>
          </table:table-cell>
        </table:table-row>
      </table:table>
      <text:p text:style-name="Standard"/>
      <text:p text:style-name="P252">1.4 Set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s=<text:span text:style-name="T57">S</text:span>et(s)</text:p>
          </table:table-cell>
          <table:table-cell table:style-name="Table4.A1" office:value-type="string">
            <text:p text:style-name="P233">create set</text:p>
          </table:table-cell>
        </table:table-row>
        <table:table-row>
          <table:table-cell table:style-name="Table4.A1" office:value-type="string">
            <text:p text:style-name="P170">s=IntSet(i)</text:p>
          </table:table-cell>
          <table:table-cell table:style-name="Table4.A1" office:value-type="string">
            <text:p text:style-name="P123">create sorted int set</text:p>
          </table:table-cell>
        </table:table-row>
        <table:table-row>
          <table:table-cell table:style-name="Table4.A1" office:value-type="string">
            <text:p text:style-name="P3">issubset(<text:span text:style-name="T57">s,</text:span>t); s&lt;=t</text:p>
          </table:table-cell>
          <table:table-cell table:style-name="Table4.A1" office:value-type="string">
            <text:p text:style-name="P233">all s in t?</text:p>
          </table:table-cell>
        </table:table-row>
        <table:table-row>
          <table:table-cell table:style-name="Table4.A4" office:value-type="string">
            <text:p text:style-name="P107">union!(<text:span text:style-name="T57">s,</text:span>t)</text:p>
          </table:table-cell>
          <table:table-cell table:style-name="Table4.A1" office:value-type="string">
            <text:p text:style-name="P124">array if t is array</text:p>
          </table:table-cell>
        </table:table-row>
        <table:table-row>
          <table:table-cell table:style-name="Table4.A1" office:value-type="string">
            <text:p text:style-name="P107">intersec<text:span text:style-name="T57">t</text:span>(<text:span text:style-name="T57">s,</text:span>t)</text:p>
          </table:table-cell>
          <table:table-cell table:style-name="Table4.A1" office:value-type="string">
            <text:p text:style-name="P119">elements in s and t</text:p>
          </table:table-cell>
        </table:table-row>
        <table:table-row>
          <table:table-cell table:style-name="Table4.A1" office:value-type="string">
            <text:p text:style-name="P107"><text:span text:style-name="T58">set</text:span>diff!(<text:span text:style-name="T58">s,</text:span>t) <text:span text:style-name="T128">| (s,c)</text:span></text:p>
          </table:table-cell>
          <table:table-cell table:style-name="Table4.A1" office:value-type="string">
            <text:p text:style-name="P119">all s not in t</text:p>
          </table:table-cell>
        </table:table-row>
        <table:table-row>
          <table:table-cell table:style-name="Table4.A1" office:value-type="string">
            <text:p text:style-name="P167">symdiff!(<text:span text:style-name="T128">s,</text:span>t) <text:span text:style-name="T128">| (s,n) (s,c)</text:span></text:p>
          </table:table-cell>
          <table:table-cell table:style-name="Table4.A1" office:value-type="string">
            <text:p text:style-name="P119">all either s <text:span text:style-name="T86">excl </text:span>or t</text:p>
          </table:table-cell>
        </table:table-row>
        <table:table-row>
          <table:table-cell table:style-name="Table4.A1" office:value-type="string">
            <text:p text:style-name="P208"><text:span text:style-name="Teletype"><text:span text:style-name="T15">complement!</text:span></text:span><text:span text:style-name="T19">(</text:span><text:span text:style-name="Emphasis"><text:span text:style-name="T19">s</text:span></text:span><text:span text:style-name="T19">)</text:span></text:p>
          </table:table-cell>
          <table:table-cell table:style-name="Table4.A1" office:value-type="string">
            <text:p text:style-name="P123">set-complement intset</text:p>
          </table:table-cell>
        </table:table-row>
      </table:table>
      <text:p text:style-name="P103">1.5 Strings and Regular Expression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">"bla"; 'hello "world"'</text:p>
          </table:table-cell>
          <table:table-cell table:style-name="Table17.A1" office:value-type="string">
            <text:p text:style-name="P233">string (of bytes)</text:p>
          </table:table-cell>
        </table:table-row>
        <table:table-row>
          <table:table-cell table:style-name="Table17.A1" office:value-type="string">
            <text:p text:style-name="P107">\\ <text:s/></text:p>
          </table:table-cell>
          <table:table-cell table:style-name="Table17.A1" office:value-type="string">
            <text:p text:style-name="P119">backslash</text:p>
          </table:table-cell>
        </table:table-row>
        <table:table-row>
          <table:table-cell table:style-name="Table17.A1" office:value-type="string">
            <text:p text:style-name="P107">\N{id} \uhhhh \Uhhhhhhhh</text:p>
          </table:table-cell>
          <table:table-cell table:style-name="Table17.A1" office:value-type="string">
            <text:p text:style-name="P119">unicode char</text:p>
          </table:table-cell>
        </table:table-row>
        <table:table-row>
          <table:table-cell table:style-name="Table17.A1" office:value-type="string">
            <text:p text:style-name="P107">\xhh</text:p>
          </table:table-cell>
          <table:table-cell table:style-name="Table17.A1" office:value-type="string">
            <text:p text:style-name="P119">hex</text:p>
          </table:table-cell>
        </table:table-row>
        <table:table-row>
          <table:table-cell table:style-name="Table17.A1" office:value-type="string">
            <text:p text:style-name="P190"><text:span text:style-name="T62">'\u78' '\u2200' <text:s/></text:span>'\U10ffff'</text:p>
          </table:table-cell>
          <table:table-cell table:style-name="Table17.A1" office:value-type="string">
            <text:p text:style-name="P119">unicode string</text:p>
          </table:table-cell>
        </table:table-row>
        <table:table-row>
          <table:table-cell table:style-name="Table17.A1" office:value-type="string">
            <text:p text:style-name="P167"/>
          </table:table-cell>
          <table:table-cell table:style-name="Table17.A1" office:value-type="string">
            <text:p text:style-name="P209"/>
          </table:table-cell>
        </table:table-row>
        <table:table-row>
          <table:table-cell table:style-name="Table17.A1" office:value-type="string">
            <text:p text:style-name="P172"><text:span text:style-name="Teletype">@sprintf</text:span>(<text:span text:style-name="Emphasis">"%Fmt"</text:span>, <text:span text:style-name="Emphasis">args...</text:span>)</text:p>
          </table:table-cell>
          <table:table-cell table:style-name="Table17.A1" office:value-type="string">
            <text:p text:style-name="P119">string formatting</text:p>
          </table:table-cell>
        </table:table-row>
        <table:table-row>
          <table:table-cell table:style-name="Table17.A1" office:value-type="string">
            <text:p text:style-name="P173"><text:s text:c="2"/>%<text:span text:style-name="T88">s <text:s/>%03d <text:s/>%.2f <text:s/>%+.0e <text:s/>%E</text:span></text:p>
          </table:table-cell>
          <table:table-cell table:style-name="Table17.A1" office:value-type="string">
            <text:p text:style-name="P135">string, int <text:span text:style-name="T89">3char +</text:span> lead zero, float <text:span text:style-name="T89">2 precision</text:span></text:p>
          </table:table-cell>
        </table:table-row>
        <table:table-row>
          <table:table-cell table:style-name="Table17.A1" office:value-type="string">
            <text:p text:style-name="P173">t="<text:span text:style-name="T63">eat</text:span>" ; "$<text:span text:style-name="T63">t here</text:span>"</text:p>
          </table:table-cell>
          <table:table-cell table:style-name="Table17.A1" office:value-type="string">
            <text:p text:style-name="P125">var <text:span text:style-name="T111">interpolation</text:span></text:p>
          </table:table-cell>
        </table:table-row>
        <table:table-row>
          <table:table-cell table:style-name="Table17.A1" office:value-type="string">
            <text:p text:style-name="P173">"<text:span text:style-name="T153">$(y+5) is the result"</text:span></text:p>
          </table:table-cell>
          <table:table-cell table:style-name="Table17.A1" office:value-type="string">
            <text:p text:style-name="P125"/>
          </table:table-cell>
        </table:table-row>
        <table:table-row>
          <table:table-cell table:style-name="Table17.A1" office:value-type="string">
            <text:p text:style-name="P171">s*s ; *(s,s1,s2)</text:p>
          </table:table-cell>
          <table:table-cell table:style-name="Table17.A1" office:value-type="string">
            <text:p text:style-name="P126">concatenate strings</text:p>
          </table:table-cell>
        </table:table-row>
        <table:table-row>
          <table:table-cell table:style-name="Table17.A1" office:value-type="string">
            <text:p text:style-name="P171">s^n ; ^(s,n)</text:p>
          </table:table-cell>
          <table:table-cell table:style-name="Table17.A1" office:value-type="string">
            <text:p text:style-name="P126">repeat s n times</text:p>
          </table:table-cell>
        </table:table-row>
        <table:table-row>
          <table:table-cell table:style-name="Table17.A1" office:value-type="string">
            <text:p text:style-name="P167">join(<text:span text:style-name="T60">(s,s,s),sep</text:span>)</text:p>
          </table:table-cell>
          <table:table-cell table:style-name="Table17.A1" office:value-type="string">
            <text:p text:style-name="P119">join s<text:span text:style-name="T60">tring</text:span> with separator</text:p>
          </table:table-cell>
        </table:table-row>
        <table:table-row>
          <table:table-cell table:style-name="Table17.A1" office:value-type="string">
            <text:p text:style-name="P180">collect(s)</text:p>
          </table:table-cell>
          <table:table-cell table:style-name="Table17.A1" office:value-type="string">
            <text:p text:style-name="P140">return an array from</text:p>
          </table:table-cell>
        </table:table-row>
        <table:table-row>
          <table:table-cell table:style-name="Table17.A1" office:value-type="string">
            <text:p text:style-name="P167"><text:span text:style-name="T153">String</text:span>(<text:span text:style-name="T61">s</text:span>)</text:p>
          </table:table-cell>
          <table:table-cell table:style-name="Table17.A1" office:value-type="string">
            <text:p text:style-name="P119">s to utf-8 <text:s/>string</text:p>
          </table:table-cell>
        </table:table-row>
        <table:table-row>
          <table:table-cell table:style-name="Table17.A1" office:value-type="string">
            <text:p text:style-name="P167">ch<text:span text:style-name="T61">a</text:span>r(i)</text:p>
          </table:table-cell>
          <table:table-cell table:style-name="Table17.A1" office:value-type="string">
            <text:p text:style-name="P119">char from code point</text:p>
          </table:table-cell>
        </table:table-row>
        <table:table-row>
          <table:table-cell table:style-name="Table17.A1" office:value-type="string">
            <text:p text:style-name="P167"/>
          </table:table-cell>
          <table:table-cell table:style-name="Table17.A1" office:value-type="string">
            <text:p text:style-name="P119"/>
          </table:table-cell>
        </table:table-row>
      </table:table>
      <text:p text:style-name="P56">Other String Methods:</text:p>
      <text:p text:style-name="P249"><text:span text:style-name="T72">search </text:span><text:span text:style-name="T73">&amp;</text:span><text:span text:style-name="T72"> replace: </text:span><text:span text:style-name="T5">search</text:span><text:span text:style-name="T3">(s,</text:span><text:span text:style-name="Emphasis"><text:span text:style-name="T5">pat</text:span></text:span><text:span text:style-name="T3">,</text:span><text:span text:style-name="T5">i</text:span><text:span text:style-name="T3">), r</text:span><text:span text:style-name="T5">search</text:span><text:span text:style-name="T3">(s,</text:span><text:span text:style-name="Emphasis"><text:span text:style-name="T5">pat</text:span></text:span><text:span text:style-name="T3">,</text:span><text:span text:style-name="T5">i</text:span><text:span text:style-name="T3">), </text:span><text:span text:style-name="T6">contains</text:span><text:span text:style-name="T4">(</text:span><text:span text:style-name="T6">s, </text:span><text:span text:style-name="T4">pat) </text:span>index(s,<text:span text:style-name="Emphasis"><text:span text:style-name="T5">pat</text:span></text:span>,<text:span text:style-name="T61">i</text:span>), rindex(s,<text:span text:style-name="Emphasis"><text:span text:style-name="T5">pat</text:span></text:span>,<text:span text:style-name="T61">i</text:span>),<text:line-break/><text:span text:style-name="T77">beginswith</text:span><text:span text:style-name="T4">(s,pat)</text:span><text:span text:style-name="T77">, endswith</text:span><text:span text:style-name="T4">(s,pat)</text:span><text:span text:style-name="T77">, <text:line-break/></text:span><text:span text:style-name="Teletype"><text:span text:style-name="T4">replace</text:span></text:span><text:span text:style-name="T4">(</text:span><text:span text:style-name="Emphasis"><text:span text:style-name="T4">string</text:span></text:span><text:span text:style-name="T4">, </text:span><text:span text:style-name="Emphasis"><text:span text:style-name="T4">pat</text:span></text:span><text:span text:style-name="T4">, </text:span><text:span text:style-name="Emphasis"><text:span text:style-name="T4">r</text:span></text:span><text:span text:style-name="T4">[, </text:span><text:span text:style-name="Emphasis"><text:span text:style-name="T4">n</text:span></text:span><text:span text:style-name="T4">])</text:span></text:p>
      <text:p text:style-name="P250"><text:span text:style-name="T72">formatting: </text:span>lower<text:span text:style-name="T64">case</text:span>, upper<text:span text:style-name="T64">case</text:span>, <text:span text:style-name="T77">ucfirst, lcfirst</text:span></text:p>
      <text:p text:style-name="P250"><text:span text:style-name="T72">splitting:</text:span> split(s,m), rsplit(s,m), <text:span text:style-name="T77">chop, chomp</text:span></text:p>
      <text:p text:style-name="P251"><text:span text:style-name="T72">padding:</text:span> <text:span text:style-name="T77">lpad(s,n,p), rpad(s,n,p), lstrip(s,c), rstrip(s,c), strip(s,c)</text:span></text:p>
      <text:p text:style-name="P250"><text:span text:style-name="T72">checking: </text:span>isalnum, isalpha, <text:span text:style-name="T64">isascii, isblank, iscntrl, </text:span>isdigit, <text:span text:style-name="T78">isgraph, </text:span>islower, <text:span text:style-name="T78">isprint, ispunct,</text:span> isspace, isupper, <text:span text:style-name="T64">isxdigit</text:span></text:p>
      <text:p text:style-name="P91">Regexes: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74"><text:span text:style-name="T79">r</text:span>m=<text:span text:style-name="T62">match(r"regex",s,i)</text:span></text:p>
          </table:table-cell>
          <table:table-cell table:style-name="Table18.A1" office:value-type="string">
            <text:p text:style-name="P130">1<text:span text:style-name="T1">st</text:span>. nothing if no match</text:p>
          </table:table-cell>
        </table:table-row>
        <table:table-row>
          <table:table-cell table:style-name="Table18.A1" office:value-type="string">
            <text:p text:style-name="P247"><text:s text:c="2"/><text:span text:style-name="T79">rm.match</text:span></text:p>
          </table:table-cell>
          <table:table-cell table:style-name="Table18.A1" office:value-type="string">
            <text:p text:style-name="P130">substring matched</text:p>
          </table:table-cell>
        </table:table-row>
        <table:table-row>
          <table:table-cell table:style-name="Table18.A1" office:value-type="string">
            <text:p text:style-name="P247"><text:s text:c="2"/><text:span text:style-name="T79">rm.captures</text:span></text:p>
          </table:table-cell>
          <table:table-cell table:style-name="Table18.A1" office:value-type="string">
            <text:p text:style-name="P130">tuple of matches</text:p>
          </table:table-cell>
        </table:table-row>
        <table:table-row>
          <table:table-cell table:style-name="Table18.A1" office:value-type="string">
            <text:p text:style-name="P247"><text:s text:c="2"/><text:span text:style-name="T79">rm.offset</text:span></text:p>
          </table:table-cell>
          <table:table-cell table:style-name="Table18.A1" office:value-type="string">
            <text:p text:style-name="P130">offset to match</text:p>
          </table:table-cell>
        </table:table-row>
        <table:table-row>
          <table:table-cell table:style-name="Table18.A1" office:value-type="string">
            <text:p text:style-name="P247"><text:s text:c="2"/><text:span text:style-name="T79">rm.offsets</text:span></text:p>
          </table:table-cell>
          <table:table-cell table:style-name="Table18.A1" office:value-type="string">
            <text:p text:style-name="P130">vector of offsets</text:p>
          </table:table-cell>
        </table:table-row>
        <table:table-row>
          <table:table-cell table:style-name="Table18.A1" office:value-type="string">
            <text:p text:style-name="P248">matchall(r"",s) -&gt; [s s ...]</text:p>
          </table:table-cell>
          <table:table-cell table:style-name="Table18.A1" office:value-type="string">
            <text:p text:style-name="P130">vector of matches</text:p>
          </table:table-cell>
        </table:table-row>
        <table:table-row>
          <table:table-cell table:style-name="Table18.A1" office:value-type="string">
            <text:p text:style-name="P248">eachmatch(r"",s[,o]) -&gt; iter</text:p>
          </table:table-cell>
          <table:table-cell table:style-name="Table18.A1" office:value-type="string">
            <text:p text:style-name="P130">iterator over matches</text:p>
          </table:table-cell>
        </table:table-row>
        <table:table-row>
          <table:table-cell table:style-name="Table18.A1" office:value-type="string">
            <text:p text:style-name="P175">flags after the double quote</text:p>
          </table:table-cell>
          <table:table-cell table:style-name="Table18.A1" office:value-type="string">
            <text:p text:style-name="P119"/>
          </table:table-cell>
        </table:table-row>
        <table:table-row>
          <table:table-cell table:style-name="Table18.A1" office:value-type="string">
            <text:p text:style-name="P167"><text:s text:c="2"/><text:span text:style-name="T79">i</text:span></text:p>
          </table:table-cell>
          <table:table-cell table:style-name="Table18.A1" office:value-type="string">
            <text:p text:style-name="P130">case insensitive</text:p>
          </table:table-cell>
        </table:table-row>
        <table:table-row>
          <table:table-cell table:style-name="Table18.A1" office:value-type="string">
            <text:p text:style-name="P167"><text:s text:c="2"/><text:span text:style-name="T79">m</text:span></text:p>
          </table:table-cell>
          <table:table-cell table:style-name="Table18.A1" office:value-type="string">
            <text:p text:style-name="P130">multiline string</text:p>
          </table:table-cell>
        </table:table-row>
        <table:table-row>
          <table:table-cell table:style-name="Table18.A1" office:value-type="string">
            <text:p text:style-name="P167"><text:s text:c="2"/><text:span text:style-name="T79">s</text:span></text:p>
          </table:table-cell>
          <table:table-cell table:style-name="Table18.A1" office:value-type="string">
            <text:p text:style-name="P130">single line string</text:p>
          </table:table-cell>
        </table:table-row>
        <table:table-row>
          <table:table-cell table:style-name="Table18.A1" office:value-type="string">
            <text:p text:style-name="P167"><text:s text:c="2"/><text:span text:style-name="T79">x</text:span></text:p>
          </table:table-cell>
          <table:table-cell table:style-name="Table18.A1" office:value-type="string">
            <text:p text:style-name="P130">ignore whitespace</text:p>
          </table:table-cell>
        </table:table-row>
      </table:table>
      <text:p text:style-name="Standard"/>
      <text:p text:style-name="P253"><text:soft-page-break/><text:span text:style-name="T87">1.6 Arrays</text:span><text:span text:style-name="T31"> (</text:span><text:span text:style-name="T144">homogeneous &amp; type may be specified)/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1">Array(T, dims)</text:p>
          </table:table-cell>
          <table:table-cell table:style-name="Table11.A1" office:value-type="string">
            <text:p text:style-name="P82">Uninitalized dense dim array of Type T</text:p>
          </table:table-cell>
        </table:table-row>
        <table:table-row>
          <table:table-cell table:style-name="Table11.A1" table:number-columns-spanned="2" office:value-type="string">
            <text:p text:style-name="P81">Initialize different arrays (sometimes with T else just dims):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5"><text:s text:c="2"/>zeros ones <text:s/>trues <text:s/>falses <text:s/>rand <text:s/>randn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5"><text:s text:c="2"/><text:span text:style-name="T85">eye <text:s text:c="2"/>eye(n) <text:s/>linspace(start, stop, n) <text:s/></text:span>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78">Vector = 1 dim column array <text:span text:style-name="T95">is like</text:span> <text:span text:style-name="T95">a </text:span>list in Python</text:p>
          </table:table-cell>
          <table:covered-table-cell/>
        </table:table-row>
        <table:table-row>
          <table:table-cell table:style-name="Table11.A1" office:value-type="string">
            <text:p text:style-name="P82">Functions on arrays:</text:p>
          </table:table-cell>
          <table:table-cell table:style-name="Table11.A1" office:value-type="string">
            <text:p text:style-name="P90"/>
          </table:table-cell>
        </table:table-row>
        <table:table-row>
          <table:table-cell table:style-name="Table11.A1" table:number-columns-spanned="2" office:value-type="string">
            <text:p text:style-name="P6"><text:s text:c="2"/><text:span text:style-name="T87">nnz </text:span><text:span text:style-name="T76">(n</text:span><text:span text:style-name="T74">um</text:span><text:span text:style-name="T76"> non zero values</text:span><text:span text:style-name="T75">) <text:s/></text:span>stride(A,n) <text:s/>strides(A)<text:line-break/> <text:s/><text:span text:style-name="T87">ndims, transpose &amp; ctranspose .' &amp; '</text:span>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6"><text:s text:c="2"/></text:p>
          </table:table-cell>
          <table:covered-table-cell/>
        </table:table-row>
        <table:table-row>
          <table:table-cell table:style-name="Table11.A1" office:value-type="string">
            <text:p text:style-name="P111"><text:span text:style-name="T154">Array</text:span>(<text:span text:style-name="T154">Any, 10, 1</text:span>)</text:p>
          </table:table-cell>
          <table:table-cell table:style-name="Table11.A1" office:value-type="string">
            <text:p text:style-name="P136"><text:span text:style-name="T148">u</text:span>ninitialized <text:span text:style-name="T148">1d (list)</text:span></text:p>
          </table:table-cell>
        </table:table-row>
        <table:table-row>
          <table:table-cell table:style-name="Table11.A1" office:value-type="string">
            <text:p text:style-name="P134"><text:span text:style-name="T23">Array(Int32,0) <text:s/></text:span><text:span text:style-name="T11">[]</text:span></text:p>
          </table:table-cell>
          <table:table-cell table:style-name="Table11.A1" office:value-type="string">
            <text:p text:style-name="P134"><text:span text:style-name="T90">E</text:span>mpty array</text:p>
          </table:table-cell>
        </table:table-row>
        <table:table-row>
          <table:table-cell table:style-name="Table11.A1" office:value-type="string">
            <text:p text:style-name="P111">reshape(A, dims)</text:p>
          </table:table-cell>
          <table:table-cell table:style-name="Table11.A1" office:value-type="string">
            <text:p text:style-name="P136">new shape, same data</text:p>
          </table:table-cell>
        </table:table-row>
        <table:table-row>
          <table:table-cell table:style-name="Table11.A1" office:value-type="string">
            <text:p text:style-name="P46">similar <text:s text:c="2"/>reinterpret</text:p>
          </table:table-cell>
          <table:table-cell table:style-name="Table11.A1" office:value-type="string">
            <text:p text:style-name="P219"/>
          </table:table-cell>
        </table:table-row>
        <table:table-row>
          <table:table-cell table:style-name="Table11.A1" office:value-type="string">
            <text:p text:style-name="P79"><text:span text:style-name="T24">[</text:span><text:span text:style-name="T27">a...</text:span><text:span text:style-name="T11">,x] </text:span><text:span text:style-name="T27">[a x]</text:span></text:p>
          </table:table-cell>
          <table:table-cell table:style-name="Table11.A1" office:value-type="string">
            <text:p text:style-name="P136">add element </text:p>
          </table:table-cell>
        </table:table-row>
        <table:table-row>
          <table:table-cell table:style-name="Table11.A1" office:value-type="string">
            <text:p text:style-name="P206">[<text:span text:style-name="T134">f</text:span>(x,y)<text:bookmark-start text:name="__DdeLink__2429_1119709774"/> for x=<text:span text:style-name="T155">r</text:span>x, y=<text:span text:style-name="T155">c</text:span>y]<text:bookmark-end text:name="__DdeLink__2429_1119709774"/></text:p>
            <text:p text:style-name="P207"><text:s text:c="4"/>for x <text:span text:style-name="T155">in r</text:span>x <text:span text:style-name="T155">for</text:span> y <text:span text:style-name="T155">in c</text:span>y]</text:p>
          </table:table-cell>
          <table:table-cell table:style-name="Table11.A1" office:value-type="string">
            <text:p text:style-name="P228">array comprehensions</text:p>
            <text:p text:style-name="P229">and include filters</text:p>
          </table:table-cell>
        </table:table-row>
      </table:table>
      <text:p text:style-name="P104"><text:span text:style-name="T129">1</text:span><text:span text:style-name="T130">.7 DataFrames</text:span><text:span text:style-name="T131"> (</text:span><text:span text:style-name="T132">using DataFrames</text:span><text:span text:style-name="T131">)</text:span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24">DataArray <text:s/>NA <text:s/>NAtype</text:p>
            </table:table-cell>
            <table:table-cell table:style-name="Table10.A1" office:value-type="string">
              <text:p text:style-name="P73">Array with missing values</text:p>
            </table:table-cell>
          </table:table-row>
        </table:table-header-rows>
        <table:table-row>
          <table:table-cell table:style-name="Table10.A1" office:value-type="string">
            <text:p text:style-name="P47">DataFrame<text:span text:style-name="T102">(A=1:4,B=[...])</text:span></text:p>
          </table:table-cell>
          <table:table-cell table:style-name="Table10.A1" office:value-type="string">
            <text:p text:style-name="P221">Tabular hetero dataset</text:p>
          </table:table-cell>
        </table:table-row>
        <table:table-row>
          <table:table-cell table:style-name="Table10.A1" office:value-type="string">
            <text:p text:style-name="P196">removeNA <text:s/>replaceNA(dv,val)</text:p>
            <text:p text:style-name="P196"><text:s text:c="2"/><text:span text:style-name="T135">failNA</text:span></text:p>
          </table:table-cell>
          <table:table-cell table:style-name="Table10.A1" office:value-type="string">
            <text:p text:style-name="P221">remove or replace NAs</text:p>
          </table:table-cell>
        </table:table-row>
        <table:table-row>
          <table:table-cell table:style-name="Table10.A1" office:value-type="string">
            <text:p text:style-name="P197">df[2,"A"] <text:s/>df[[r<text:span text:style-name="T109">ows</text:span>,]1:2]</text:p>
          </table:table-cell>
          <table:table-cell table:style-name="Table10.A1" office:value-type="string">
            <text:p text:style-name="P222">get &amp; slice</text:p>
          </table:table-cell>
        </table:table-row>
        <table:table-row>
          <table:table-cell table:style-name="Table10.A1" office:value-type="string">
            <text:p text:style-name="P198">df[1:2,["A","B"]]</text:p>
          </table:table-cell>
          <table:table-cell table:style-name="Table10.A1" office:value-type="string">
            <text:p text:style-name="P222"/>
          </table:table-cell>
        </table:table-row>
        <table:table-row>
          <table:table-cell table:style-name="Table10.A1" office:value-type="string">
            <text:p text:style-name="P198"><text:span text:style-name="Source_20_Text"><text:span text:style-name="T103">df[df["A"] % 2 .== 0, :]</text:span></text:span></text:p>
          </table:table-cell>
          <table:table-cell table:style-name="Table10.A1" office:value-type="string">
            <text:p text:style-name="P223"/>
          </table:table-cell>
        </table:table-row>
        <table:table-row>
          <table:table-cell table:style-name="Table10.A1" office:value-type="string">
            <text:p text:style-name="P204">colnames!(df[,newnames])</text:p>
          </table:table-cell>
          <table:table-cell table:style-name="Table10.A1" office:value-type="string">
            <text:p text:style-name="P227">read or insert col names</text:p>
          </table:table-cell>
        </table:table-row>
        <table:table-row>
          <table:table-cell table:style-name="Table10.A1" office:value-type="string">
            <text:p text:style-name="P198">head, tail, describe</text:p>
          </table:table-cell>
          <table:table-cell table:style-name="Table10.A1" office:value-type="string">
            <text:p text:style-name="P223"/>
          </table:table-cell>
        </table:table-row>
        <table:table-row>
          <table:table-cell table:style-name="Table10.A1" office:value-type="string">
            <text:p text:style-name="P200">join(df..., jointype)</text:p>
          </table:table-cell>
          <table:table-cell table:style-name="Table10.A1" office:value-type="string">
            <text:p text:style-name="P225">join two dataframes</text:p>
          </table:table-cell>
        </table:table-row>
        <table:table-row>
          <table:table-cell table:style-name="Table10.A1" office:value-type="string">
            <text:p text:style-name="P202">groupby(df,catvar)</text:p>
          </table:table-cell>
          <table:table-cell table:style-name="Table10.A1" office:value-type="string">
            <text:p text:style-name="P226">split df by categorical var</text:p>
          </table:table-cell>
        </table:table-row>
        <table:table-row>
          <table:table-cell table:style-name="Table10.A1" office:value-type="string">
            <text:p text:style-name="P200">by(<text:span text:style-name="T112">df,catvar, df-&gt;f(df[]))</text:span></text:p>
            <text:p text:style-name="P201"><text:span text:style-name="T112">b</text:span>y(df,catvar,:<text:span text:style-name="T113">(n=...; m=...))</text:span></text:p>
          </table:table-cell>
          <table:table-cell table:style-name="Table10.A1" office:value-type="string">
            <text:p text:style-name="P226">split and apply fn or expression to subset</text:p>
          </table:table-cell>
        </table:table-row>
        <table:table-row>
          <table:table-cell table:style-name="Table10.A1" office:value-type="string">
            <text:p text:style-name="P203">stack(df,categorical var)</text:p>
          </table:table-cell>
          <table:table-cell table:style-name="Table10.A1" office:value-type="string">
            <text:p text:style-name="P227">reshape data</text:p>
          </table:table-cell>
        </table:table-row>
        <table:table-row>
          <table:table-cell table:style-name="Table10.A1" office:value-type="string">
            <text:p text:style-name="P199">readtable<text:span text:style-name="T109">(fname,header=false, <text:s text:c="2"/></text:span></text:p>
            <text:p text:style-name="P205"><text:s text:c="2"/>separator='\t')</text:p>
          </table:table-cell>
          <table:table-cell table:style-name="Table10.A1" office:value-type="string">
            <text:p text:style-name="P224">defaults <text:span text:style-name="T110">are </text:span>true, comma<text:line-break/><text:span text:style-name="T110">also, </text:span>writetable(f, fname)</text:p>
          </table:table-cell>
        </table:table-row>
      </table:table>
      <text:p text:style-name="P66">2 Basic Syntax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<text:span text:style-name="Source_20_Text"><text:span text:style-name="T11">if expr statements</text:span></text:span></text:p>
            <text:p text:style-name="P1"><text:span text:style-name="Source_20_Text"><text:span text:style-name="T11">el</text:span></text:span><text:span text:style-name="Source_20_Text"><text:span text:style-name="T22">se</text:span></text:span><text:span text:style-name="Source_20_Text"><text:span text:style-name="T11">if expr statements</text:span></text:span></text:p>
          </table:table-cell>
          <table:table-cell table:style-name="Table5.A1" office:value-type="string">
            <text:p text:style-name="P233">Conditional</text:p>
            <text:p text:style-name="P233">; <text:span text:style-name="T47">if on same line</text:span></text:p>
          </table:table-cell>
        </table:table-row>
        <table:table-row>
          <table:table-cell table:style-name="Table5.A1" office:value-type="string">
            <text:p text:style-name="P2"><text:span text:style-name="Source_20_Text"><text:span text:style-name="T11">else statements </text:span></text:span><text:span text:style-name="Source_20_Text"><text:span text:style-name="T21">end</text:span></text:span></text:p>
          </table:table-cell>
          <table:table-cell table:style-name="Table5.A1" office:value-type="string">
            <text:p text:style-name="P235">terminate with end</text:p>
          </table:table-cell>
        </table:table-row>
        <table:table-row>
          <table:table-cell table:style-name="Table5.A1" office:value-type="string">
            <text:p text:style-name="P25">z = cond ? x : y</text:p>
          </table:table-cell>
          <table:table-cell table:style-name="Table5.A1" office:value-type="string">
            <text:p text:style-name="P240">ternary version</text:p>
          </table:table-cell>
        </table:table-row>
        <table:table-row>
          <table:table-cell table:style-name="Table5.A1" office:value-type="string">
            <text:p text:style-name="P25">z = ifelse(cond, x, y)</text:p>
          </table:table-cell>
          <table:table-cell table:style-name="Table5.A1" office:value-type="string">
            <text:p text:style-name="P240">as ? but all args evaluated</text:p>
          </table:table-cell>
        </table:table-row>
        <table:table-row>
          <table:table-cell table:style-name="Table5.A1" office:value-type="string">
            <text:p text:style-name="P38"><text:span text:style-name="T47">z </text:span>= cond &amp;&amp; x</text:p>
          </table:table-cell>
          <table:table-cell table:style-name="Table5.A1" office:value-type="string">
            <text:p text:style-name="P242">short circuit</text:p>
          </table:table-cell>
        </table:table-row>
        <table:table-row>
          <table:table-cell table:style-name="Table5.A1" office:value-type="string">
            <text:p text:style-name="P44">sleep(0.1)</text:p>
          </table:table-cell>
          <table:table-cell table:style-name="Table5.A1" office:value-type="string">
            <text:p text:style-name="P246">zzzz</text:p>
          </table:table-cell>
        </table:table-row>
        <table:table-row>
          <table:table-cell table:style-name="Table5.A1" office:value-type="string">
            <text:p text:style-name="P112">nothing</text:p>
          </table:table-cell>
          <table:table-cell table:style-name="Table5.A1" office:value-type="string">
            <text:p text:style-name="P120">empty statement</text:p>
          </table:table-cell>
        </table:table-row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233"/>
          </table:table-cell>
        </table:table-row>
        <table:table-row>
          <table:table-cell table:style-name="Table5.A1" office:value-type="string">
            <text:p text:style-name="P3">while expr statements <text:span text:style-name="T47">end</text:span></text:p>
          </table:table-cell>
          <table:table-cell table:style-name="Table5.A1" office:value-type="string">
            <text:p text:style-name="P233">while loop</text:p>
          </table:table-cell>
        </table:table-row>
        <table:table-row>
          <table:table-cell table:style-name="Table5.A1" office:value-type="string">
            <text:p text:style-name="P3">while <text:span text:style-name="T99">t</text:span>rue .. if cond break</text:p>
          </table:table-cell>
          <table:table-cell table:style-name="Table5.A1" office:value-type="string">
            <text:p text:style-name="P233"><text:span text:style-name="T47">d</text:span>o .. while equivalent</text:p>
          </table:table-cell>
        </table:table-row>
        <table:table-row>
          <table:table-cell table:style-name="Table5.A1" office:value-type="string">
            <text:p text:style-name="P11">for target in iter </text:p>
            <text:p text:style-name="P11"><text:s text:c="2"/>statements ; <text:span text:style-name="T48">end</text:span></text:p>
          </table:table-cell>
          <table:table-cell table:style-name="Table5.A1" office:value-type="string">
            <text:p text:style-name="P233">for loop</text:p>
          </table:table-cell>
        </table:table-row>
        <table:table-row>
          <table:table-cell table:style-name="Table5.A1" office:value-type="string">
            <text:p text:style-name="P12">for i=itr, j=itr ... end</text:p>
          </table:table-cell>
          <table:table-cell table:style-name="Table5.A1" office:value-type="string">
            <text:p text:style-name="P76">over multiple variables</text:p>
          </table:table-cell>
        </table:table-row>
        <table:table-row>
          <table:table-cell table:style-name="Table5.A1" office:value-type="string">
            <text:p text:style-name="P109"><text:span text:style-name="T38">for key in </text:span><text:span text:style-name="T39">keys(</text:span><text:span text:style-name="T38">d</text:span><text:span text:style-name="T39">)</text:span>...</text:p>
          </table:table-cell>
          <table:table-cell table:style-name="Table5.A1" office:value-type="string">
            <text:p text:style-name="P127">over dictionary</text:p>
          </table:table-cell>
        </table:table-row>
        <table:table-row>
          <table:table-cell table:style-name="Table5.A1" office:value-type="string">
            <text:p text:style-name="P107">break, continue</text:p>
          </table:table-cell>
          <table:table-cell table:style-name="Table5.A1" office:value-type="string">
            <text:p text:style-name="P120">end loop / jump to next</text:p>
          </table:table-cell>
        </table:table-row>
        <table:table-row>
          <table:table-cell table:style-name="Table5.A15" office:value-type="string">
            <text:p text:style-name="P194">s=start(I);while !done(I,s)</text:p>
            <text:p text:style-name="P193"><text:span text:style-name="T41"><text:s text:c="2"/></text:span>(i,<text:span text:style-name="T41">s</text:span>) = next(I,s)</text:p>
          </table:table-cell>
          <table:table-cell table:style-name="Table5.A1" office:value-type="string">
            <text:p text:style-name="P119">iterator from sequence</text:p>
          </table:table-cell>
        </table:table-row>
        <table:table-row>
          <table:table-cell table:style-name="Table5.A15" office:value-type="string">
            <text:p text:style-name="P107">print<text:span text:style-name="T47">(</text:span>"hello world"<text:span text:style-name="T47">)</text:span></text:p>
          </table:table-cell>
          <table:table-cell table:style-name="Table5.A1" office:value-type="string">
            <text:p text:style-name="P120">print <text:span text:style-name="T47">or println (new line)</text:span></text:p>
          </table:table-cell>
        </table:table-row>
        <table:table-row>
          <table:table-cell table:style-name="Table5.A1" office:value-type="string">
            <text:p text:style-name="P107">[expr for x in seq lc <text:span text:style-name="T155">if y</text:span>]</text:p>
          </table:table-cell>
          <table:table-cell table:style-name="Table5.A1" office:value-type="string">
            <text:p text:style-name="P120">list comprehension</text:p>
          </table:table-cell>
        </table:table-row>
        <table:table-row>
          <table:table-cell table:style-name="Table5.A1" office:value-type="string">
            <text:p text:style-name="P10">f<text:span text:style-name="T49">unction f</text:span>(params) ... <text:span text:style-name="T49">end</text:span></text:p>
          </table:table-cell>
          <table:table-cell table:style-name="Table5.A1" office:value-type="string">
            <text:p text:style-name="P120">function definition</text:p>
          </table:table-cell>
        </table:table-row>
        <table:table-row>
          <table:table-cell table:style-name="Table5.A1" office:value-type="string">
            <text:p text:style-name="P10">f(x, y=0) <text:span text:style-name="T49">=</text:span> return x+y </text:p>
          </table:table-cell>
          <table:table-cell table:style-name="Table5.A1" office:value-type="string">
            <text:p text:style-name="P120">optional parameter</text:p>
          </table:table-cell>
        </table:table-row>
        <table:table-row>
          <table:table-cell table:style-name="Table5.A1" office:value-type="string">
            <text:p text:style-name="P191">f(<text:span text:style-name="T96">a,b</text:span>,<text:span text:style-name="T96">c...</text:span>) <text:span text:style-name="T96">=</text:span></text:p>
          </table:table-cell>
          <table:table-cell table:style-name="Table5.A1" office:value-type="string">
            <text:p text:style-name="P154">varargs c = [] or ()</text:p>
          </table:table-cell>
        </table:table-row>
        <table:table-row>
          <table:table-cell table:style-name="Table5.A1" office:value-type="string">
            <text:p text:style-name="P192">f(a,b; dir="nth") =</text:p>
          </table:table-cell>
          <table:table-cell table:style-name="Table5.A1" office:value-type="string">
            <text:p text:style-name="P230">named args</text:p>
          </table:table-cell>
        </table:table-row>
        <table:table-row>
          <table:table-cell table:style-name="Table5.A1" office:value-type="string">
            <text:p text:style-name="P192">f(a,b; <text:span text:style-name="T97">d=5,e...</text:span>) =</text:p>
          </table:table-cell>
          <table:table-cell table:style-name="Table5.A1" office:value-type="string">
            <text:p text:style-name="P231">varargs as <text:span text:style-name="T50">of k,v tuples</text:span></text:p>
          </table:table-cell>
        </table:table-row>
        <table:table-row>
          <table:table-cell table:style-name="Table5.A1" office:value-type="string">
            <text:p text:style-name="P167">... <text:span text:style-name="T120">|&gt; (x,f)</text:span></text:p>
          </table:table-cell>
          <table:table-cell table:style-name="Table5.A1" office:value-type="string">
            <text:p text:style-name="P213">apply fn to preceding args</text:p>
          </table:table-cell>
        </table:table-row>
        <table:table-row>
          <table:table-cell table:style-name="Table5.A15" office:value-type="string">
            <text:p text:style-name="P167">f(1,1), f(2), f(y=3, x=4)</text:p>
          </table:table-cell>
          <table:table-cell table:style-name="Table5.A15" office:value-type="string">
            <text:p text:style-name="P210">function calls</text:p>
          </table:table-cell>
        </table:table-row>
        <table:table-row>
          <table:table-cell table:style-name="Table5.A1" office:value-type="string">
            <text:p text:style-name="P10"><text:span text:style-name="T135">(</text:span>x, <text:span text:style-name="T155">y)</text:span> -<text:span text:style-name="T50">&gt; </text:span>x*<text:span text:style-name="T155">y</text:span>+a </text:p>
          </table:table-cell>
          <table:table-cell table:style-name="Table5.A1" office:value-type="string">
            <text:p text:style-name="P77">anonymous function</text:p>
          </table:table-cell>
        </table:table-row>
        <table:table-row>
          <table:table-cell table:style-name="Table5.A1" office:value-type="string">
            <text:p text:style-name="P167"/>
          </table:table-cell>
          <table:table-cell table:style-name="Table5.A1" office:value-type="string">
            <text:p text:style-name="P120"/>
          </table:table-cell>
        </table:table-row>
        <table:table-row>
          <table:table-cell table:style-name="Table5.A1" office:value-type="string">
            <text:p text:style-name="P10"><text:span text:style-name="T50">function </text:span>make_adder_2(a) </text:p>
            <text:p text:style-name="P10"><text:s text:c="2"/>add(b) <text:span text:style-name="T50">=</text:span> return a+b</text:p>
            <text:p text:style-name="P10"><text:s text:c="2"/>return add</text:p>
            <text:p text:style-name="P13">end</text:p>
          </table:table-cell>
          <table:table-cell table:style-name="Table5.A1" office:value-type="string">
            <text:p text:style-name="P128">closure, alternatively,</text:p>
            <text:p text:style-name="P75"><text:s text:c="2"/>function mkadr(a)</text:p>
            <text:p text:style-name="P75"><text:s text:c="5"/>b -&gt; a+b</text:p>
            <text:p text:style-name="P75"><text:s text:c="2"/>end</text:p>
          </table:table-cell>
        </table:table-row>
        <table:table-row>
          <table:table-cell table:style-name="Table5.A1" office:value-type="string">
            <text:p text:style-name="P179">let v=1,w=" "... ; end</text:p>
          </table:table-cell>
          <table:table-cell table:style-name="Table5.A1" office:value-type="string">
            <text:p text:style-name="P139">scope block with vars</text:p>
          </table:table-cell>
        </table:table-row>
        <table:table-row>
          <table:table-cell table:style-name="Table5.A1" office:value-type="string">
            <text:p text:style-name="P179">@time()</text:p>
          </table:table-cell>
          <table:table-cell table:style-name="Table5.A1" office:value-type="string">
            <text:p text:style-name="P139">report time elapsed</text:p>
          </table:table-cell>
        </table:table-row>
        <table:table-row>
          <table:table-cell table:style-name="Table5.A1" office:value-type="string">
            <text:p text:style-name="P48">@profile <text:span text:style-name="T156">fn</text:span> <text:span text:style-name="T108">Profile.print() </text:span></text:p>
          </table:table-cell>
          <table:table-cell table:style-name="Table5.A1" office:value-type="string">
            <text:p text:style-name="P139">profile, print &amp; clear</text:p>
          </table:table-cell>
        </table:table-row>
        <table:table-row>
          <table:table-cell table:style-name="Table5.A1" office:value-type="string">
            <text:p text:style-name="P167"/>
          </table:table-cell>
          <table:table-cell table:style-name="Table5.A1" office:value-type="string">
            <text:p text:style-name="P120"/>
          </table:table-cell>
        </table:table-row>
        <table:table-row>
          <table:table-cell table:style-name="Table5.A1" office:value-type="string">
            <text:p text:style-name="P167">global v</text:p>
          </table:table-cell>
          <table:table-cell table:style-name="Table5.A1" office:value-type="string">
            <text:p text:style-name="P120">bind to global variable</text:p>
          </table:table-cell>
        </table:table-row>
        <table:table-row>
          <table:table-cell table:style-name="Table5.A1" office:value-type="string">
            <text:p text:style-name="P167">: ... <text:span text:style-name="T56">; quote ... end</text:span></text:p>
          </table:table-cell>
          <table:table-cell table:style-name="Table5.A1" office:value-type="string">
            <text:p text:style-name="P129">create an expression</text:p>
          </table:table-cell>
        </table:table-row>
        <table:table-row>
          <table:table-cell table:style-name="Table5.A1" office:value-type="string">
            <text:p text:style-name="P167">eval(expr)</text:p>
          </table:table-cell>
          <table:table-cell table:style-name="Table5.A1" office:value-type="string">
            <text:p text:style-name="P120">evaluate expression</text:p>
          </table:table-cell>
        </table:table-row>
        <table:table-row>
          <table:table-cell table:style-name="Table5.A1" office:value-type="string">
            <text:p text:style-name="P177"/>
          </table:table-cell>
          <table:table-cell table:style-name="Table5.A1" office:value-type="string">
            <text:p text:style-name="P133"/>
          </table:table-cell>
        </table:table-row>
        <table:table-row>
          <table:table-cell table:style-name="Table5.A1" office:value-type="string">
            <text:p text:style-name="P177">using name <text:s text:c="3"/><text:span text:style-name="T97">fn()</text:span></text:p>
          </table:table-cell>
          <table:table-cell table:style-name="Table5.A1" office:value-type="string">
            <text:p text:style-name="P133">load module namespace</text:p>
          </table:table-cell>
        </table:table-row>
        <table:table-row>
          <table:table-cell table:style-name="Table5.A1" office:value-type="string">
            <text:p text:style-name="P178">import name <text:s text:c="2"/>name.fn()</text:p>
          </table:table-cell>
          <table:table-cell table:style-name="Table5.A1" office:value-type="string">
            <text:p text:style-name="P138">import gives named access</text:p>
          </table:table-cell>
        </table:table-row>
        <table:table-row>
          <table:table-cell table:style-name="Table5.A1" office:value-type="string">
            <text:p text:style-name="P169">require(filepath)</text:p>
            <text:p text:style-name="P169">reload(filepath)</text:p>
          </table:table-cell>
          <table:table-cell table:style-name="Table5.A1" office:value-type="string">
            <text:p text:style-name="P129">Load file <text:span text:style-name="T140">once</text:span><text:line-break/> and reload it</text:p>
          </table:table-cell>
        </table:table-row>
        <table:table-row>
          <table:table-cell table:style-name="Table5.A1" office:value-type="string">
            <text:p text:style-name="P177">include(filepath)</text:p>
          </table:table-cell>
          <table:table-cell table:style-name="Table5.A1" office:value-type="string">
            <text:p text:style-name="P133">set dir &amp; load source</text:p>
          </table:table-cell>
        </table:table-row>
        <table:table-row>
          <table:table-cell table:style-name="Table5.A1" office:value-type="string">
            <text:p text:style-name="P167">e<text:span text:style-name="T56">val</text:span>file(file)</text:p>
          </table:table-cell>
          <table:table-cell table:style-name="Table5.A1" office:value-type="string">
            <text:p text:style-name="P120">execute file</text:p>
          </table:table-cell>
        </table:table-row>
        <table:table-row>
          <table:table-cell table:style-name="Table5.A1" office:value-type="string">
            <text:p text:style-name="P178">cd("data") </text:p>
            <text:p text:style-name="P178"><text:s text:c="2"/>open("outfile", "w") do f</text:p>
            <text:p text:style-name="P178"><text:s text:c="4"/>write(f,data)</text:p>
            <text:p text:style-name="P178"><text:s text:c="2"/>end</text:p>
            <text:p text:style-name="P178"/>
          </table:table-cell>
          <table:table-cell table:style-name="Table5.A1" office:value-type="string">
            <text:p text:style-name="P137">safely write file in a directory and close after.</text:p>
          </table:table-cell>
        </table:table-row>
      </table:table>
      <text:p text:style-name="P67"><text:span text:style-name="T92">4</text:span> Exception Handling <text:span text:style-name="T98">&amp; Debugging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>try ...</text:p>
            <text:p text:style-name="P19">catch <text:span text:style-name="T138">y</text:span></text:p>
            <text:p text:style-name="P3"><text:s text:c="4"/>print data</text:p>
            <text:p text:style-name="P15"><text:s text:c="4"/><text:span text:style-name="T80">error("...")</text:span></text:p>
            <text:p text:style-name="P14">end</text:p>
            <text:p text:style-name="P3">finally ...</text:p>
          </table:table-cell>
          <table:table-cell table:style-name="Table9.A1" office:value-type="string">
            <text:p text:style-name="P233">Try-block</text:p>
            <text:p text:style-name="P233">catch exception <text:span text:style-name="T138">as var</text:span></text:p>
            <text:p text:style-name="P233"/>
            <text:p text:style-name="P233">exception handling</text:p>
            <text:p text:style-name="P234"/>
            <text:p text:style-name="P234">in any case</text:p>
          </table:table-cell>
        </table:table-row>
        <table:table-row>
          <table:table-cell table:style-name="Table9.A1" office:value-type="string">
            <text:p text:style-name="P167">assert<text:span text:style-name="T157">(</text:span>expression<text:span text:style-name="T157">)</text:span></text:p>
          </table:table-cell>
          <table:table-cell table:style-name="Table9.A1" office:value-type="string">
            <text:p text:style-name="P120">debug assertion</text:p>
          </table:table-cell>
        </table:table-row>
        <table:table-row>
          <table:table-cell table:style-name="Table9.A1" office:value-type="string">
            <text:p text:style-name="P20">throw(e<text:span text:style-name="T157">()</text:span>)</text:p>
          </table:table-cell>
          <table:table-cell table:style-name="Table9.A1" office:value-type="string">
            <text:p text:style-name="P131">explicit expection</text:p>
          </table:table-cell>
        </table:table-row>
        <table:table-row>
          <table:table-cell table:style-name="Table9.A1" office:value-type="string">
            <text:p text:style-name="P39">using Debug</text:p>
          </table:table-cell>
          <table:table-cell table:style-name="Table9.A1" office:value-type="string">
            <text:p text:style-name="P149">loads the debugger</text:p>
          </table:table-cell>
        </table:table-row>
        <table:table-row>
          <table:table-cell table:style-name="Table9.A1" office:value-type="string">
            <text:p text:style-name="P39">@debug <text:s/>@bp</text:p>
          </table:table-cell>
          <table:table-cell table:style-name="Table9.A1" office:value-type="string">
            <text:p text:style-name="P149">before module, set breakpt</text:p>
          </table:table-cell>
        </table:table-row>
        <table:table-row>
          <table:table-cell table:style-name="Table9.A1" office:value-type="string">
            <text:p text:style-name="P39"><text:s text:c="2"/>l <text:s text:c="2"/>p v<text:span text:style-name="T137">ar1, ...</text:span></text:p>
          </table:table-cell>
          <table:table-cell table:style-name="Table9.A1" office:value-type="string">
            <text:p text:style-name="P149">list lines, print vars</text:p>
          </table:table-cell>
        </table:table-row>
        <table:table-row>
          <table:table-cell table:style-name="Table9.A1" office:value-type="string">
            <text:p text:style-name="P39"><text:s text:c="2"/>s <text:s text:c="2"/>c </text:p>
          </table:table-cell>
          <table:table-cell table:style-name="Table9.A1" office:value-type="string">
            <text:p text:style-name="P149">step into, continue to @bp</text:p>
          </table:table-cell>
        </table:table-row>
      </table:table>
      <text:p text:style-name="P64">5 System Interac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86">run(`cmd`) <text:span text:style-name="T114">or ;cmd</text:span></text:p>
          </table:table-cell>
          <table:table-cell table:style-name="Table8.A1" office:value-type="string">
            <text:p text:style-name="P155">system call</text:p>
          </table:table-cell>
        </table:table-row>
        <table:table-row>
          <table:table-cell table:style-name="Table8.A1" office:value-type="string">
            <text:p text:style-name="P41">spawn(<text:span text:style-name="T81">`cmd`)</text:span></text:p>
          </table:table-cell>
          <table:table-cell table:style-name="Table8.A1" office:value-type="string">
            <text:p text:style-name="P244">run asynchronously</text:p>
          </table:table-cell>
        </table:table-row>
        <table:table-row>
          <table:table-cell table:style-name="Table8.A1" office:value-type="string">
            <text:p text:style-name="P41">success(<text:span text:style-name="T81">`cmd`)</text:span></text:p>
          </table:table-cell>
          <table:table-cell table:style-name="Table8.A1" office:value-type="string">
            <text:p text:style-name="P244">bool for exit condition</text:p>
          </table:table-cell>
        </table:table-row>
        <table:table-row>
          <table:table-cell table:style-name="Table8.A1" office:value-type="string">
            <text:p text:style-name="P41">process_running(<text:span text:style-name="T82">p</text:span>rocess)</text:p>
          </table:table-cell>
          <table:table-cell table:style-name="Table8.A1" office:value-type="string">
            <text:p text:style-name="P244">determine if running</text:p>
          </table:table-cell>
        </table:table-row>
        <table:table-row>
          <table:table-cell table:style-name="Table8.A1" office:value-type="string">
            <text:p text:style-name="P41">process_exited(<text:span text:style-name="T82">p</text:span>rocess)</text:p>
          </table:table-cell>
          <table:table-cell table:style-name="Table8.A1" office:value-type="string">
            <text:p text:style-name="P244">determine if has exited</text:p>
          </table:table-cell>
        </table:table-row>
        <table:table-row>
          <table:table-cell table:style-name="Table8.A1" office:value-type="string">
            <text:p text:style-name="P42">kill(process, signum)</text:p>
          </table:table-cell>
          <table:table-cell table:style-name="Table8.A1" office:value-type="string">
            <text:p text:style-name="P243"/>
          </table:table-cell>
        </table:table-row>
        <table:table-row>
          <table:table-cell table:style-name="Table8.A1" office:value-type="string">
            <text:p text:style-name="P42">readsfrom(command)</text:p>
          </table:table-cell>
          <table:table-cell table:style-name="Table8.A1" office:value-type="string">
            <text:p text:style-name="P245">(its stdout, process)</text:p>
          </table:table-cell>
        </table:table-row>
        <table:table-row>
          <table:table-cell table:style-name="Table8.A1" office:value-type="string">
            <text:p text:style-name="P42">writesto(command)</text:p>
          </table:table-cell>
          <table:table-cell table:style-name="Table8.A1" office:value-type="string">
            <text:p text:style-name="P245">runs asynch &amp; returns</text:p>
          </table:table-cell>
        </table:table-row>
        <table:table-row>
          <table:table-cell table:style-name="Table8.A1" office:value-type="string">
            <text:p text:style-name="P42">readsandwrite(command)</text:p>
          </table:table-cell>
          <table:table-cell table:style-name="Table8.A1" office:value-type="string">
            <text:p text:style-name="P245">(its in, its out, process)</text:p>
          </table:table-cell>
        </table:table-row>
        <table:table-row table:style-name="Table8.10">
          <table:table-cell table:style-name="Table8.A1" office:value-type="string">
            <text:p text:style-name="P42">detach(command)</text:p>
          </table:table-cell>
          <table:table-cell table:style-name="Table8.A1" office:value-type="string">
            <text:p text:style-name="P245">run &amp; outlive Julia process</text:p>
          </table:table-cell>
        </table:table-row>
        <table:table-row>
          <table:table-cell table:style-name="Table8.A1" office:value-type="string">
            <text:p text:style-name="P42">setenv(command,env)</text:p>
          </table:table-cell>
          <table:table-cell table:style-name="Table8.A1" office:value-type="string">
            <text:p text:style-name="P245">set vars for running</text:p>
          </table:table-cell>
        </table:table-row>
        <table:table-row>
          <table:table-cell table:style-name="Table8.A1" office:value-type="string">
            <text:p text:style-name="P40">ENV <text:s/>EnvHash-&gt;EnvHash</text:p>
          </table:table-cell>
          <table:table-cell table:style-name="Table8.A1" office:value-type="string">
            <text:p text:style-name="P243">Sys environment vars</text:p>
          </table:table-cell>
        </table:table-row>
        <table:table-row>
          <table:table-cell table:style-name="Table8.A1" office:value-type="string">
            <text:p text:style-name="P49">getpid()</text:p>
          </table:table-cell>
          <table:table-cell table:style-name="Table8.A1" office:value-type="string">
            <text:p text:style-name="P153">get Julias pid</text:p>
          </table:table-cell>
        </table:table-row>
        <table:table-row>
          <table:table-cell table:style-name="Table8.A1" office:value-type="string">
            <text:p text:style-name="P188">clipboard(x)</text:p>
            <text:p text:style-name="P189">s = clipboard()</text:p>
          </table:table-cell>
          <table:table-cell table:style-name="Table8.A1" office:value-type="string">
            <text:p text:style-name="P215"><text:span text:style-name="T139">print </text:span>x to clipboard <text:line-break/>or <text:span text:style-name="T139">s</text:span> from <text:span text:style-name="T139">clipboard</text:span></text:p>
          </table:table-cell>
        </table:table-row>
        <table:table-row>
          <table:table-cell table:style-name="Table8.A1" office:value-type="string">
            <text:p text:style-name="P186">@time() <text:s/>@elapsed()-&gt;secs</text:p>
          </table:table-cell>
          <table:table-cell table:style-name="Table8.A1" office:value-type="string">
            <text:p text:style-name="P216">time and expression</text:p>
          </table:table-cell>
        </table:table-row>
        <table:table-row>
          <table:table-cell table:style-name="Table8.A1" office:value-type="string">
            <text:p text:style-name="P186">strftime([f,]time())</text:p>
          </table:table-cell>
          <table:table-cell table:style-name="Table8.A1" office:value-type="string">
            <text:p text:style-name="P216">time as string</text:p>
          </table:table-cell>
        </table:table-row>
        <table:table-row>
          <table:table-cell table:style-name="Table8.A1" office:value-type="string">
            <text:p text:style-name="P187">cd(f[,dir])</text:p>
          </table:table-cell>
          <table:table-cell table:style-name="Table8.A1" office:value-type="string">
            <text:p text:style-name="P217">run f in temporary dir</text:p>
          </table:table-cell>
        </table:table-row>
        <table:table-row>
          <table:table-cell table:style-name="Table8.A1" office:value-type="string">
            <text:p text:style-name="P187"/>
          </table:table-cell>
          <table:table-cell table:style-name="Table8.A1" office:value-type="string">
            <text:p text:style-name="P217"/>
          </table:table-cell>
        </table:table-row>
      </table:table>
      <text:p text:style-name="P57">Filesystem Operations </text:p>
      <text:p text:style-name="P105"><text:span text:style-name="Teletype"><text:span text:style-name="T16">gethostname</text:span></text:span><text:span text:style-name="T16">(), </text:span><text:span text:style-name="Teletype"><text:span text:style-name="T13">getipaddr</text:span></text:span><text:span text:style-name="T13">()</text:span><text:span text:style-name="T17">, pwd(), cd('dir'), mkdir(p,mode), mkpath(p,mode), rmdir(p), </text:span><text:span text:style-name="Teletype"><text:span text:style-name="T30">ignorestatu</text:span></text:span><text:span text:style-name="Teletype"><text:span text:style-name="T17">s</text:span></text:span><text:span text:style-name="T17">(</text:span><text:span text:style-name="Emphasis"><text:span text:style-name="T17">cmd</text:span></text:span><text:span text:style-name="T17">), </text:span></text:p>
      <text:p text:style-name="P106"><text:span text:style-name="T20">redirect in run commands:</text:span><text:span text:style-name="T15"> |&gt; std output, |&gt;&gt; append stdout, |.&gt; stderr <text:s/></text:span><text:span text:style-name="T18">to process, file or DevNull </text:span></text:p>
      <text:p text:style-name="P232">6 Input/Out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open(filename, <text:span text:style-name="T83">mode</text:span>) <text:line-break/><text:span text:style-name="T83">mode = r r+ w w+ a a+</text:span></text:p>
          </table:table-cell>
          <table:table-cell table:style-name="Table6.A1" office:value-type="string">
            <text:p text:style-name="P233">open file <text:span text:style-name="T83">(a &amp; w create, <text:line-break/> <text:s/>+ is both r&amp;w, w truncates)</text:span></text:p>
          </table:table-cell>
        </table:table-row>
        <table:table-row>
          <table:table-cell table:style-name="Table6.A1" office:value-type="string">
            <text:p text:style-name="P16">open(f(),args)</text:p>
          </table:table-cell>
          <table:table-cell table:style-name="Table6.A1" office:value-type="string">
            <text:p text:style-name="P236">f(result of open args)</text:p>
          </table:table-cell>
        </table:table-row>
        <table:table-row>
          <table:table-cell table:style-name="Table6.A1" office:value-type="string">
            <text:p text:style-name="P16">close(stream)</text:p>
          </table:table-cell>
          <table:table-cell table:style-name="Table6.A1" office:value-type="string">
            <text:p text:style-name="P236">flush and close</text:p>
          </table:table-cell>
        </table:table-row>
        <table:table-row>
          <table:table-cell table:style-name="Table6.A1" office:value-type="string">
            <text:p text:style-name="P17">write(stream, x)</text:p>
          </table:table-cell>
          <table:table-cell table:style-name="Table6.A1" office:value-type="string">
            <text:p text:style-name="P237">write binary x to stream</text:p>
          </table:table-cell>
        </table:table-row>
        <table:table-row>
          <table:table-cell table:style-name="Table6.A1" office:value-type="string">
            <text:p text:style-name="P16"><text:span text:style-name="T100">writedlm</text:span> <text:span text:style-name="T100">writecsv</text:span></text:p>
          </table:table-cell>
          <table:table-cell table:style-name="Table6.A1" office:value-type="string">
            <text:p text:style-name="P239">array, dlm with csv delimeter</text:p>
          </table:table-cell>
        </table:table-row>
        <table:table-row>
          <table:table-cell table:style-name="Table6.A1" office:value-type="string">
            <text:p text:style-name="P16">read(stream, type<text:span text:style-name="T100">[,dims]</text:span>)</text:p>
          </table:table-cell>
          <table:table-cell table:style-name="Table6.A1" office:value-type="string">
            <text:p text:style-name="P236">read value from stream</text:p>
          </table:table-cell>
        </table:table-row>
        <table:table-row>
          <table:table-cell table:style-name="Table6.A1" office:value-type="string">
            <text:p text:style-name="P18">readbytes <text:span text:style-name="T100">readdlm readcsv</text:span></text:p>
          </table:table-cell>
          <table:table-cell table:style-name="Table6.A1" office:value-type="string">
            <text:p text:style-name="P239">nb bytes, array, csv</text:p>
          </table:table-cell>
        </table:table-row>
        <table:table-row>
          <table:table-cell table:style-name="Table6.A1" office:value-type="string">
            <text:p text:style-name="P22">readall readline[s]</text:p>
          </table:table-cell>
          <table:table-cell table:style-name="Table6.A1" office:value-type="string">
            <text:p text:style-name="P239">all as string, line or lines</text:p>
          </table:table-cell>
        </table:table-row>
        <table:table-row>
          <table:table-cell table:style-name="Table6.A1" office:value-type="string">
            <text:p text:style-name="P110">position(s)</text:p>
          </table:table-cell>
          <table:table-cell table:style-name="Table6.A1" office:value-type="string">
            <text:p text:style-name="P132">get position of a stream</text:p>
          </table:table-cell>
        </table:table-row>
        <table:table-row>
          <table:table-cell table:style-name="Table6.A1" office:value-type="string">
            <text:p text:style-name="P110">seek(s, pos)</text:p>
          </table:table-cell>
          <table:table-cell table:style-name="Table6.A1" office:value-type="string">
            <text:p text:style-name="P132">seek stream to position</text:p>
          </table:table-cell>
        </table:table-row>
        <table:table-row>
          <table:table-cell table:style-name="Table6.A1" office:value-type="string">
            <text:p text:style-name="P110">seekstart(s), <text:s/>seekend(s)</text:p>
          </table:table-cell>
          <table:table-cell table:style-name="Table6.A1" office:value-type="string">
            <text:p text:style-name="P120"><text:s text:c="2"/><text:span text:style-name="T84">to start <text:s/>to end</text:span></text:p>
          </table:table-cell>
        </table:table-row>
        <table:table-row>
          <table:table-cell table:style-name="Table6.A1" office:value-type="string">
            <text:p text:style-name="P176">skip(s, offset)</text:p>
          </table:table-cell>
          <table:table-cell table:style-name="Table6.A1" office:value-type="string">
            <text:p text:style-name="P132">seek relative</text:p>
          </table:table-cell>
        </table:table-row>
        <table:table-row>
          <table:table-cell table:style-name="Table6.A1" office:value-type="string">
            <text:p text:style-name="P176">isopen <text:s/>eof <text:s/>isreadonly</text:p>
          </table:table-cell>
          <table:table-cell table:style-name="Table6.A1" office:value-type="string">
            <text:p text:style-name="P132">open? end of file? <text:s/>read only?</text:p>
          </table:table-cell>
        </table:table-row>
        <table:table-row>
          <table:table-cell table:style-name="Table6.A1" office:value-type="string">
            <text:p text:style-name="P176">ltoh(x) <text:s/>htol(x)</text:p>
          </table:table-cell>
          <table:table-cell table:style-name="Table6.A1" office:value-type="string">
            <text:p text:style-name="P132">little endian conversions</text:p>
          </table:table-cell>
        </table:table-row>
        <table:table-row>
          <table:table-cell table:style-name="Table6.A1" office:value-type="string">
            <text:p text:style-name="P176">[de]serialize(stream,val)</text:p>
          </table:table-cell>
          <table:table-cell table:style-name="Table6.A1" office:value-type="string">
            <text:p text:style-name="P120"/>
          </table:table-cell>
        </table:table-row>
        <table:table-row>
          <table:table-cell table:style-name="Table6.A1" office:value-type="string">
            <text:p text:style-name="P176">download(url[,localfile])</text:p>
          </table:table-cell>
          <table:table-cell table:style-name="Table6.A1" office:value-type="string">
            <text:p text:style-name="P132">unix download</text:p>
          </table:table-cell>
        </table:table-row>
        <table:table-row>
          <table:table-cell table:style-name="Table6.A1" office:value-type="string">
            <text:p text:style-name="P167"><text:s/><text:span text:style-name="T84">+ others</text:span></text:p>
          </table:table-cell>
          <table:table-cell table:style-name="Table6.A1" office:value-type="string">
            <text:p text:style-name="P120"/>
          </table:table-cell>
        </table:table-row>
        <table:table-row>
          <table:table-cell table:style-name="Table6.A1" office:value-type="string">
            <text:p text:style-name="P167"/>
          </table:table-cell>
          <table:table-cell table:style-name="Table6.A1" office:value-type="string">
            <text:p text:style-name="P120"/>
          </table:table-cell>
        </table:table-row>
      </table:table>
      <text:p text:style-name="P68"><text:span text:style-name="T136">7</text:span> <text:span text:style-name="T139">Areas Not Covered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88"/>
          </table:table-cell>
          <table:covered-table-cell/>
        </table:table-row>
        <table:table-row>
          <table:table-cell table:style-name="Table7.A1" table:number-columns-spanned="2" office:value-type="string">
            <text:p text:style-name="P88">Julia has a <text:span text:style-name="T141">dynamic type system but with a</text:span> rich language of types including parametric. <text:span text:style-name="T142">Type declaration is optional so the casual user can usually ignore it.</text:span>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89">Multiple dispatch permits methods to be called based on the types of all unnamed <text:span text:style-name="T143">arguments.</text:span>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89">Object orientated design <text:span text:style-name="T143">can be</text:span> achieved by combining type definition and multiple dispatch to associate methods with <text:s/>new classes of objects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150">Tasks or Coroutines permit computations to be flexibly suspended and resumed, <text:span text:style-name="T142">effectively</text:span> <text:span text:style-name="T142">e</text:span>nhanced <text:span text:style-name="T142">g</text:span>enerators.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214">Parallel and distributed computing <text:span text:style-name="T143">and metaprogramming are supported.</text:span></text:p>
          </table:table-cell>
          <table:covered-table-cell/>
        </table:table-row>
        <table:table-row>
          <table:table-cell table:style-name="Table7.A1" office:value-type="string">
            <text:p text:style-name="P209"/>
          </table:table-cell>
          <table:table-cell table:style-name="Table7.A1" office:value-type="string">
            <text:p text:style-name="P120"/>
          </table:table-cell>
        </table:table-row>
        <table:table-row>
          <table:table-cell table:style-name="Table7.A1" office:value-type="string">
            <text:p text:style-name="P185">?name</text:p>
          </table:table-cell>
          <table:table-cell table:style-name="Table7.A1" office:value-type="string">
            <text:p text:style-name="P151">get help on object</text:p>
          </table:table-cell>
        </table:table-row>
        <table:table-row>
          <table:table-cell table:style-name="Table7.A1" office:value-type="string">
            <text:p text:style-name="P185">apropos("search string")</text:p>
          </table:table-cell>
          <table:table-cell table:style-name="Table7.A1" office:value-type="string">
            <text:p text:style-name="P151">search docs for string</text:p>
          </table:table-cell>
        </table:table-row>
      </table:table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ccff"/>
      <style:paragraph-properties fo:background-color="transparen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fo:font-family="'Cumberland AMT'" style:font-family-generic="modern" style:font-pitch="fixed" style:font-name-asian="Cumberland AMT" style:font-family-asian="'Cumberland AMT'" style:font-family-generic-asian="modern" style:font-pitch-asian="fixed" style:font-name-complex="Cumberland AMT" style:font-family-complex="'Cumberland AMT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21.006cm" style:num-format="1" style:print-orientation="landscape" fo:margin-top="1.168cm" fo:margin-bottom="1.168cm" fo:margin-left="1.27cm" fo:margin-right="1.27cm" style:shadow="none" fo:background-color="transparent" style:writing-mode="lr-tb" draw:fill="none" draw:fill-color="#99ccff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Julia 0.50 Reference Card</dc:title>
    <dc:subject>Julia</dc:subject>
    <meta:creation-date>2006-06-29T12:02:04</meta:creation-date>
    <dc:date>2016-09-07T08:01:00.403982753</dc:date>
    <meta:keyword>Variable Types (Numbers</meta:keyword>
    <meta:keyword>Dictionaries</meta:keyword>
    <meta:keyword>Mappings</meta:keyword>
    <meta:keyword>Sets</meta:keyword>
    <meta:keyword>Strings and Regular Expressions)</meta:keyword>
    <meta:keyword>Basic Syntax</meta:keyword>
    <meta:keyword>Object Orientation and Modules</meta:keyword>
    <meta:keyword>Exception Handling</meta:keyword>
    <meta:keyword>System Interaction</meta:keyword>
    <meta:keyword>Input/Output</meta:keyword>
    <meta:keyword>Standard Library</meta:keyword>
    <dc:language>en-US</dc:language>
    <meta:editing-cycles>335</meta:editing-cycles>
    <meta:editing-duration>P7DT3H21M28S</meta:editing-duration>
    <dc:creator>john </dc:creator>
    <meta:printed-by>john </meta:printed-by>
    <meta:print-date>2013-11-09T16:37:56.564177282</meta:print-date>
    <meta:document-statistic meta:table-count="14" meta:image-count="0" meta:object-count="0" meta:page-count="2" meta:paragraph-count="499" meta:word-count="1701" meta:character-count="10901" meta:non-whitespace-character-count="9510"/>
    <meta:user-defined meta:name="Author">Michael Goerz</meta:user-defined>
    <meta:user-defined meta:name="Info 2"/>
    <meta:user-defined meta:name="Info 3"/>
    <meta:user-defined meta:name="Info 4"/>
  </office:meta>
</office:document-meta>
</file>